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direct|Wikipedia}}</text:p>
      <text:p text:style-name="Standard">{{Autre|l'astéroïde|(274301) Wikipédia}}</text:p>
      <text:p text:style-name="Standard">{{Semi-protection longue}}</text:p>
      <text:p text:style-name="Standard">{{Nom protégé}}</text:p>
      <text:p text:style-name="Standard">{{Infobox Site web</text:p>
      <text:p text:style-name="Standard">| nom = Wikipédia</text:p>
      <text:p text:style-name="Standard">| logo = Wikipedia-logo-v2-fr.svg</text:p>
      <text:p text:style-name="Standard">| couleur boîte = &lt;!-- pour adapter la couleur de la boîte au logo --&gt;</text:p>
      <text:p text:style-name="Standard">| légende = Le logotype de Wikipédia représente un globe incomplet composé de pièces de [[puzzle]] sur lesquelles sont inscrits des [[glyphe]]s issus de différents [[Système d'écriture|systèmes d'écriture]] ; la plupart correspondant à la lettre [[W (lettre)|W]] ou aux sons « wi », « wo » ou « wa ».</text:p>
      <text:p text:style-name="Standard">| image = Www.wikipedia.org screenshot 2018.png</text:p>
      <text:p text:style-name="Standard">| légende image = Détail du portail multilingue wikipedia.org, montrant les éditions de Wikipédia les plus fournies.</text:p>
      <text:p text:style-name="Standard">| commercial = Non</text:p>
      <text:p text:style-name="Standard">| publicité = Non</text:p>
      <text:p text:style-name="Standard">| siège (pays) = </text:p>
      <text:p text:style-name="Standard">| url = {{URL|https://www.wikipedia.org|wikipedia.org}}</text:p>
      <text:p text:style-name="Standard">| type = [[Encyclopédie en ligne]]</text:p>
      <text:p text:style-name="Standard">| langue = 303 (février 2019)</text:p>
      <text:p text:style-name="Standard">| inscription = Gratuite et optionnelle</text:p>
      <text:p text:style-name="Standard">| siège (ville) = </text:p>
      <text:p text:style-name="Standard">| propriétaire = [[Wikimedia Foundation]]</text:p>
      <text:p text:style-name="Standard">| auteur = [[Jimmy Wales]] et [[Larry Sanger]]</text:p>
      <text:p text:style-name="Standard">| lancement = {{date|15|janvier|2001}}</text:p>
      <text:p text:style-name="Standard">| revenus = </text:p>
      <text:p text:style-name="Standard">| état actuel = En activité</text:p>
      <text:p text:style-name="Standard">| slogan = L'encyclopédie libre</text:p>
      <text:p text:style-name="Standard">}}</text:p>
      <text:p text:style-name="Standard"/>
      <text:p text:style-name="Standard">'''Wikipédia''' {{Prononciation|FR-Wikipedia.ogg}} est une [[encyclopédie]] universelle, multilingue, créée par [[Jimmy Wales]] et [[Larry Sanger]] le {{date|15 janvier 2001}}, gérée par [[wiki]] dans le [[site web]] ''wikipedia.org''. Les versions des différentes langues utilisent le même logiciel de publication, [[MediaWiki]], et ont la même apparence, mais elles comportent des variations dans leurs contenus, leurs structures et leurs modalités d'édition et de gestion.</text:p>
      <text:p text:style-name="Standard"/>
      <text:p text:style-name="Standard">L'encyclopédie ainsi que son environnement sont hébergés sur [[Internet]] grâce aux serveurs financés par la [[Wikimedia Foundation]], organisation à but non lucratif [[États-Unis|américaine]], dépositaire de la marque Wikipédia.</text:p>
      <text:p text:style-name="Standard"/>
      <text:p text:style-name="Standard">L'encyclopédie est en libre accès, en lecture comme en écriture, c'est-à-dire que n'importe qui peut, en accédant au site, modifier la quasi-totalité des articles{{note|groupe=alpha|Certaines langues, comme l'allemand par exemple (site ''de.wikipedia.org''), imposent un contrôle préalable pour toute modification effectuée par un utilisateur qui n'est pas enregistré et qui n'a pas un nombre minimal de modifications déjà acceptées à son actif, ce qui a pour effet notable de limiter le vandalisme.}} publiés sous licence [[Licence Creative Commons|CC-BY-SA 3.0]]. En {{date-|octobre 2017}}, Wikipédia est le cinquième site le plus fréquenté au monde&lt;ref&gt;{{Lien web |langue=en |titre=Alexa top 500 sites on the web |url=http://www.alexa.com/topsites |site=alexa.com |consulté le=7 octobre 2017}}.&lt;/ref&gt;, et constitue le plus grand et le plus populaire des ouvrages de références générales d'Internet. En {{date-|<text:soft-page-break/>février 2014}}, il y avait mondialement presque {{nobr|500 millions}} de visiteurs chaque mois et en {{date-|mai 2014}}, {{nobr|22 millions}} de comptes pour les éditeurs, dont plus de {{nombre|73000}} sont considérés comme actifs.</text:p>
      <text:p text:style-name="Standard"/>
      <text:p text:style-name="Standard">Historiquement, l'[[anglais]] a été la principale langue utilisée, avant qu'une multitude de sites ne soient ouverts dans d'autres langues, notamment la [[Wikipédia en français]] le {{date-|23 mars 2001}} ({{nobr|303 langues}} en février 2019&lt;ref&gt;{{lien web |url=https://meta.wikimedia.org/wiki/List_of_Wikipedias |titre=List of Wikipedias|site=meta.wikimedia.org }}.&lt;/ref&gt;). La [[Wikipédia en anglais]] a toujours conservé cette importance relative : le nombre d'articles s'élève à plus de cinq millions.</text:p>
      <text:p text:style-name="Standard"/>
      <text:p text:style-name="Standard">En 2015, la Fondation Wikimedia, qui héberge les données des Wikipédias sur ses serveurs, a lancé une [https://meta.wikimedia.org/wiki/Sustainability_Initiative#Show_your_support initiative durabilité] afin de réduire les [[#Impact environnemental de Wikipédia|impacts environnementaux de ses activités]].</text:p>
      <text:p text:style-name="Standard"/>
      <text:p text:style-name="Standard">{{Sommaire|niveau=2}}</text:p>
      <text:p text:style-name="Standard"/>
      <text:p text:style-name="Standard">== Historique ==</text:p>
      <text:p text:style-name="Standard">{{Article détaillé|Histoire de Wikipédia|Wikipédia:Historique de Wikipédia en français}}</text:p>
      <text:p text:style-name="Standard"/>
      <text:p text:style-name="Standard">[[Fichier:Nupedia.jpg|vignette|gauche|Logo de [[Nupedia]].]]</text:p>
      <text:p text:style-name="Standard"/>
      <text:p text:style-name="Standard">En mars 2000, [[Jimmy Wales]] met [[Nupedia]], une [[encyclopédie]] libre&lt;ref name="Wired_2011_01_11"&gt;{{Lien web|langue=en|auteur=Duncan Geere|titre=Timeline|sous-titre=Wikipedia's history and milestones|traduction titre=Chronologie : histoire et étapes importantes de Wikipédia |année=2011|mois=janvier|jour=11|url=https://web.archive.org/web/20160422094521/http://www.wired.co.uk/news/archive/2011-01/11/wikipedia-timeline|description=page issue de l'[[Internet Archive]]|consulté le=6 janvier 2018}}.&lt;/ref&gt;, en ligne sur le [[Web]]. Il bénéficie pour cela du soutien de la société [[Bomis]], dont il est l'[[actionnaire]] majoritaire{{Sfn|Devouard|Paumier|2009|loc=Chapitre ''Découvrir Wikipédia'', page ''Explorer l'histoire''}}. [[Larry Sanger]] est engagé dans cette société au titre de [[rédacteur en chef]]. Nupedia fonctionnant avec un comité scientifique, la progression du nombre d'articles est très lente&lt;ref&gt;Andreas Kaplan, Haenlein Michael (2014), ''Collaborative projects (social media application) : About Wikipedia, the free encyclopedia''. Business Horizons, Volume 57 Issue 5, {{p.|617-626}}.&lt;/ref&gt;. Le {{date-|2 janvier 2001}}, Larry Sanger a une conversation avec le programmeur Ben Kovitz, qui lui explique le concept du [[wiki]]. En raison de la frustration occasionnée par la lenteur de la progression de Nupedia, Larry Sanger propose à Jimmy Wales la création d'un wiki sous [[licence publique générale GNU]] afin d'accroître la vitesse de développement des articles, ce qui donne lieu au lancement formel de Wikipédia le 15 janvier 2001&lt;ref name="Wired_2011_01_11" /&gt;{{,}}{{Sfn|Devouard|Paumier|2009|loc=Chapitre ''Découvrir Wikipédia'', page ''Explorer l'histoire''}}. Le terme « Wikipédia » est étymologiquement issu de la fusion de deux termes : ''[[wiki]]'', type de [[Plate-forme collaborative|site Web collaboratif]] (d'après le mot [[hawaïen]] ''wikiwiki'' qui signifie « rapide »&lt;ref&gt;{{Article|langue=fr|titre=Le combat quasi perdu de la francophonie dans la culture Internet|périodique=Le Monde.fr|date=2018-10-11|lire en ligne=https://www.lemonde.fr/pixels/article/2018/10/11/le-combat-quasi-perdu-de-la-francophonie-dans-la-culture-internet_5368072_4408996.html|consulté le=2018-12-25}}&lt;/ref&gt;), se référant au fait que l'encyclopédie a toujours vocation à s'améliorer rapidement et à être constamment active de par son mode de fonctionnement, et ''-pédia'', dérivé du mot [[grec (langue)|grec]] {{lang|el|texte=παιδεία}}, ''[[paideia]]'', « instruction », « éducation ». Ce nouveau projet devait servir à fournir du contenu textuel <text:soft-page-break/>selon une méthode plus souple, permettant ensuite éventuellement d'alimenter Nupedia, après un passage par le filtre d'un comité d'experts.</text:p>
      <text:p text:style-name="Standard">[[Fichier:Jimbo-wales---fosdem-2005-modified-version.jpg|vignette|upright=1.0|[[Jimmy Wales]], cofondateur de Wikipédia.]]</text:p>
      <text:p text:style-name="Standard">&lt;!-- Progression de Wikipédia et fermeture de Nupedia --&gt;</text:p>
      <text:p text:style-name="Standard"/>
      <text:p text:style-name="Standard">La [[Wikipédia en français|version française de Wikipédia]] est officiellement créée le {{date-|23 mars 2001}}. Elle est la première version de Wikipédia dans une langue autre que l'anglais, suivie par les versions en [[Wikipédia en allemand|allemand]] et en [[Wikipédia en catalan|catalan]]{{Sfn|Devouard|Paumier|2009|loc=Chapitre ''Découvrir Wikipédia'', page ''Explorer l'histoire''}}. À partir de ce moment, Larry Sanger travaille parallèlement sur Nupedia et Wikipédia. Il participe à l'élaboration de la plupart des règles de fonctionnement de cette dernière{{Sfn|Devouard|Paumier|2009|loc=Chapitre ''Découvrir Wikipédia'', page ''Explorer l'histoire''}}. En février 2002, la rétribution de son travail pour Nupedia et Wikipédia est supprimée du budget alloué par Bomis ; en conséquence, il démissionne officiellement le {{1er}} mars 2002 de ses fonctions sur les deux projets&lt;ref group=alpha&gt;L'annonce eut lieu sur cette page : [[m:My resignation--Larry Sanger]].&lt;/ref&gt;. En 2003, la progression de Nupedia stagne, alors que Wikipédia se développe très rapidement. Le {{date-|26 septembre 2003}}, Nupedia est définitivement fermée et son contenu intégré à Wikipédia, qui poursuit son expansion. Selon Larry Sanger, Nupedia a échoué à cause d'une chaîne éditoriale trop lourde et de la difficulté à trouver des rédacteurs bénévoles{{Sfn|Devouard|Paumier|2009|loc=Chapitre ''Découvrir Wikipédia'', page ''Explorer l'histoire''}}.</text:p>
      <text:p text:style-name="Standard"/>
      <text:p text:style-name="Standard">Le {{date-|20 juin 2003}}, la [[Wikimedia Foundation]] est créée pour financer le soutien technique de Wikipédia&lt;ref&gt;{{Lien web|langue=fr |url=https://meta.wikimedia.org/w/index.php?title=Wikimedia_Foundation/fr&amp;oldid=18034223#Historique |titre=La Fondation Wikimédia, Historique <text:s/>|site=Wikimedia Meta-Wiki |auteur= |date=9 mai 2018 <text:s/>|consulté le=29 mars 2019 }}&lt;/ref&gt;.</text:p>
      <text:p text:style-name="Standard"/>
      <text:p text:style-name="Standard">Jimmy Wales intervient fin [[2005]] sur l'article « Wikipedia » de [[Wikipédia en anglais]], pour retirer l'information selon laquelle Larry Sanger en était cofondateur, puisque Sanger a toujours été un salarié. Cet événement donne lieu à de nombreux articles dans la presse [[anglophone]], ainsi qu'à des images humoristiques sur le sujet&lt;ref group=alpha&gt;Voir par exemple [http://graphics8.nytimes.com/images/2005/12/24/technology/24online.jpg cette image].&lt;/ref&gt;.</text:p>
      <text:p text:style-name="Standard"/>
      <text:p text:style-name="Standard">Lors du {{5e|[[:wikt:symposium|symposium]]}} international sur le [[journalisme]] en ligne, Jonathan Dee, du ''[[The New York Times|New York Times]]''&lt;ref name=Dee&gt;{{Lien web|langue=en|url=https://www.nytimes.com/2007/07/01/magazine/01WIKIPEDIA-t.html|titre=All the News That's Fit to Print Out|auteur=Jonathan Dee|éditeur=the New York Times Magazine|site=www.nytimes.com|date={{1er}} juillet 2007|consulté le=1 décembre 2007}}.&lt;/ref&gt;, et Andrew Lih&lt;ref name=Lih&gt;{{Ouvrage|langue=en|auteur=Andrew Lih|titre={{lang|en|Wikipedia as Participatory Journalism: Reliable Sources? Metrics for Evaluating Collaborative Media as a News Resource}}|journal=5th International Symposium on Online Journalism|lieu=[[Université du Texas à Austin|University of Texas at Austin]]|date=16 avril 2004|url=http://jmsc.hku.hk/faculty/alih/publications/utaustin-2004-wikipedia-rc2.pdf|format=PDF|consulté le=13 octobre 2007}}.&lt;/ref&gt; mentionnent l'importance de Wikipédia, non seulement comme une encyclopédie de référence mais aussi comme une ressource d'actualités très fréquemment mise à jour. L'attention a cependant été attirée à de nombreuses reprises sur des [[Critiques de Wikipédia|problèmes éditoriaux]] internes à l'encyclopédie&lt;ref&gt;[http://www.britannica.com/EBchecked/topic/1192818/Wikipedia « Wikipedia »], ''[[Encyclopædia Britannica]]''. Consultée le 25 mars 2012.&lt;/ref&gt;. Lorsque le magazine ''[[Time (magazine)|Time]]'' a reconnu « [[Vous (personnalité de l'année)|Vous]] » (''{{lang|en|texte=You}}'') <text:soft-page-break/>comme [[personnalité de l'année selon Time Magazine|personnalité de l'année 2006]], en reconnaissant l'accélération de la collaboration en ligne et l'interaction de millions d'utilisateurs dans le monde, il a cité Wikipédia comme l'un des trois exemples de services [[Web 2.0]], avec [[YouTube]] et [[Myspace]]&lt;ref name=Time2006&gt;{{Lien web|langue=en|date=13 décembre 2006|url=http://www.time.com/time/magazine/article/0,9171,1569514,00.html|titre=Time's Person of the Year: You|auteur=TIME|éditeur=Time|site=www.time.com|consulté le=16 décembre 2008}}.&lt;/ref&gt;.</text:p>
      <text:p text:style-name="Standard"/>
      <text:p text:style-name="Standard">== Diffusion ==</text:p>
      <text:p text:style-name="Standard">L’encyclopédie est principalement éditée sur un site web : le site ''wikipedia.org'' qui est devenu, en quelques années, l'un des plus consultés au monde. Les serveurs hébergeant le site sont financés par une fondation américaine, la [[Wikimedia Foundation]]. Depuis son lancement officiel, Wikipédia est en grande partie modifiable par la plupart de ses lecteurs. Les mêmes principes fondateurs de rédaction sont partagés par les différentes versions linguistiques, mais les pratiques d'écriture sont convenues indépendamment par les internautes pour chacune d'elles.</text:p>
      <text:p text:style-name="Standard"/>
      <text:p text:style-name="Standard">Plusieurs autres moyens de consulter l'encyclopédie avec [[internet]] ont vu le jour, tels que des [[Site miroir|sites web miroirs]], des applications pour smartphone ou un appareil électronique dédié.</text:p>
      <text:p text:style-name="Standard"/>
      <text:p text:style-name="Standard">De 2012 à {{date-|février 2018}}, le programme [[Wikipedia Zero]] permet une diffusion gratuite de l’encyclopédie et des projets annexes dans les pays pauvres. Grâce à un partenariat avec des [[Opérateur de réseau mobile|opérateurs de téléphonie mobile]], l’accès à Wikipédia sur [[Téléphone mobile|téléphone portable]] n’est pas décompté du forfait&lt;ref&gt;{{Lien web|langue=fr-FR|nom1=Lausson|prénom1=Julien|titre=Wikipédia Zéro : l'accès facilité à l'encyclopédie pour les pays du Sud, c'est terminé - Pop culture|url=https://www.numerama.com/pop-culture/330512-wikipedia-zero-lacces-facilite-a-lencyclopedie-pour-les-pays-du-sud-cest-termine.html|site=Numerama|date=2018-02-19|consulté le=2019-02-27}}&lt;/ref&gt;.</text:p>
      <text:p text:style-name="Standard"/>
      <text:p text:style-name="Standard">La recherche de moyens techniques et économiques permettant de rendre accessibles les informations de Wikipédia par d'autres voies que le [[World Wide Web|Web]], est liée au projet d'une diffusion la plus large possible des connaissances.</text:p>
      <text:p text:style-name="Standard"/>
      <text:p text:style-name="Standard">=== Distribution papier et CD/DVD ===</text:p>
      <text:p text:style-name="Standard">[[Fichier:Wikipedia 2005 Label DVD small.PNG|vignette|gauche|upright=0.7|DVD de la [[Wikipédia en allemand|version allemande de Wikipédia]].]]</text:p>
      <text:p text:style-name="Standard">[[Fichier:Article en entier, wikipédia, voix humaine 2015.ogg|vignette|Cet article en 2015, voix humaine, 52,8 minutes.]]</text:p>
      <text:p text:style-name="Standard"/>
      <text:p text:style-name="Standard">Le projet de distribution sur papier était destiné en particulier aux personnes n'ayant pas les moyens de se raccorder à [[Internet]]. La réalisation d'une version de [[Wikipédia en anglais]] sur papier, [[CD-ROM]] ou [[DVD]] a été proposée&lt;ref group=alpha&gt;{{Lien web|langue=en|auteur institutionnel=Wikipédia|titre=Wikipedia:Pushing to 1.0|année=2017|mois=décembre|jour=3|url=https://en.wikipedia.org/wiki/Wikipedia:Pushing_to_1.0|site=en.wikipedia.org|consulté le=6 juin 2018}}.&lt;/ref&gt;{{Référence insuffisante}} en août 2003 par [[Jimmy Wales]]. S'il fut pendant un temps possible de commander une sélection d'articles Wikipédia appelée [[Aide:Livre|{{citation|Livres}}]] imprimée et reliée (et pour laquelle la Fondation Wikimédia percevait 10 % sur les ventes brutes des ouvrages&lt;ref&gt;[[PediaPress]].&lt;/ref&gt;{{Référence insuffisante}}), cette option n'est plus disponible depuis courant 2014. Courant 2015, l'artiste Michael Mandiberg imprime 106 des 7 473 volumes correspondant à la version anglophone de l'encyclopédie dans le cadre d'un projet intitulé « Print Wikipedia »&lt;ref&gt;{{Article|langue=fr|titre=L'artiste Michael Mandiberg imprime l'intégralité de <text:soft-page-break/>Wikipedia en 7 600 volumes|périodique=Les Hommes Modernes|date=2015-06-18|lire en ligne=http://www.leshommesmodernes.com/michael-mandiberg-wikipedia/|consulté le=2017-01-03}}.&lt;/ref&gt;.</text:p>
      <text:p text:style-name="Standard"/>
      <text:p text:style-name="Standard">La [[Wikipédia en allemand|version allemande de Wikipédia]] fut vendue sur CD-ROM, puis DVD à partir du deuxième semestre 2004 : le nombre de {{unité|10000|CD-ROM}} vendus est franchi en avril 2005. En avril 2007, une sélection d'environ {{unité|2000|articles}} de la version anglaise est éditée sur CD-ROM par la société française Linterweb&lt;ref&gt;http://www.wikipediaondvd.com {{Lien archive|url=http://www.wikipediaondvd.com/ |horodatage archive=20130603205800 |titre=Copie archivée }}.&lt;/ref&gt; ; {{Lien|langue=en|trad=Wikipedia:Version 1.0|fr=la dernière version de ce projet}} est éditée en 2008. À la même époque, le projet moulinWiki, initié par IESC-Geekcorps-Mali, proposa une version intégrale incluant tous les articles, sans les images, réunis sur une [[image disque]] de {{Unité|554|Mo}}&lt;ref&gt;[http://www.pcinpact.com/actu/news/36052-wikipedia-moulinwiki-Linterweb.htm Une version écrémée de Wikipedia vendue sur CD-Rom], 27 avril 2007.&lt;/ref&gt;. La [[Projet:Wikipédia 1.0/Archive|diffusion d'un DVD d'une sélection d'articles Wikipédia en français]] a fait l'objet d'un projet équivalent au projet [[anglophone]], mais il n'a pas abouti ; il est désormais abandonné. {{clr|left}}</text:p>
      <text:p text:style-name="Standard"/>
      <text:p text:style-name="Standard">=== Consultation de Wikipédia hors connexion ===</text:p>
      <text:p text:style-name="Standard">{{article détaillé|Wikipédia:Wikipédia hors-connexion}}</text:p>
      <text:p text:style-name="Standard">[[Fichier:Kiwix 0.9 rc1 article fr screenshot.png|vignette|gauche|redresse=0,3|alt=Copie d'écran d'une d'une résultat d'une recherche hors-connexion dans Wikipédia grâce à [[Kiwix]]|Exemple d'une recherche hors connexion de Wikipédia avec [[Kiwix]].]]</text:p>
      <text:p text:style-name="Standard"/>
      <text:p text:style-name="Standard">Les ''[[Sauvegarde (informatique)|dumps]]'' (sauvegardes) des projets Wikimedia sont disponibles en ligne et {{incise|théoriquement}} téléchargeables par tout un chacun. Ils sont cependant particulièrement encombrants, dépassant souvent plusieurs dizaines, voire centaines de gigaoctets.</text:p>
      <text:p text:style-name="Standard"/>
      <text:p text:style-name="Standard">[[Kiwix]] est rapidement apparu comme un des principaux logiciels libres permettant de consulter Wikipédia à partir d'un ordinateur personnel sous [[Windows]], [[Mac OS]], [[GNU/Linux]], [[iOS]] ou [[Android]] en mode [[En ligne et hors-ligne|hors connexion]]. Il permet de lire un fichier au format [[ZIM (format de fichier informatique)|ZIM]] contenant n'importe quelle version linguistique de Wikipedia et de la plupart de ses projets annexes ([[Wikiquote]], [[Wikivoyage]], etc.), textes et illustrations comprises (la taille du fichier correspondant variant selon la version linguistique utilisée).</text:p>
      <text:p text:style-name="Standard"/>
      <text:p text:style-name="Standard">Le projet Afripédia a notamment fait usage de ce logiciel: dans les campus universitaires d'[[Afrique]] dont la liaison internet ne dispose pas d'un débit suffisant pour permettre de consulter Wikipédia en ligne, le projet vise à la mise à disposition d'[[Plug computer|ordinateurs plug]] équipés de [[borne Wi-Fi|bornes Wi-Fi]] et d'une copie locale de Wikipédia. Kiwix est également utilisé par la ''Human Rights Foundation'' en [[Corée du Nord]], où la version coréenne de l'encyclopédie est introduite en contrebande par des [[Dissidence|dissidents]]&lt;ref&gt;{{Article|langue=en-US|auteur1=|prénom1=Andy|nom1=Greenberg|titre=The Plot to Free North Korea With Smuggled Episodes of ‘Friends’|périodique=WIRED|date=mars 2015|issn=|lire en ligne=https://www.wired.com/2015/03/north-korea/|consulté le=2017-01-03|pages=}}.&lt;/ref&gt;.</text:p>
      <text:p text:style-name="Standard"/>
      <text:p text:style-name="Standard">Depuis 2016, des applications mobiles contenant le corpus médical de l'encyclopédie ont également fait leur apparition sous Android, toujours grâce à Kiwix, sous le nom de WikiMed.</text:p>
      <text:p text:style-name="Standard"/>
      <text:p text:style-name="Standard">=== Consultation sur des assistants personnels ===</text:p>
      <text:p text:style-name="Standard">{{article détaillé|Wikipédia:Mobile}}</text:p>
      <text:p text:style-name="Standard"><text:soft-page-break/>L'accès officiel à Wikipédia se charge automatiquement sur les plateformes [[iPhone]], [[Android]], [[WebOS]], [[Opera Mini]], [[NetFront]] ([[Sony Ericsson]], [[PlayStation]]) ou [[Wii]]. Contrairement aux contributeurs anonymes, les utilisateurs inscrits peuvent modifier les articles, consulter leur liste de suivi, ajouter et enlever des articles de cette liste, etc. Un bouton situé en bas de toutes les pages permet de basculer de la version bureau à la version mobile et réciproquement.</text:p>
      <text:p text:style-name="Standard"/>
      <text:p text:style-name="Standard">Il existe également des logiciels qui permettent de transformer le contenu de Wikipédia sous forme de fichiers consultables sur des [[assistant personnel|assistants personnels]], comme Webaroo avec [[Plucker]]. L'appareil électronique [[WikiReader]] permet également la consultation hors-ligne de Wikipédia (en 2012, cet appareil n'est plus commercialisé en France&lt;ref&gt;{{lien web|url=http://thewikireader.com/|titre=Thewikireader.com|site=thewikireader.com}}.&lt;/ref&gt;).</text:p>
      <text:p text:style-name="Standard"/>
      <text:p text:style-name="Standard">Wikipédia peut aussi être consultée grâce à l'application [[Android]] officielle&lt;ref&gt;{{lien web|langue=fr| url=http://market.android.com/details?id=org.wikipedia|titre=Wikipedia Mobile- Applications Android sur Google Play|consulté le = 17 janvier 2013}}.&lt;/ref&gt;, disponible sur le Play Store ou encore l'application [[iPhone]] officielle&lt;ref&gt;{{lien web|url=https://itunes.apple.com/fr/app/wikipedia-mobile/id324715238?mt=8|titre=Wikipedia Mobile pour iPhone,iPod touch et iPad sur iTunes App Store|consulté le = 16 avril 2016}}.&lt;/ref&gt;, disponible sur l'[[AppStore]].</text:p>
      <text:p text:style-name="Standard">{{Clr|left}}</text:p>
      <text:p text:style-name="Standard"/>
      <text:p text:style-name="Standard">== Nature ==</text:p>
      <text:p text:style-name="Standard"/>
      <text:p text:style-name="Standard">=== Objectifs du projet ===</text:p>
      <text:p text:style-name="Standard"/>
      <text:p text:style-name="Standard">Wikipédia a pour slogan : « Le projet d'encyclopédie librement distribuable que chacun peut améliorer ». Ce projet est décrit par son cofondateur [[Jimmy Wales]] comme « un effort pour créer et distribuer une encyclopédie libre de la meilleure qualité possible à chaque personne sur la planète dans sa propre langue »&lt;ref&gt;« ''{{lang|en|[http://lists.wikimedia.org/pipermail/wikipedia-l/2005-March/020469.html Wikipedia is an encyclopedia]}}'' », 8 mars 2005, liste de diffusion Wikipedia-l.&lt;/ref&gt;. Ainsi, Jimmy Wales proposa comme objectif que Wikipédia puisse atteindre un niveau de qualité au moins équivalent à celui de l{{'}}''[[Encyclopædia Britannica]]''. C'est un exemple de [[collaboration massive]] à but non lucratif.</text:p>
      <text:p text:style-name="Standard"/>
      <text:p text:style-name="Standard">En revanche, Wikipédia n'a pas pour but de présenter des informations inédites, elle ne vise donc qu'à exposer des connaissances déjà établies et reconnues{{Sfn|Devouard|Paumier|2009|loc=Chapitre ''Découvrir Wikipédia'' page ''Présentation et contexte''}}.</text:p>
      <text:p text:style-name="Standard"/>
      <text:p text:style-name="Standard">=== Caractéristiques ===</text:p>
      <text:p text:style-name="Standard"/>
      <text:p text:style-name="Standard">[[Fichier:WikipediaPrinciplesPrincipesPriorityPrioritépyramid.jpg|vignette|gauche|Hiérarchie des principes de Wikipédia. Le bas de la pyramide correspond à des aspects quantitativement plus importants (en nombre de personnes impliquées).]]</text:p>
      <text:p text:style-name="Standard"/>
      <text:p text:style-name="Standard">« Wikipédia » est un [[mot-valise]] conçu à partir de « [[wiki]] », un [[système de gestion de contenu]] de [[site web]] qui permet d'écrire facilement dans les pages consultées, et de « pédia », qui provient du mot [[wikt:encyclopédie|« encyclopédie »]], présent dans de nombreuses langues, comme l'[[anglais]] et certaines graphies latines. Les contributeurs [[francophone]]s, ainsi que ceux de certaines autres versions linguistiques, utilisent un « é » aussi bien dans le nom dactylographié que dans le [[Logotype <text:soft-page-break/>de Wikipédia|logo]], la plupart des autres communautés s'en tenant à l'écriture « Wikipedia »{{Sfn|Devouard|Paumier|2009|loc=Chapitre ''Découvrir Wikipédia'' page ''Présentation et contexte''}}.</text:p>
      <text:p text:style-name="Standard"/>
      <text:p text:style-name="Standard">Wikipédia est réalisée [[Travail collaboratif|collaborativement]] sur [[Internet]] via un « réseau coopératif » autoorganisé et sans frontières linguistiques&lt;ref&gt;Grassineau B (2009) ''[https://halshs.archives-ouvertes.fr/docs/00/39/53/35/PDF/These_Benjamin_Grassineau.pdf La dynamique des réseaux coopératifs]. L'exemple des logiciels libres et du projet d'encyclopédie libre et ouverte Wikipédia'' (Doctoral dissertation, Université Paris Dauphine-Paris IX).&lt;/ref&gt;. Le système wiki de Wikipédia permet la création et la modification immédiates des pages par tous les visiteurs, même sans inscription. Wikipédia fut la première encyclopédie généraliste à ouvrir, grâce à ce système, la modification de ses articles à tous les [[internaute]]s. Aucun article n'est considéré comme achevé, et Wikipédia se présente comme une encyclopédie en [[Kaizen|amélioration continue]]. La constante surveillance des modifications est également ouverte à tous à travers le système wiki. Il n'y a aucun système hiérarchique de validation ; aussi l'encyclopédie est-elle l'objet de nombreuses incompréhensions et critiques quant à la qualité et à la fiabilité de son contenu&lt;ref name="rui_nibau"&gt;{{fr}} Rui Nibau, ''[http://www.framasoft.net/article4294.html À propos de Wikipédia]'', {{1er}} mars 2006, page consultée le 8 octobre 2006. {{Commentaire biblio|Cet article, publié sur le site [[Framasoft]], présente une série de critiques de Wikipédia et propose un système de contribution inspiré du développement des logiciels libres.}}.&lt;/ref&gt;, et l'objet [[Fiabilité de Wikipedia en anglais|d'études sur sa fiabilité en anglais]], la langue la plus développée.</text:p>
      <text:p text:style-name="Standard"/>
      <text:p text:style-name="Standard">[[Fichier:Premier pas 2.png|vignette|upright=1.0|Bouton pour modifier le contenu de Wikipédia.]]</text:p>
      <text:p text:style-name="Standard">[[Fichier:Wikipedia scale of justice.png|vignette|upright=1.0|Un des principes fondateurs de Wikipédia est la neutralité de point de vue.]]</text:p>
      <text:p text:style-name="Standard"/>
      <text:p text:style-name="Standard">Le projet se veut universel, en traitant tous les domaines de la [[connaissance]], y compris la [[culture populaire]]&lt;ref&gt;{{Citation|« Ils laissent plus de place à la culture populaire, sur toute une série de sujets, et ça peut aller des ours en peluche aux émissions de téléréalité. Des sujets absents des encyclopédies traditionnelles », décrypte ainsi Yves Garnier de Larousse}}, dans l'article « Wikipédia se trompe à tous vents ». [http://www.liberation.fr/ecrans/0101106934-wikipedia-se-trompe-a-tous-vents lire en ligne] sur le site de [[Libération (journal)|Libération]].&lt;/ref&gt;. Il se veut aussi [[multilinguisme|multilingue]]&lt;ref name="all_wikipedias"&gt;''[[:meta:Liste des Wikipédias]]'', sur le site de [[Wikimedia]], recensait environ 267 versions le 4 janvier 2010, dont 89 avec plus de {{nombre|10000|articles}}.&lt;/ref&gt; et [[gratuité (économie)|gratuit]]&lt;ref&gt;Grassineau B (2010) ''[http://www.cairn.info/revue-du-mauss-2010-1-page-527.htm] Rationalité économique et gratuité sur Internet: le cas du projet Wikipédia''. Revue du MAUSS, (1), 527-539.&lt;/ref&gt; dans sa version en ligne, afin de favoriser l'accès du plus grand nombre à la [[connaissance]].</text:p>
      <text:p text:style-name="Standard"/>
      <text:p text:style-name="Standard">Wikipédia est disponible sous licence libre, ce qui signifie que chacun est libre de la recopier, de la modifier, et de la redistribuer gratuitement et onéreusement. Cette notion de [[Œuvre libre|contenu libre]] découle de celle de [[logiciel libre]], formulée avant Wikipédia par la ''[[Free Software Foundation]]''. Jusqu'en 2009, le contenu textuel de Wikipédia était publié sous la [[Licence de documentation libre GNU]] (GFDL). À partir de 2009, il est principalement publié sous [[licence Creative Commons]] paternité-partage des conditions initiales à l'identique 3.0 (CC by-sa 3.0), la [[Licence de documentation libre GNU|GFDL]] devenant une licence secondaire disponible sous certaines conditions. Les modifications apportées par les utilisateurs sont publiées sous les deux licences, et l'import de contenu uniquement sous licence Creative Commons by-sa 3.0 est autorisé, mais il entraîne l'impossibilité de réutiliser globalement les pages concernées sous licence GFDL&lt;ref group=alpha&gt;En cas d'import sur une page de contenu sous licence CC by-sa 3.0 uniquement, les <text:soft-page-break/>parties qui ne sont pas concernées par cet import restent sous double licence. Mais en cas de réutilisation de la totalité de la page, cette réutilisation ne peut se faire que sous licence CC by-sa 3.0.&lt;/ref&gt;. Les autres médias (images, sons, vidéos{{etc.}}) sont disponibles sous diverses licences&lt;ref group=alpha&gt;Les conditions de réutilisation de Wikipédia sont expliquées à la page ''[[Wikipédia:Citation et réutilisation du contenu de Wikipédia]]''.&lt;/ref&gt;.</text:p>
      <text:p text:style-name="Standard"/>
      <text:p text:style-name="Standard">Toutes langues confondues, des centaines de [[sites web]] reprennent tout ou partie du contenu de Wikipédia&lt;ref group=alpha&gt;La page ''[[Wikipédia:Site miroir]]'' liste de nombreux sites hébergeant une copie de Wikipédia. Le nom ''Wikipédia'' lui-même est légalement protégé, et les sites miroirs doivent héberger le contenu sous leur propre nom.&lt;/ref&gt;. Chaque site qui héberge une copie de Wikipédia a sa propre politique éditoriale ; dans Wikipedia, les contributeurs ont développé de nombreuses règles et recommandations pour viser la qualité&lt;ref group="alpha"&gt;La page ''[[Wikipédia:Règles]]'' énumère ces nombreuses règles de contribution dans la version [[francophone]] de Wikipédia.&lt;/ref&gt;.</text:p>
      <text:p text:style-name="Standard"/>
      <text:p text:style-name="Standard">Le contenu encyclopédique se veut respectueux de la [[Wikipédia:Neutralité de point de vue|« neutralité de point de vue »]], définie par [[Jimmy Wales]] comme le fait de {{citation|décrire le débat plutôt que d'y participer&lt;ref name="Définition neutralité"&gt;{{fr}} [[Francis Pisani]], ''Les deux principes de bases de Wikipedia'', Transnets, 14 février 2005 (page consultée le 3 novembre 2006) &lt;&amp;nbsp;http://pisani.blog.lemonde.fr/pisani/2005/02/les_deux_princi.html&gt;.&lt;/ref&gt;}}. Toute contribution à un article de Wikipédia doit s'efforcer à ne jamais prendre parti dans une discussion argumentée. La neutralité de point de vue consiste à présenter objectivement les idées et les faits rapportés par des sources extérieures vérifiables et notoires, indépendamment des préjugés des rédacteurs des articles. Sur Wikipédia, les règles d'écriture visent à convenir aux personnes rationnelles, même si celles-ci ne sont pas toujours du même avis. La politique de neutralité de Wikipédia stipule que les articles doivent évoquer toutes les facettes d'une question controversée, et ne pas déclarer ni insinuer que l'un ou l'autre des points de vue est ''a priori'' le bon. La neutralité de point de vue n'implique pas cependant une représentation égalitaire de toutes les opinions, Wikipédia accordant plus de place aux opinions les plus largement acceptées.</text:p>
      <text:p text:style-name="Standard"/>
      <text:p text:style-name="Standard">=== Filiations culturelles ===</text:p>
      <text:p text:style-name="Standard"/>
      <text:p text:style-name="Standard">[[Fichier:Copyleft.svg|vignette|upright=0.4|Le C « inversé » est le symbole du [[copyleft]], par opposition au [[copyright]].]]</text:p>
      <text:p text:style-name="Standard"/>
      <text:p text:style-name="Standard">Par ses objectifs et son fonctionnement, le projet Wikipédia s'inscrit dans une série de filiations culturelles{{Sfn|Devouard|Paumier|2009|loc=Chapitre ''Découvrir Wikipédia'', page ''Explorer l'histoire''}} :</text:p>
      <text:p text:style-name="Standard">* le concept du [[copyleft]]&lt;ref&gt;{{fr}} Stéphane Foucart, Olivier Zilbertin, « Une illustration du mouvement pour le "copyleft" », dans ''[[Le Monde]]'' {{ISSN|0395-2037}}, 2 janvier 2007 (page consultée le 2 janvier 2007) {{lire en ligne|lien=https://www.lemonde.fr/web/article/0,1-0@2-651865,36-851180@51-831919,0.html}}.&lt;/ref&gt;, inventé par [[Don Hopkins]] et popularisé par [[Richard Stallman]] de la [[Free Software Foundation]], par lequel un auteur autorise tout utilisateur à copier, modifier et distribuer son œuvre, mais aux mêmes conditions d'utilisation, y compris dans les versions modifiées ou étendues (voir notamment [[Wikipédia:Droit d'auteur]] et [[histoire du logiciel libre]]) ;</text:p>
      <text:p text:style-name="Standard">* la pratique du [[travail collaboratif]] sur [[Internet]], développé notamment chez les informaticiens par les adeptes du [[logiciel libre]]&lt;ref&gt;Projet GNU : [http://www.gnu.org/philosophy/15-years-of-<text:soft-page-break/>free-software.fr.html 15 ans de logiciel libre], quatrième paragraphe : le projet GNU s'est développé par la collaboration de centaines de programmeurs, utilisant le « potentiel du réseau informatique».&lt;/ref&gt; ;</text:p>
      <text:p text:style-name="Standard">* le [[laissez-faire]] comme modèle d'[[organisation]], qui implique un [[Égalité sociale|égal]] droit de participation pour tous, sans égard pour l'âge, la compétence, le sexe ou l'origine, en même temps qu'un minimum de règles, qui peuvent d'ailleurs être ignorées si elles nuisent au travail&lt;ref group=alpha&gt;{{en}} [[:en:Wikipedia:Ignore all rules|''Wikipedia:Ignore all rules'']] (''Ignorez toutes les règles'') est une politique officielle de Wikipédia en anglais qui recommande d'ignorer les règles qui empêcheraient de maintenir ou d'améliorer Wikipédia (page consultée le 15 octobre 2006).&lt;/ref&gt;.</text:p>
      <text:p text:style-name="Standard"/>
      <text:p text:style-name="Standard">En revanche, Wikipédia est assez éloignée de l{{'}}''[[Encyclopédie ou Dictionnaire raisonné des sciences, des arts et des métiers]]'' par sa volonté de présenter des informations neutres, alors que l'ouvrage conçu par [[Denis Diderot]] et [[Jean le Rond D'Alembert]] se caractérisait au contraire par son fort engagement contre l'[[obscurantisme]]&lt;ref&gt;Christian Vandendorpe, « Le phénomène Wikipédia : une utopie en marche », ''Le Débat'', {{n°}} 148, janvier-février 2008, p. 17-30.&lt;/ref&gt;. L'historien du livre [[Roger Chartier]] souligne cependant que Wikipédia « repose sur les contributions multiples d'une sorte de société de gens de lettres invisibles » tout en observant que « Diderot n'aurait sûrement pas accepté la simple juxtaposition des articles, sans arbre des connaissances ni ordre raisonné, qui [la] caractérise »&lt;ref&gt;[https://www.lemonde.fr/livres/article/2010/01/14/roger-chartier-l-encyclopedie-a-rendu-pensable-une-rupture_1291553_3260.html « "L'Encyclopédie a rendu pensable une rupture" »], ''Le Monde des livres'', 14 janvier 2010.&lt;/ref&gt;.</text:p>
      <text:p text:style-name="Standard"/>
      <text:p text:style-name="Standard">=== Projets frères ===</text:p>
      <text:p text:style-name="Standard">Le succès de Wikipédia a poussé la communauté à développer d'autres sites en reprenant ses mécanismes de fonctionnement :</text:p>
      <text:p text:style-name="Standard"/>
      <text:p text:style-name="Standard">==== [[Wikimedia Commons]] ====</text:p>
      <text:p text:style-name="Standard"/>
      <text:p text:style-name="Standard">===== Contenus libres =====</text:p>
      <text:p text:style-name="Standard">Cette [[Médiathèque|bibliothèque multimédia]] propose uniquement un contenu libre, publié soit sous licence libre&lt;ref group=alpha&gt;La page ''[[c:commons:À propos des licences|À propos des licences]]'' indique qu'une licence acceptée doit autoriser la republication et la distribution, la création d'œuvre dérivées et un usage commercial. Elle peut exiger de citer les auteurs, de publier les œuvres dérivées sous la même licence, et interdire les restrictions numériques ([[Gestion des droits numériques]] - DRM).&lt;/ref&gt;, soit dans le [[domaine public (propriété intellectuelle)|domaine public]] aux [[États-Unis]], dans le pays d'origine de l'œuvre, et dans celui du contributeur l'ajoutant au site. Cette banque de données regroupe la majeure partie des schémas, photos, vidéos et sons libres qui servent à illustrer les articles de Wikipédia dans ses différentes versions linguistiques. Créée le 7 septembre 2004, Wikimedia Commons dispose de plus de trente millions de fichiers début 2016. Sa politique de licence libre a obligé le monde juridique à prendre position sur les droits d'auteur d'œuvres créées par des non-humains lors de la controverse du [[Selfies de singe|selfie du macaque]]&lt;ref&gt;{{Article|langue=en|auteur1=|prénom1=Alexandre|nom1=Hocquet|titre=Wikipédia par l’anecdote : le selfie du macaque|périodique=The Conversation|date=30 mars 2017|issn=|lire en ligne=https://theconversation.com/wikipedia-par-lanecdote-le-selfie-du-macaque-75342|consulté le=2017-04-15|pages=}}.&lt;/ref&gt;.</text:p>
      <text:p text:style-name="Standard"/>
      <text:p text:style-name="Standard">===== Diffusions =====</text:p>
      <text:p text:style-name="Standard">Wikimedia Commons collabore avec des médiathèques afin de diffuser plus largement leurs fonds d'images libres, à travers Wikipédia notamment. En décembre 2008, les archives fédérales du [[Bundestag]] [[Allemagne|allemand]] ont ainsi téléchargé {{unité|80000|images}} vers ce site&lt;ref <text:soft-page-break/>group=alpha&gt;On peut trouver ces documents sur la page [[c:Commons:Bundesarchiv|Commons:Commons:Bundesarchiv]].&lt;/ref&gt;, puis en avril la bibliothèque du [[Saxe (Land)|Land de Saxe]] fait un don de {{unité|250000|images}}&lt;ref group=alpha&gt;On peut trouver ces documents sur la page [[c:Commons:Deutsche Fotothek|Commons:Commons:Deutsche Fotothek]].&lt;/ref&gt;, et, en novembre 2009, le musée [[Ethnographie|ethnographique]] d'[[Amsterdam]] ''[[Tropenmuseum]]'' a téléchargé {{unité|35000|images}} concernant l'[[Indonésie]]&lt;ref&gt;{{en}} [http://ultimategerardm.blogspot.com/2009/11/tropenmuseum-donates-35k-media-files-to.html ''Tropenmuseum donates 35K media files to Commons''], GerardM.&lt;/ref&gt;. Ces images, dont beaucoup ont une valeur historique, servent ensuite d'illustrations à des articles de Wikipédia, des sites web et des journaux en ligne. Ce type de collaboration offre à ces bibliothèques et musées une plus grande diffusion de leur [[:wikt:fonds|fonds]] d'images, et une révision de ces fonds par les internautes qui signalent les erreurs comme des descriptions incorrectes ou des confusions entre auteurs homonymes, et permettent la correction des [[autorité (sciences de l'information)|autorités]], les biographies succinctes identifiant les auteurs dans une collection d'archives.</text:p>
      <text:p text:style-name="Standard"/>
      <text:p text:style-name="Standard">==== Autres Wikis ====</text:p>
      <text:p text:style-name="Standard">[[Wiktionnaire|Wiktionary]], un dictionnaire et [[thésaurus]] créé le 12 décembre 2002 ; [[Wikiquote]], un recueil de citations (27 juin 2003) ; [[Wikibooks]], un annuaire des livres électroniques destinés aux étudiants (10 juillet 2003) ; [[Wikisource]], un recueil de textes dans le [[domaine public (propriété intellectuelle)|domaine public]] (23 novembre 2003) ; [[Wikinews]], un site d'informations (décembre 2004) ; [[Wikispecies]], un répertoire du vivant (2004) ; [[Wikiversité|Wikiversity]], une communauté pédagogique créée en [[2006]] ; et [[Wikivoyage]], un guide touristique en ligne (octobre 2012). Créé en 2001, Meta-Wiki est un wiki utilisé pour coordonner tous ces projets, et servir à la communication entre les communautés linguistiques de Wikipédia, celles des projets frères, et la Wikimedia Foundation.</text:p>
      <text:p text:style-name="Standard"/>
      <text:p text:style-name="Standard">== Contenu ==</text:p>
      <text:p text:style-name="Standard">=== Organisation et fonctionnement ===</text:p>
      <text:p text:style-name="Standard">[[Fichier:Wikipedia Main Page.png|vignette|gauche|Page d'accueil de la version [[anglophone]] de Wikipédia le {{date|20|octobre|2010}}.]]</text:p>
      <text:p text:style-name="Standard"/>
      <text:p text:style-name="Standard">Wikipédia est organisée afin de regrouper les articles rédigés dans la même langue, qui forment la version de Wikipédia dans cette langue.</text:p>
      <text:p text:style-name="Standard"/>
      <text:p text:style-name="Standard">Les pages de Wikipédia sont regroupées dans différents espaces de noms, tels que « Principal », « Discussion », « Aide » ou encore « Utilisateur »&lt;ref group=alpha&gt;Voir la page [[Aide:Espace de noms]] pour plus d'informations.&lt;/ref&gt;. L'espace « Principal » contient les articles encyclopédiques, et à chacun d'eux est rattachée une page de discussion permettant aux rédacteurs et lecteurs de discuter de la rédaction de l'article. Les pages peuvent être rangées dans une ou plusieurs catégories, et ces catégories peuvent être organisées selon une hiérarchisation arborescente et thématique (par exemple « Pays d'Europe », puis « Italie », puis « Ville d'Italie »)&lt;ref group=alpha&gt;Voir [[Aide:Catégorie]] pour plus d'informations.&lt;/ref&gt;.</text:p>
      <text:p text:style-name="Standard"/>
      <text:p text:style-name="Standard">Elles sont en outre reliées les unes aux autres par des hyperliens internes mettant un mot d'un article en bleu, et un clic de [[Souris (informatique)|souris]] sur ce mot permet au lecteur de se déplacer vers l'article correspondant au concept abordé&lt;ref group=alpha&gt;Voir [[Aide:Liens internes]] pour plus d'informations.&lt;/ref&gt;. Des [[hyperlien]]s permettent également de naviguer entre les différentes versions linguistiques de Wikipédia, ou de conduire vers ses projets frères, par exemple pour fournir une définition d'un mot sur le [[Wiktionnaire]] ou une galerie d'images sur [[Wikimedia Commons]]. <text:soft-page-break/>Un clic de souris sur les illustrations de Wikipédia conduit à une page de description du fichier multimédia indiquant notamment le nom de l'auteur et la licence sous laquelle il est publié.</text:p>
      <text:p text:style-name="Standard"/>
      <text:p text:style-name="Standard">Des hyperliens externes permettent aux lecteurs de consulter des sources d'information en ligne lorsqu'une référence soutenant une information dans un article est présente sur le Web&lt;ref group=alpha&gt;Voir [[Aide:Liens externes]] pour plus d'informations.&lt;/ref&gt;. Les articles proposent aussi souvent des liens externes vers de la documentation en ligne permettant d'approfondir le sujet. Ces liens sont classés en ''[[Nofollow|no follow]]'' (« ne pas suivre ») pour les [[robot d'indexation|robots d'indexation]] des [[moteur de recherche|moteurs de recherche]], afin de décourager l'insertion de liens dans un but publicitaire&lt;ref&gt;{{lien web|url=http://www.journaldunet.com/solutions/breve/8582/wikipedia-retablit-le-quot-nofollow-quot.shtml|titre=Wikipedia rétablit le "nofollow"|éditeur=}}.&lt;/ref&gt;. Afin d'assurer la pérennité des liens vers ces sources, en 2018, [[Internet Archive]] répare 9 millions de liens brisés sur l'encyclopédie&lt;ref&gt;{{Article|langue=fr|titre=Internet Archive répare 9 millions de liens cassés dans Wikipédia|périodique=Le Monde.fr|date=2018-10-03|lire en ligne=https://www.lemonde.fr/pixels/article/2018/10/03/internet-archive-repare-9-millions-de-liens-casses-dans-wikipedia_5363989_4408996.html|consulté le=2018-12-25}}&lt;/ref&gt;.</text:p>
      <text:p text:style-name="Standard"/>
      <text:p text:style-name="Standard">Sur chaque page, un [[Onglet (informatique)|onglet]] permet d'accéder à son code source au format wiki, permettant sa modification. En plus de la page de discussion attachée à un article, un historique permet de lister les auteurs et de consulter les modifications successives de l'article par ses rédacteurs.</text:p>
      <text:p text:style-name="Standard"/>
      <text:p text:style-name="Standard">Les modifications de chaque page sont identifiées par l'[[adresse IP]] du rédacteur ou par son [[pseudonyme]] s'il s'est préalablement identifié{{Sfn|Devouard|Paumier|2009|loc=Chapitre ''Découvrir Wikipédia'' page ''Présentation et contexte''}}. Les différentes communautés linguistiques de rédacteurs de Wikipédia élaborent des règles, des conventions et des principes guidant la rédaction des articles qui leur sont propres. Une part significative du site est constituée par d'autres pages que les articles, ces pages permettent aux utilisateurs de communiquer et de collaborer autour de la rédaction des articles.</text:p>
      <text:p text:style-name="Standard"/>
      <text:p text:style-name="Standard">=== Couverture thématique ===</text:p>
      <text:p text:style-name="Standard">{{à actualiser|date=février 2015}}</text:p>
      <text:p text:style-name="Standard">Des analyses statistiques, menées par des chercheurs de l'[[université Carnegie-Mellon]] et du [[Palo Alto research center]], étudient l'état de la couverture thématique de Wikipédia en anglais en janvier 2008&lt;ref name="What's in Wikipedia?"&gt;{{lang|en|Aniket Kittur, Ed H. Chi, et Bongwon Suh, [http://www-users.cs.umn.edu/~echi/papers/2009-CHI2009/p1509.pdf ''What's in Wikipedia?: Mapping Topics and Conflict using Socially Annotated Category Structure'']. In Proceedings of the 27th international Conference on Human Factors in Computing Systems (Boston, Massachusetts, USA, 4 ~ 9 avril 2009). CHI '09. ACM, New York, USA.}}.&lt;/ref&gt;.</text:p>
      <text:p text:style-name="Standard">[[Fichier:Wp08 categories.svg|vignette|300px|Couverture thématique de Wikipédia en anglais en janvier 2008.]]</text:p>
      <text:p text:style-name="Standard">La répartition montre une nette prédominance des articles culturels. Les pourcentages qui suivent sont ceux de janvier 2008, les variations entre parenthèses représentent leur évolution depuis juillet 2006. Dans l'intervalle, le nombre de pages et de catégories a plus que doublé :</text:p>
      <text:p text:style-name="Standard">* Culture et arts : 30 % (+ 210 %)</text:p>
      <text:p text:style-name="Standard">* Biographies et personnes : 15 % (+ 97 %)</text:p>
      <text:p text:style-name="Standard">* Géographie et lieux : 14 % (+ 52 %)</text:p>
      <text:p text:style-name="Standard">* Société et sciences sociales : 12 % (+ 83 %)</text:p>
      <text:p text:style-name="Standard">* Histoire et événements : 11 % (+ 143 %)</text:p>
      <text:p text:style-name="Standard">* Sciences naturelles et physiques : 9 % (+ 213 %)</text:p>
      <text:p text:style-name="Standard"><text:soft-page-break/>* Technologie et sciences appliquées : 4 % (- 6 %)</text:p>
      <text:p text:style-name="Standard">* Religions et systèmes de croyances : 2 % (+ 38 %)</text:p>
      <text:p text:style-name="Standard">* Santé : 2 % (+ 42 %)</text:p>
      <text:p text:style-name="Standard">* Mathématiques et logique : 1 % (+ 146 %)</text:p>
      <text:p text:style-name="Standard">* Philosophie et pensée : 1 % (+ 160 %)</text:p>
      <text:p text:style-name="Standard"/>
      <text:p text:style-name="Standard">=== Images ===</text:p>
      <text:p text:style-name="Standard">La Wikimedia Foundation permet aux différentes versions linguistiques de Wikipédia d'héberger directement du contenu multimédia. Elle incite néanmoins les différentes communautés à déplacer le [[Œuvre libre|contenu libre]] vers une plate-forme multimédia commune à l'ensemble des [[meta:List of Wikipedias|285 versions linguistiques de Wikipédia]] : [[Wikimedia Commons]]. Cependant, les images dont le statut vis-à-vis du droit d'auteur varie selon les pays n'y sont pas acceptées. Chaque version linguistique est incitée à se doter de critères spécifiques et d'une doctrine réglementant l'hébergement de contenu non libre, comme des illustrations protégées par le droit d'auteur mais publiées grâce à des exceptions présentes dans certaines législations&lt;ref group=alpha&gt;''[[m:Resolution:Licensing policy|Resolution:Licensing policy]]'', une doctrine officielle approuvée par le ''Wikimedia Foundation Board of Trustees''.&lt;/ref&gt;. Par exemple, [[Wikipédia en anglais]] a adopté le principe américain du ''[[fair use]]''&lt;ref&gt;[[:en:Wikipedia:Non-free content]].&lt;/ref&gt; (« usage raisonnable », en français), contrairement à [[Wikipédia en français]]&lt;ref&gt;[[Wikipédia:Exceptions au droit d'auteur#Rejet du fair use|Rejet du fair use]].&lt;/ref&gt;.</text:p>
      <text:p text:style-name="Standard"/>
      <text:p text:style-name="Standard">[[Wiki Loves Earth]], est un concours photographique international se tenant annuellement en mai, l’événement encourage les gens à prendre des photos de Patrimoine naturel, puis de les téléverser dans le répertoire [[Wikimedia Commons]].</text:p>
      <text:p text:style-name="Standard"/>
      <text:p text:style-name="Standard">=== Volumétrie ===</text:p>
      <text:p text:style-name="Standard">Depuis sa création, le contenu de l'encyclopédie Wikipédia n’a cessé de grandir, en quantité, dans des proportions difficilement imaginables à ses débuts. Au départ comparable aux autres encyclopédies existantes, elle les a rapidement dépassées en taille et en couverture&lt;ref name=volume2009en3D&gt;{{Lien web|url=http://blog.wikimedia.fr/quelle-taille-prendrait-wikipedia-si-on-limprimait-7100|site=[http://blog.wikimedia.fr wikimedia.fr]|titre=Quelle taille prendrait Wikipédia si on l’imprimait ?|auteur=Johann Dréo|date=2 février 2015|consulté le=9 février 2015}}.&lt;/ref&gt;.</text:p>
      <text:p text:style-name="Standard"/>
      <text:p text:style-name="Standard">Ainsi, fin [[2009]], Wikipédia contenait déjà {{Unité|28,5 millions d'articles}}, auxquels il convenait d'ajouter les documents de la médiathèque [[Wikimédia Commons]], contenant {{Unité|5,6 millions de fichiers}}. Ces documents étaient chaque mois consultés par {{Unité|346|millions de visiteurs uniques}}&lt;ref name=volume2009en2D&gt;{{Lien web|url=http://blog.wikimedia.fr/apprehender-la-veritable-taille-de-wikipedia-1249|site=[http://blog.wikimedia.fr wikimedia.fr]|titre=Appréhender la véritable taille de Wikipédia|auteur=Johann Dréo|date=3 mars 2010|consulté le=9 février 2015}}.&lt;/ref&gt;.</text:p>
      <text:p text:style-name="Standard"/>
      <text:p text:style-name="Standard">Le dessin 2D ci-dessous illustre cette volumétrie.</text:p>
      <text:p text:style-name="Standard"/>
      <text:p text:style-name="Standard">[[Image:Wikipedia size buildings fr-FR.svg|vignette|centré|upright=3|Ce graphique représente la taille de Wikipédia fin 2009, ainsi que celle de trois autres encyclopédies généralistes « classiques » (figurées en bas à gauche, cliquez sur l'image pour agrandir).</text:p>
      <text:p text:style-name="Standard">La surface du toit des bâtiments est proportionnelle au nombre d'articles. Affiché dans sa taille originale, un pixel représente un article. La hauteur des bâtiments est fonction du pourcentage de <text:soft-page-break/>conflits dans la catégorie correspondante. Les catégories et les conflits ne sont pas montrés pour les encyclopédies classiques.</text:p>
      <text:p text:style-name="Standard">Chaque fenêtre rouge correspond à {{nombre|1000|contributeurs}} très actifs (avec plus de {{nombre|100|contributions}} par mois), les bleus représentent {{nombre|1000|contributeurs}} actifs (plus de {{nombre|5|contributions}} par mois). Chaque bonhomme bâton représente un million de visiteurs uniques par mois. Du fait du manque d'information concernant les encyclopédies classiques, il n'y a aucun visiteur dessiné près d'elles.</text:p>
      <text:p text:style-name="Standard">Certains bonshommes transportent de petits carrés, qui représentent chacun 21 nouveaux articles par mois (un pixel par article dans les proportions normales).]]</text:p>
      <text:p text:style-name="Standard"/>
      <text:p text:style-name="Standard">En [[2015]], une image 3D de la même volumétrie 2009, basée sur une étude menée par Jacopo Farina et ses collègues&lt;ref&gt;Jacopo Farina, Riccardo Tasso and David Laniado, « ''Automatically assigning Wikipedia articles to macrocategories'' ». In ''Proceedings of the 22nd ACM conference on Hypertext and hypermedia'' (Eindhoven, The Netherlands, June 6-9, 2011) — HT’11. ACM.&lt;/ref&gt;, a été réalisée à l'aide du logiciel [[Minecraft]]&lt;ref name=volume2009en3D /&gt;.</text:p>
      <text:p text:style-name="Standard"/>
      <text:p text:style-name="Standard">== Versions linguistiques ==</text:p>
      <text:p text:style-name="Standard">Wikipédia est un projet multilingue composé de près de 300 projets linguistiques distincts. Chaque version linguistique est gérée par des communautés de bénévoles différentes et bénéficie d'une certaine autonomie de fonctionnement. Les règles d'édition peuvent par exemple varier d'une version linguistique à l'autre. Au total, l'ensemble des versions linguistiques représente des milliards de modifications sur des dizaines de millions de pages encyclopédiques, construites par des centaines de milliers de contributeurs.</text:p>
      <text:p text:style-name="Standard"/>
      <text:p text:style-name="Standard">{| border="1" cellpadding="2" cellspacing="0" style="width:75%; background: #f9f9f9; border: 1px solid #aaaaaa; border-collapse: collapse; white-space: nowrap;"</text:p>
      <text:p text:style-name="Standard">|-</text:p>
      <text:p text:style-name="Standard">! Articles encyclopédiques</text:p>
      <text:p text:style-name="Standard">! Toutes pages confondues</text:p>
      <text:p text:style-name="Standard">! Modifications</text:p>
      <text:p text:style-name="Standard">! Administrateurs</text:p>
      <text:p text:style-name="Standard">! Utilisateurs enregistrés</text:p>
      <text:p text:style-name="Standard">! Utilisateurs actifs</text:p>
      <text:p text:style-name="Standard">! Images</text:p>
      <text:p text:style-name="Standard">|- style="text-align: right;"</text:p>
      <text:p text:style-name="Standard">| <text:s/>{{formatnum: {{#expr:{{NUMBEROF|ARTICLES|total}}-{{NUMBEROF|ARTICLES|mo}}-{{NUMBEROF|ARTICLES|ng}}-{{NUMBEROF|ARTICLES|cho}}-{{NUMBEROF|ARTICLES|kj}}-{{NUMBEROF|ARTICLES|mh}}-{{NUMBEROF|ARTICLES|ho}}-{{NUMBEROF|ARTICLES|ii}}-{{NUMBEROF|ARTICLES|aa}}-{{NUMBEROF|ARTICLES|mus}}-{{NUMBEROF|ARTICLES|hz}}-{{NUMBEROF|ARTICLES|kr}}}}}}</text:p>
      <text:p text:style-name="Standard">| <text:s/>{{formatnum: {{#expr:{{NUMBEROF|PAGES|total}}-{{NUMBEROF|PAGES|mo}}-{{NUMBEROF|PAGES|ng}}-{{NUMBEROF|PAGES|cho}}-{{NUMBEROF|PAGES|kj}}-{{NUMBEROF|PAGES|mh}}-{{NUMBEROF|PAGES|ho}}-{{NUMBEROF|PAGES|ii}}-{{NUMBEROF|PAGES|aa}}-{{NUMBEROF|PAGES|mus}}-{{NUMBEROF|PAGES|hz}}-{{NUMBEROF|PAGES|kr}}}}}}</text:p>
      <text:p text:style-name="Standard">| <text:s/>{{formatnum: {{#expr:{{NUMBEROF|EDITS|total}}-{{NUMBEROF|EDITS|mo}}-{{NUMBEROF|EDITS|ng}}-{{NUMBEROF|EDITS|cho}}-{{NUMBEROF|EDITS|kj}}-{{NUMBEROF|EDITS|mh}}-{{NUMBEROF|EDITS|ho}}-{{NUMBEROF|EDITS|ii}}-<text:soft-page-break/>{{NUMBEROF|EDITS|aa}}-{{NUMBEROF|EDITS|mus}}-{{NUMBEROF|EDITS|hz}}-{{NUMBEROF|EDITS|kr}}}}}}</text:p>
      <text:p text:style-name="Standard">| <text:s/>{{formatnum: {{#expr:{{NUMBEROF|ADMINS|total}}-{{NUMBEROF|ADMINS|mo}}-{{NUMBEROF|ADMINS|ng}}-{{NUMBEROF|ADMINS|cho}}-{{NUMBEROF|ADMINS|kj}}-{{NUMBEROF|ADMINS|mh}}-{{NUMBEROF|ADMINS|ho}}-{{NUMBEROF|ADMINS|ii}}-{{NUMBEROF|ADMINS|aa}}-{{NUMBEROF|ADMINS|mus}}-{{NUMBEROF|ADMINS|hz}}-{{NUMBEROF|ADMINS|kr}}}}}}</text:p>
      <text:p text:style-name="Standard">| <text:s/>{{formatnum: {{#expr:{{NUMBEROF|USERS|total}}-{{NUMBEROF|USERS|mo}}-{{NUMBEROF|USERS|ng}}-{{NUMBEROF|USERS|cho}}-{{NUMBEROF|USERS|kj}}-{{NUMBEROF|USERS|mh}}-{{NUMBEROF|USERS|ho}}-{{NUMBEROF|USERS|ii}}-{{NUMBEROF|USERS|aa}}-{{NUMBEROF|USERS|mus}}-{{NUMBEROF|USERS|hz}}-{{NUMBEROF|USERS|kr}}}}}}</text:p>
      <text:p text:style-name="Standard">| <text:s/>{{formatnum: {{#expr:{{NUMBEROF|ACTIVEUSERS|total}}-{{NUMBEROF|ACTIVEUSERS|mo}}-{{NUMBEROF|ACTIVEUSERS|ng}}-{{NUMBEROF|ACTIVEUSERS|cho}}-{{NUMBEROF|ACTIVEUSERS|kj}}-{{NUMBEROF|ACTIVEUSERS|mh}}-{{NUMBEROF|ACTIVEUSERS|ho}}-{{NUMBEROF|ACTIVEUSERS|ii}}-{{NUMBEROF|ACTIVEUSERS|aa}}-{{NUMBEROF|ACTIVEUSERS|mus}}-{{NUMBEROF|ACTIVEUSERS|hz}}-{{NUMBEROF|ACTIVEUSERS|kr}}}}}}</text:p>
      <text:p text:style-name="Standard">| <text:s/>{{formatnum: {{#expr:{{NUMBEROF|FILES|total}}-{{NUMBEROF|FILES|mo}}-{{NUMBEROF|FILES|ng}}-{{NUMBEROF|FILES|cho}}-{{NUMBEROF|FILES|kj}}-{{NUMBEROF|FILES|mh}}-{{NUMBEROF|FILES|ho}}-{{NUMBEROF|FILES|ii}}-{{NUMBEROF|FILES|aa}}-{{NUMBEROF|FILES|mus}}-{{NUMBEROF|FILES|hz}}-{{NUMBEROF|FILES|kr}}}}}}</text:p>
      <text:p text:style-name="Standard">|}</text:p>
      <text:p text:style-name="Standard"/>
      <text:p text:style-name="Standard">[[m:List of Wikipedias/fr|Une liste des Wikipédias actualisée régulièrement]] est disponible sur le site [[Meta-Wiki]].</text:p>
      <text:p text:style-name="Standard"/>
      <text:p text:style-name="Standard">{| class="wikitable sortable"</text:p>
      <text:p text:style-name="Standard">|+ Éditions de Wikipédia avec plus de {{nombre|200000|articles}} au 19 janvier 2016&lt;ref group=alpha&gt;Ce classement est régulièrement mis à jour grâce au [[:meta:List of Wikipedias|classement des Wikipédias par nombre d'articles]] et [http://s23.org/wikistats/wikipedias_html.php?sort=good_desc une version mise à jour automatiquement est accessible ici].&lt;/ref&gt;</text:p>
      <text:p text:style-name="Standard">! scope="col" class="unsortable"| Langue !! scope="col" | Nombre d'articles !! scope="col" | Moyenne d'articles &lt;br /&gt;par jour &lt;br /&gt;depuis le 20/11/14 !! scope="col" | Nombre de pages !! scope="col" | Nombre de modifications !! scope="col" | Nombre d'utilisateurs enregistrés</text:p>
      <text:p text:style-name="Standard">|-</text:p>
      <text:p text:style-name="Standard">| [[Wikipédia en allemand|allemande]]</text:p>
      <text:p text:style-name="Standard">| style="text-align:right;" | {{smn|1898626|10}}</text:p>
      <text:p text:style-name="Standard">| style="text-align:right;" | {{smn|283.01|6|100}} {{diminution}}</text:p>
      <text:p text:style-name="Standard">| style="text-align:right;" | {{smn|5445907|10}}</text:p>
      <text:p text:style-name="Standard">| style="text-align:right;" | {{smn|155493208|10}}</text:p>
      <text:p text:style-name="Standard">| style="text-align:right;" | {{smn|2335586|10}}</text:p>
      <text:p text:style-name="Standard">|-</text:p>
      <text:p text:style-name="Standard">| [[Wikipédia en anglais|anglaise]]</text:p>
      <text:p text:style-name="Standard">| style="text-align:right;" | {{smn|5059439|10}}</text:p>
      <text:p text:style-name="Standard">| style="text-align:right;" | {{smn|955.69|6|100}} {{augmentation}}</text:p>
      <text:p text:style-name="Standard">| style="text-align:right;" | {{smn|38288535|10}}</text:p>
      <text:p text:style-name="Standard">| style="text-align:right;" | {{smn|809411071|10}}</text:p>
      <text:p text:style-name="Standard"><text:soft-page-break/>| style="text-align:right;" | {{smn|27278689|10}}</text:p>
      <text:p text:style-name="Standard">|-</text:p>
      <text:p text:style-name="Standard">| [[Wikipédia en arabe|arabe]]</text:p>
      <text:p text:style-name="Standard">| style="text-align:right;" | {{smn|405250|10}}</text:p>
      <text:p text:style-name="Standard">| style="text-align:right;" | {{smn|153.24|6|100}} {{diminution}}</text:p>
      <text:p text:style-name="Standard">| style="text-align:right;" | {{smn|2519897|10}}</text:p>
      <text:p text:style-name="Standard">| style="text-align:right;" | {{smn|20691394|10}}</text:p>
      <text:p text:style-name="Standard">| style="text-align:right;" | {{smn|1125276|10}}</text:p>
      <text:p text:style-name="Standard">|-</text:p>
      <text:p text:style-name="Standard">| [[Wikipédia en basque|basque]]</text:p>
      <text:p text:style-name="Standard">| style="text-align:right;" | {{smn|230043|10}}</text:p>
      <text:p text:style-name="Standard">| style="text-align:right;" | {{smn|60.20|6|10}} {{stagnation}}</text:p>
      <text:p text:style-name="Standard">| style="text-align:right;" | {{smn|602032|10}}</text:p>
      <text:p text:style-name="Standard">| style="text-align:right;" | {{smn|5278032|10}}</text:p>
      <text:p text:style-name="Standard">| style="text-align:right;" | {{smn|64251|10}}</text:p>
      <text:p text:style-name="Standard">|-</text:p>
      <text:p text:style-name="Standard">| [[Wikipédia en bulgare|bulgare]]</text:p>
      <text:p text:style-name="Standard">| style="text-align:right;" | {{smn|212210|10}}</text:p>
      <text:p text:style-name="Standard">| style="text-align:right;" | Entrée</text:p>
      <text:p text:style-name="Standard">| style="text-align:right;" | {{smn|469644|10}}</text:p>
      <text:p text:style-name="Standard">| style="text-align:right;" | {{smn|7479453|10}}</text:p>
      <text:p text:style-name="Standard">| style="text-align:right;" | {{smn|188764|10}}</text:p>
      <text:p text:style-name="Standard">|-</text:p>
      <text:p text:style-name="Standard">| [[Wikipédia en catalan|catalane]]</text:p>
      <text:p text:style-name="Standard">| style="text-align:right;" | {{smn|493103|10}}</text:p>
      <text:p text:style-name="Standard">| style="text-align:right;" | {{smn|119.87|6|100}} {{augmentation}}</text:p>
      <text:p text:style-name="Standard">| style="text-align:right;" | {{smn|1239448|10}}</text:p>
      <text:p text:style-name="Standard">| style="text-align:right;" | {{smn|16698040|10}}</text:p>
      <text:p text:style-name="Standard">| style="text-align:right;" | {{smn|219506|10}}</text:p>
      <text:p text:style-name="Standard">|-</text:p>
      <text:p text:style-name="Standard">| [[Wikipédia en cebuano|cebuano]]</text:p>
      <text:p text:style-name="Standard">| style="text-align:right;" | {{smn|1895273|10}}</text:p>
      <text:p text:style-name="Standard">| style="text-align:right;" | {{smn|1612.23|6|100}} {{augmentation}}</text:p>
      <text:p text:style-name="Standard">| style="text-align:right;" | {{smn|3843528|10}}</text:p>
      <text:p text:style-name="Standard">| style="text-align:right;" | {{smn|7449973|10}}</text:p>
      <text:p text:style-name="Standard">| style="text-align:right;" | {{smn|24891|10}}</text:p>
      <text:p text:style-name="Standard">|-</text:p>
      <text:p text:style-name="Standard">| [[Wikipédia en chinois|chinoise]]</text:p>
      <text:p text:style-name="Standard">| style="text-align:right;" | {{smn|857570|10}}</text:p>
      <text:p text:style-name="Standard">| style="text-align:right;" | {{smn|143.97|6|100}} {{diminution}}</text:p>
      <text:p text:style-name="Standard">| style="text-align:right;" | {{smn|4547262|10}}</text:p>
      <text:p text:style-name="Standard">| style="text-align:right;" | {{smn|40061312|10}}</text:p>
      <text:p text:style-name="Standard">| style="text-align:right;" | {{smn|2213168|10}}</text:p>
      <text:p text:style-name="Standard">|-</text:p>
      <text:p text:style-name="Standard">| [[Wikipédia en coréen|coréenne]]</text:p>
      <text:p text:style-name="Standard">| style="text-align:right;" | {{smn|339223|10}}</text:p>
      <text:p text:style-name="Standard">| style="text-align:right;" | {{smn|104.39|6|100}} {{stagnation}}</text:p>
      <text:p text:style-name="Standard">| style="text-align:right;" | {{smn|1176793|10}}</text:p>
      <text:p text:style-name="Standard">| style="text-align:right;" | {{smn|17459186|10}}</text:p>
      <text:p text:style-name="Standard"><text:soft-page-break/>| style="text-align:right;" | {{smn|385353|10}}</text:p>
      <text:p text:style-name="Standard">|-</text:p>
      <text:p text:style-name="Standard">| [[Wikipédia en danois|danoise]]</text:p>
      <text:p text:style-name="Standard">| style="text-align:right;" | {{smn|213543|10}}</text:p>
      <text:p text:style-name="Standard">| style="text-align:right;" | Entrée</text:p>
      <text:p text:style-name="Standard">| style="text-align:right;" | {{smn|717331|10}}</text:p>
      <text:p text:style-name="Standard">| style="text-align:right;" | {{smn|8760175|10}}</text:p>
      <text:p text:style-name="Standard">| style="text-align:right;" | {{smn|259009|10}}</text:p>
      <text:p text:style-name="Standard">|-</text:p>
      <text:p text:style-name="Standard">| [[Wikipédia en espagnol|espagnole]]</text:p>
      <text:p text:style-name="Standard">| style="text-align:right;" | {{smn|1226854|10}}</text:p>
      <text:p text:style-name="Standard">| style="text-align:right;" | {{smn|205.64|6|100}} {{stagnation}}</text:p>
      <text:p text:style-name="Standard">| style="text-align:right;" | {{smn|5353089|10}}</text:p>
      <text:p text:style-name="Standard">| style="text-align:right;" | {{smn|93846372|10}}</text:p>
      <text:p text:style-name="Standard">| style="text-align:right;" | {{smn|4070454|10}}</text:p>
      <text:p text:style-name="Standard">|-</text:p>
      <text:p text:style-name="Standard">| [[Wikipédia en espéranto|espéranto]]</text:p>
      <text:p text:style-name="Standard">| style="text-align:right;" | {{smn|224691|10}}</text:p>
      <text:p text:style-name="Standard">| style="text-align:right;" | {{smn|44.90|6|10}} {{stagnation}}</text:p>
      <text:p text:style-name="Standard">| style="text-align:right;" | {{smn|489577|10}}</text:p>
      <text:p text:style-name="Standard">| style="text-align:right;" | {{smn|5937944|10}}</text:p>
      <text:p text:style-name="Standard">| style="text-align:right;" | {{smn|115166|10}}</text:p>
      <text:p text:style-name="Standard">|-</text:p>
      <text:p text:style-name="Standard">| [[Wikipédia en finnois|finnoise]]</text:p>
      <text:p text:style-name="Standard">| style="text-align:right;" | {{smn|386743|10}}</text:p>
      <text:p text:style-name="Standard">| style="text-align:right;" | {{smn|63.02|6|100}} {{diminution}}</text:p>
      <text:p text:style-name="Standard">| style="text-align:right;" | {{smn|1050200|10}}</text:p>
      <text:p text:style-name="Standard">| style="text-align:right;" | {{smn|16302808|10}}</text:p>
      <text:p text:style-name="Standard">| style="text-align:right;" | {{smn|306367|10}}</text:p>
      <text:p text:style-name="Standard">|-</text:p>
      <text:p text:style-name="Standard">| [[Wikipédia en français|française]]</text:p>
      <text:p text:style-name="Standard">| style="text-align:right;" | {{smn|1716205|10}}</text:p>
      <text:p text:style-name="Standard">| style="text-align:right;" | {{smn|359.32|6|100}} {{augmentation}}</text:p>
      <text:p text:style-name="Standard">| style="text-align:right;" | {{smn|7918648|10}}</text:p>
      <text:p text:style-name="Standard">| style="text-align:right;" | {{smn|124780750|10}}</text:p>
      <text:p text:style-name="Standard">| style="text-align:right;" | {{smn|2426039|10}}</text:p>
      <text:p text:style-name="Standard">|-</text:p>
      <text:p text:style-name="Standard">| [[Wikipédia en hongrois|hongroise]]</text:p>
      <text:p text:style-name="Standard">| style="text-align:right;" | {{smn|379202|10}}</text:p>
      <text:p text:style-name="Standard">| style="text-align:right;" | {{smn|255.38|6|100}} {{augmentation}}</text:p>
      <text:p text:style-name="Standard">| style="text-align:right;" | {{smn|1099193|10}}</text:p>
      <text:p text:style-name="Standard">| style="text-align:right;" | {{smn|7756260|10}}</text:p>
      <text:p text:style-name="Standard">| style="text-align:right;" | {{smn|308198|10}}</text:p>
      <text:p text:style-name="Standard">|-</text:p>
      <text:p text:style-name="Standard">| [[Wikipédia en indonésien|indonésienne]]</text:p>
      <text:p text:style-name="Standard">| style="text-align:right;" | {{smn|373145|10}}</text:p>
      <text:p text:style-name="Standard">| style="text-align:right;" | {{smn|52.81|6|100}} {{augmentation}}</text:p>
      <text:p text:style-name="Standard">| style="text-align:right;" | {{smn|1690240|10}}</text:p>
      <text:p text:style-name="Standard">| style="text-align:right;" | {{smn|11514975|10}}</text:p>
      <text:p text:style-name="Standard"><text:soft-page-break/>| style="text-align:right;" | {{smn|760120|10}}</text:p>
      <text:p text:style-name="Standard">|-</text:p>
      <text:p text:style-name="Standard">| [[Wikipédia en italien|italienne]]</text:p>
      <text:p text:style-name="Standard">| style="text-align:right;" | {{smn|1247840|10}}</text:p>
      <text:p text:style-name="Standard">| style="text-align:right;" | {{smn|198.48|6|100}} {{diminution}}</text:p>
      <text:p text:style-name="Standard">| style="text-align:right;" | {{smn|4302935|10}}</text:p>
      <text:p text:style-name="Standard">| style="text-align:right;" | {{smn|83507564|10}}</text:p>
      <text:p text:style-name="Standard">| style="text-align:right;" | {{smn|1317281|10}}</text:p>
      <text:p text:style-name="Standard">|-</text:p>
      <text:p text:style-name="Standard">| [[Wikipédia en japonais|japonaise]]</text:p>
      <text:p text:style-name="Standard">| style="text-align:right;" | {{smn|1000039|10}}</text:p>
      <text:p text:style-name="Standard">| style="text-align:right;" | {{smn|153.17|6|100}} {{augmentation}}</text:p>
      <text:p text:style-name="Standard">| style="text-align:right;" | {{smn|2875379|10}}</text:p>
      <text:p text:style-name="Standard">| style="text-align:right;" | {{smn|59283201|10}}</text:p>
      <text:p text:style-name="Standard">| style="text-align:right;" | {{smn|1053079|10}}</text:p>
      <text:p text:style-name="Standard">|-</text:p>
      <text:p text:style-name="Standard">| [[Wikipédia en kazakh|kazakh]]</text:p>
      <text:p text:style-name="Standard">| style="text-align:right;" | {{smn|214120|10}}</text:p>
      <text:p text:style-name="Standard">| style="text-align:right;" | {{smn|11.36|6|100}} {{diminution}}</text:p>
      <text:p text:style-name="Standard">| style="text-align:right;" | {{smn|498963|10}}</text:p>
      <text:p text:style-name="Standard">| style="text-align:right;" | {{smn|2482323|10}}</text:p>
      <text:p text:style-name="Standard">| style="text-align:right;" | {{smn|53943|10}}</text:p>
      <text:p text:style-name="Standard">|-</text:p>
      <text:p text:style-name="Standard">| [[Wikipédia en malais|malaise]]</text:p>
      <text:p text:style-name="Standard">| style="text-align:right;" | {{smn|280205|10}}</text:p>
      <text:p text:style-name="Standard">| style="text-align:right;" | {{smn|21.72|6|100}} {{diminution}}</text:p>
      <text:p text:style-name="Standard">| style="text-align:right;" | {{smn|758117|10}}</text:p>
      <text:p text:style-name="Standard">| style="text-align:right;" | {{smn|4109898|10}}</text:p>
      <text:p text:style-name="Standard">| style="text-align:right;" | {{smn|167389|10}}</text:p>
      <text:p text:style-name="Standard">|-</text:p>
      <text:p text:style-name="Standard">| [[Wikipédia en minangkabau|minangkabau]]</text:p>
      <text:p text:style-name="Standard">| style="text-align:right;" | {{smn|221129|10}}</text:p>
      <text:p text:style-name="Standard">| style="text-align:right;" | {{smn|1.31|6|100}} {{stagnation}}</text:p>
      <text:p text:style-name="Standard">| style="text-align:right;" | {{smn|227813|10}}</text:p>
      <text:p text:style-name="Standard">| style="text-align:right;" | {{smn|482793|10}}</text:p>
      <text:p text:style-name="Standard">| style="text-align:right;" | {{smn|2838|10}}</text:p>
      <text:p text:style-name="Standard">|-</text:p>
      <text:p text:style-name="Standard">| [[Wikipédia en néerlandais|néerlandaise]]</text:p>
      <text:p text:style-name="Standard">| style="text-align:right;" | {{smn|1851797|10}}</text:p>
      <text:p text:style-name="Standard">| style="text-align:right;" | {{smn|123.91|6|100}} {{diminution}}</text:p>
      <text:p text:style-name="Standard">| style="text-align:right;" | {{smn|3527411|10}}</text:p>
      <text:p text:style-name="Standard">| style="text-align:right;" | {{smn|46803854|10}}</text:p>
      <text:p text:style-name="Standard">| style="text-align:right;" | {{smn|743552|10}}</text:p>
      <text:p text:style-name="Standard">|-</text:p>
      <text:p text:style-name="Standard">| [[Wikipédia en norvégien|norvégienne]]</text:p>
      <text:p text:style-name="Standard">| style="text-align:right;" | {{smn|430742|10}}</text:p>
      <text:p text:style-name="Standard">| style="text-align:right;" | {{smn|-10.03|6|100}} {{diminution}}</text:p>
      <text:p text:style-name="Standard">| style="text-align:right;" | {{smn|1124757|10}}</text:p>
      <text:p text:style-name="Standard">| style="text-align:right;" | {{smn|15608733|10}}</text:p>
      <text:p text:style-name="Standard"><text:soft-page-break/>| style="text-align:right;" | {{smn|349102|10}}</text:p>
      <text:p text:style-name="Standard">|-</text:p>
      <text:p text:style-name="Standard">| [[Wikipédia en persan|persane]]</text:p>
      <text:p text:style-name="Standard">| style="text-align:right;" | {{smn|480830|10}}</text:p>
      <text:p text:style-name="Standard">| style="text-align:right;" | {{smn|116.11|6|100}} {{diminution}}</text:p>
      <text:p text:style-name="Standard">| style="text-align:right;" | {{smn|3164477|10}}</text:p>
      <text:p text:style-name="Standard">| style="text-align:right;" | {{smn|21230356|10}}</text:p>
      <text:p text:style-name="Standard">| style="text-align:right;" | {{smn|550832|10}}</text:p>
      <text:p text:style-name="Standard">|-</text:p>
      <text:p text:style-name="Standard">| [[Wikipédia en polonais|polonaise]]</text:p>
      <text:p text:style-name="Standard">| style="text-align:right;" | {{smn|1152931|10}}</text:p>
      <text:p text:style-name="Standard">| style="text-align:right;" | {{smn|178.96|6|100}} {{augmentation}}</text:p>
      <text:p text:style-name="Standard">| style="text-align:right;" | {{smn|2394577|10}}</text:p>
      <text:p text:style-name="Standard">| style="text-align:right;" | {{smn|44540990|10}}</text:p>
      <text:p text:style-name="Standard">| style="text-align:right;" | {{smn|732275|10}}</text:p>
      <text:p text:style-name="Standard">|-</text:p>
      <text:p text:style-name="Standard">| [[Wikipédia en portugais|portugaise]]</text:p>
      <text:p text:style-name="Standard">| style="text-align:right;" | {{smn|906195|10}}</text:p>
      <text:p text:style-name="Standard">| style="text-align:right;" | {{smn|132.17|6|100}} {{augmentation}}</text:p>
      <text:p text:style-name="Standard">| style="text-align:right;" | {{smn|4004217|10}}</text:p>
      <text:p text:style-name="Standard">| style="text-align:right;" | {{smn|45505782|10}}</text:p>
      <text:p text:style-name="Standard">| style="text-align:right;" | {{smn|1696890|10}}</text:p>
      <text:p text:style-name="Standard">|-</text:p>
      <text:p text:style-name="Standard">| [[Wikipédia en roumain|roumaine]]</text:p>
      <text:p text:style-name="Standard">| style="text-align:right;" | {{smn|367318|10}}</text:p>
      <text:p text:style-name="Standard">| style="text-align:right;" | {{smn|263.54|6|100}} {{augmentation}}</text:p>
      <text:p text:style-name="Standard">| style="text-align:right;" | {{smn|1641590|10}}</text:p>
      <text:p text:style-name="Standard">| style="text-align:right;" | {{smn|10655859|10}}</text:p>
      <text:p text:style-name="Standard">| style="text-align:right;" | {{smn|361104|10}}</text:p>
      <text:p text:style-name="Standard">|-</text:p>
      <text:p text:style-name="Standard">| [[Wikipédia en russe|russe]]</text:p>
      <text:p text:style-name="Standard">| style="text-align:right;" | {{smn|1283225|10}}</text:p>
      <text:p text:style-name="Standard">| style="text-align:right;" | {{smn|278.83|6|100}} {{stagnation}}</text:p>
      <text:p text:style-name="Standard">| style="text-align:right;" | {{smn|4673345|10}}</text:p>
      <text:p text:style-name="Standard">| style="text-align:right;" | {{smn|88158228|10}}</text:p>
      <text:p text:style-name="Standard">| style="text-align:right;" | {{smn|1832093|10}}</text:p>
      <text:p text:style-name="Standard">|-</text:p>
      <text:p text:style-name="Standard">| [[Wikipédia en serbe|serbe]]</text:p>
      <text:p text:style-name="Standard">| style="text-align:right;" | {{smn|330529|10}}</text:p>
      <text:p text:style-name="Standard">| style="text-align:right;" | {{smn|45.04|6|100}} {{diminution}}</text:p>
      <text:p text:style-name="Standard">| style="text-align:right;" | {{smn|1198458|10}}</text:p>
      <text:p text:style-name="Standard">| style="text-align:right;" | {{smn|11858039|10}}</text:p>
      <text:p text:style-name="Standard">| style="text-align:right;" | {{smn|174411|10}}</text:p>
      <text:p text:style-name="Standard">|-</text:p>
      <text:p text:style-name="Standard">| [[Wikipédia en serbo-croate|serbo-croate]]</text:p>
      <text:p text:style-name="Standard">| style="text-align:right;" | {{smn|429891|10}}</text:p>
      <text:p text:style-name="Standard">| style="text-align:right;" | {{smn|364.67|6|10}} {{augmentation}}</text:p>
      <text:p text:style-name="Standard">| style="text-align:right;" | {{smn|4531375|10}}</text:p>
      <text:p text:style-name="Standard">| style="text-align:right;" | {{smn|20340387|10}}</text:p>
      <text:p text:style-name="Standard"><text:soft-page-break/>| style="text-align:right;" | {{smn|88126|10}}</text:p>
      <text:p text:style-name="Standard">|-</text:p>
      <text:p text:style-name="Standard">| [[Wikipédia en slovaque|slovaque]]</text:p>
      <text:p text:style-name="Standard">| style="text-align:right;" | {{smn|208128|10}}</text:p>
      <text:p text:style-name="Standard">| style="text-align:right;" | Entrée</text:p>
      <text:p text:style-name="Standard">| style="text-align:right;" | {{smn|447394|10}}</text:p>
      <text:p text:style-name="Standard">| style="text-align:right;" | {{smn|6223318|10}}</text:p>
      <text:p text:style-name="Standard">| style="text-align:right;" | {{smn|124036|10}}</text:p>
      <text:p text:style-name="Standard">|-</text:p>
      <text:p text:style-name="Standard">| [[Wikipédia en suédois|suédoise]]</text:p>
      <text:p text:style-name="Standard">| style="text-align:right;" | {{smn|2649696|10}}</text:p>
      <text:p text:style-name="Standard">| style="text-align:right;" | {{smn|1645.57|6|100}} {{augmentation}}</text:p>
      <text:p text:style-name="Standard">| style="text-align:right;" | {{smn|5621579|10}}</text:p>
      <text:p text:style-name="Standard">| style="text-align:right;" | {{smn|32570234|10}}</text:p>
      <text:p text:style-name="Standard">| style="text-align:right;" | {{smn|474926|10}}</text:p>
      <text:p text:style-name="Standard">|-</text:p>
      <text:p text:style-name="Standard">| [[Wikipédia en tchèque|tchèque]]</text:p>
      <text:p text:style-name="Standard">| style="text-align:right;" | {{smn|343085|10}}</text:p>
      <text:p text:style-name="Standard">| style="text-align:right;" | {{smn|80.33|6|100}} {{augmentation}}</text:p>
      <text:p text:style-name="Standard">| style="text-align:right;" | {{smn|908040|10}}</text:p>
      <text:p text:style-name="Standard">| style="text-align:right;" | {{smn|13616656|10}}</text:p>
      <text:p text:style-name="Standard">| style="text-align:right;" | {{smn|323066|10}}</text:p>
      <text:p text:style-name="Standard">|-</text:p>
      <text:p text:style-name="Standard">| [[Wikipédia en turc|turque]]</text:p>
      <text:p text:style-name="Standard">| style="text-align:right;" | {{smn|259842|10}}</text:p>
      <text:p text:style-name="Standard">| style="text-align:right;" | {{smn|54.97|6|100}} {{diminution}}</text:p>
      <text:p text:style-name="Standard">| style="text-align:right;" | {{smn|1395227|10}}</text:p>
      <text:p text:style-name="Standard">| style="text-align:right;" | {{smn|17462881|10}}</text:p>
      <text:p text:style-name="Standard">| style="text-align:right;" | {{smn|831701|10}}</text:p>
      <text:p text:style-name="Standard">|-</text:p>
      <text:p text:style-name="Standard">| [[Wikipédia en ukrainien|ukrainienne]]</text:p>
      <text:p text:style-name="Standard">| style="text-align:right;" | {{smn|613441|10}}</text:p>
      <text:p text:style-name="Standard">| style="text-align:right;" | {{smn|177.29|6|100}} {{diminution}}</text:p>
      <text:p text:style-name="Standard">| style="text-align:right;" | {{smn|1814721|10}}</text:p>
      <text:p text:style-name="Standard">| style="text-align:right;" | {{smn|17634818|10}}</text:p>
      <text:p text:style-name="Standard">| style="text-align:right;" | {{smn|301812|10}}</text:p>
      <text:p text:style-name="Standard">|-</text:p>
      <text:p text:style-name="Standard">| [[Wikipédia en vietnamien|vietnamienne]]</text:p>
      <text:p text:style-name="Standard">| style="text-align:right;" | {{smn|1142338|10}}</text:p>
      <text:p text:style-name="Standard">| style="text-align:right;" | {{smn|75.47|6|100}} {{diminution}}</text:p>
      <text:p text:style-name="Standard">| style="text-align:right;" | {{smn|3115227|10}}</text:p>
      <text:p text:style-name="Standard">| style="text-align:right;" | {{smn|22887804|10}}</text:p>
      <text:p text:style-name="Standard">| style="text-align:right;" | {{smn|478244|10}}</text:p>
      <text:p text:style-name="Standard">|-</text:p>
      <text:p text:style-name="Standard">| [[Wikipédia en waray-waray|waray-waray]]</text:p>
      <text:p text:style-name="Standard">| style="text-align:right;" | {{smn|1259455|10}}</text:p>
      <text:p text:style-name="Standard">| style="text-align:right;" | {{smn|1.48|6|100}} {{diminution}}</text:p>
      <text:p text:style-name="Standard">| style="text-align:right;" | {{smn|2869795|10}}</text:p>
      <text:p text:style-name="Standard">| style="text-align:right;" | {{smn|6279423|10}}</text:p>
      <text:p text:style-name="Standard"><text:soft-page-break/>| style="text-align:right;" | {{smn|27239|10}}</text:p>
      <text:p text:style-name="Standard">|}</text:p>
      <text:p text:style-name="Standard"/>
      <text:p text:style-name="Standard">Certaines éditions de Wikipédia, telles que les éditions en cebuo et en waray-waray, ont un nombre d'articles très élevé malgré un nombre limité d'utilisateurs, en raison de l'utilisation d'un logiciel ou robot pour générer des articles&lt;ref name=lsjbot&gt;{{en}} [https://www.wsj.com/articles/for-this-author-10-000-wikipedia-articles-is-a-good-days-work-1405305001 For This Author, 10,000 Wikipedia Articles Is a Good Day's Work] (Wall Street Journal, 13 juillet 2014).&lt;/ref&gt;. Il existe également un classement qualitatif fondé sur l'existence et la taille des articles d'une liste arbitraire d'environ {{nombre|1000|articles}} que toute édition de Wikipédia devrait avoir&lt;ref group=alpha&gt;On peut trouver ce classement sur la page ''[[:meta:List of Wikipedias by sample of articles]]''.&lt;/ref&gt;.</text:p>
      <text:p text:style-name="Standard"/>
      <text:p text:style-name="Standard">Le projet Wikipédia ne se limite pas aux [[langue vivante|langues vivantes]] comptant un très grand nombre de locuteurs, officielles ou attachées à un pays. En effet, des versions de l’encyclopédie Wikipédia sont rédigées dans les langues [[corse]], [[occitan]]e, [[breton]]ne, [[picard]]e, [[basque]], [[catalan]]e, [[latin]]e, en [[espéranto]], en [[anglais]] simplifié.</text:p>
      <text:p text:style-name="Standard"/>
      <text:p text:style-name="Standard">Sept versions linguistiques de l'encyclopédie recourent à l'orthographe et à la typographie « Wikipédia » (avec l'accent aigu) pour désigner l'encyclopédie :</text:p>
      <text:p text:style-name="Standard">* trois [[langues romanes]] : [[français]], [[portugais]] et [[picard]] ;</text:p>
      <text:p text:style-name="Standard">* deux [[langues malayo-polynésiennes]] : [[soundanais]] et [[tétoum]] ;</text:p>
      <text:p text:style-name="Standard">* une [[langue ouralienne]] : [[hongrois]] ;</text:p>
      <text:p text:style-name="Standard">* une [[langue slave]] : [[slovaque]].</text:p>
      <text:p text:style-name="Standard"/>
      <text:p text:style-name="Standard">Les trois éditions de Wikipédia les plus consultées mi‑2010 sont, d'après le site d'[[Alexa Internet]], la version en anglais avec 54 % du trafic, la version en [[japonais]] avec 10,3 % du trafic et la version en [[allemand]] avec 8,1 % du trafic.</text:p>
      <text:p text:style-name="Standard"/>
      <text:p text:style-name="Standard">== Rédaction ==</text:p>
      <text:p text:style-name="Standard">=== Rédacteurs ===</text:p>
      <text:p text:style-name="Standard">{{Article détaillé|Communauté wikipédienne}}</text:p>
      <text:p text:style-name="Standard">[[Fichier:Evolution number articles WP-fr.svg|vignette|400px|Évolution du nombre d'articles de la [[Wikipédia en français|version française de Wikipédia]] depuis 2001.]]</text:p>
      <text:p text:style-name="Standard"/>
      <text:p text:style-name="Standard">Tout lecteur de Wikipédia est un rédacteur ou correcteur potentiel. Fin 2008, un [[sondage (statistique)|sondage]] est effectué par la ''Wikimedia Foundation'' et {{Lien|langue=en|fr=UNU-MERIT}}. Environ {{unité|130000|lecteurs}} et contributeurs de Wikipédia y ont répondu, principalement en langues anglaise, allemande et [[espagnol]]e. La moyenne d'âge des sondés est environ {{nobr|26 ans}}. Une fois les résultats [[Lissage (mathématiques)|lissés]], environ 65 % d'entre eux se déclaraient seulement lecteurs, et 35 % contributeurs. Parmi les contributeurs, 48 % d'entre eux avaient fait des [[études supérieures en France|études supérieures]], et 20 % obtenu un [[maîtrise universitaire|master]] ou plus. Ces contributeurs passent en moyenne {{nobr|4,3 heures}} par semaine sur Wikipédia, et leurs motivations principales sont de partager le savoir et de corriger les erreurs&lt;ref&gt;{{pdf}} [http://upload.wikimedia.org/wikipedia/foundation/a/a7/Wikipedia_General_Survey-Overview_0.3.9.pdf ''Wikipedia Survey – First Results''].&lt;/ref&gt;. Certains comptes utilisateurs sont utilisés par des logiciels, dits « robots » ou « [[Bot informatique|bots]] », programmés pour assurer la maintenance des articles, par exemple pour corriger des erreurs communes d'orthographe ou de mise en forme, lutter contre les vandalismes ou encore, dans certaines éditions de Wikipédia, créer de nombreux nouveaux articles&lt;ref name=lsjbot/&gt;{{,}}&lt;ref&gt;{{Article|langue = en|auteur1 = Geiger|titre <text:soft-page-break/>= The Lives of the Bots|périodique = INC Reader|titre ouvrage=|numéro = 7|jour = |mois = |année = 2011|issn = |lire en ligne = |pages = http://www.stuartgeiger.com/papers/lives-of-bots-wikipedia-cpov.pdf}}{{pdf}}.&lt;/ref&gt;. En 2014, les robots ont effectué près de 15 % de l'ensemble des contributions&lt;ref&gt;{{Article |langue=en |auteur1=[[Thomas Steiner]] |titre=Bots vs. Wikipedians, Anons vs. Logged-Ins (Redux): A Global Study of Edit Activity on Wikipedia and Wikidata |périodique=INC Reader |volume= |numéro=7 |date=2014 |pages= |issn= |lire en ligne=http://dl.acm.org/citation.cfm?doid=2641580.2641613 |consulté le=9 mars 2017 |titre numéro=Critical Point of View: A Wikipedia Reader|éditeur=Institute of Network Cultures|lieu=Amsterdam}}.&lt;/ref&gt;. Il leur arrive de mener des « guerres d'édition » entre eux, parfois pendant plusieurs années&lt;ref&gt;{{Article |langue=en |auteur1=Milena Tsvetkova, Ruth García-Gavilanes, Luciano Floridi, Taha Yasseri |titre=Even good bots fight: The case of Wikipedia |périodique=[[PLOS ONE]] |volume= |numéro= |date=23 février 2017 |pages= |issn= |lire en ligne=http://journals.plos.org/plosone/article?id=10.1371/journal.pone.0171774 |consulté le=9 mars 2017 |id= }}.&lt;/ref&gt;.</text:p>
      <text:p text:style-name="Standard"/>
      <text:p text:style-name="Standard">Les rédacteurs se répartissent généralement par communauté linguistique concentrée sur la rédaction de la version de Wikipédia correspondante, mais interviennent aussi souvent ponctuellement sur les versions de Wikipédia en d'autres langues, ou les projets frères de la Wikimedia Foundation. Depuis [[2008]], les comptes enregistrés peuvent être unifiés : un seul compte sert ainsi à identifier l'utilisateur sur tous les projets de la Wikimedia Foundation.</text:p>
      <text:p text:style-name="Standard"/>
      <text:p text:style-name="Standard">Parmi les contributeurs, il y a toujours eu plus d'hommes que de femmes&lt;ref&gt;Hargittai E &amp; Shaw A (2015) ''{{Lang|en|Mind the skills gap: the role of Internet know-how and gender in differentiated contributions to Wikipedia}}''. Information, Communication &amp; Society, 18(4), 424-442. ([http://www.tandfonline.com/doi/abs/10.1080/1369118X.2014.957711 résumé]).&lt;/ref&gt;. Une étude récente (2010) basée sur une enquête auprès des contributeurs et contributrices et des travaux antérieurs sur le genre, l'expérience de l'internet et les compétences à contribuer&lt;ref&gt;Correa, T. (2010) ''[http://onlinelibrary.wiley.com/doi/10.1111/j.1083-6101.2010.01532.x/full The Participation Divide Among “Online Experts”: Experience, Skills and Psychological Factors as Predictors of College Students' Web Content Creation]''. Journal of Computer-Mediated Communication, 16:71-92. DOI: 10.111 1/j.1083-6101.2010.01532.x. .&lt;/ref&gt;{{,}}&lt;ref&gt;Hargittai E &amp; Shafer S (2006) ''[http://www.webuse.org/webuse.org/pdf/HargittaiShafer-GenderSkill2006.pdf {{Lang|en|Differences in Actual and Perceived Online Skills: The Role of Gender}}]''. Social Science Quarterly. 87(2), 432-448 ([http://onlinelibrary.wiley.com/doi/10.1111/j.1540-6237.2006.00389.x/full résumé]) .&lt;/ref&gt; laisse penser que ceci est dû en partie au fait que les hommes ont de manière générale plus développé certaines des compétences utiles dans l'Internet pour contribuer à ce type de projet.</text:p>
      <text:p text:style-name="Standard"/>
      <text:p text:style-name="Standard">Un contributeur est classé « ''actif ''» tant qu'il fait au moins cinq modifications par mois. Depuis 2007, le nombre de contributeurs actifs sur l'ensemble des versions linguistiques de Wikipédia a presque été divisé par deux&lt;ref name="Lemonde09082014"&gt;{{Lien web |url=https://www.lemonde.fr/actualite-medias/article/2014/08/09/wikipedia-compte-ses-fans-et-s-interroge-sur-son-modele_4469500_3236.html |titre=Wikipédia compte ses fans et s’interroge sur son modèle |auteur=Eric Albert |site=Lemonde.fr |date=9 août 2014 |consulté le=11 août 2014}}.&lt;/ref&gt;.</text:p>
      <text:p text:style-name="Standard"/>
      <text:p text:style-name="Standard">Un rédacteur peut être identifié par son [[adresse IP]], ou par son [[pseudonyme]] s'il l'a enregistré sur le site.</text:p>
      <text:p text:style-name="Standard"/>
      <text:p text:style-name="Standard">Au sein de Wikipédia, les comptes utilisateurs disposent de différents statuts techniques gérés par le logiciel [[MediaWiki]] et contrôlant les actions qui leur sont permises&lt;ref group=alpha&gt;Voir par exemple la page [[Aide:Statuts des utilisateurs]] de l'édition [[francophone]] ou la page [[m:User <text:soft-page-break/>groups|''User groups'']] de Meta-Wiki.&lt;/ref&gt;. Les critères pour acquérir un statut et la façon de se servir des capacités fournies sont fixés indépendamment par chaque communauté. Parmi ces statuts, les principaux sont :</text:p>
      <text:p text:style-name="Standard">* Les utilisateurs anonymes identifiés par leur adresse IP peuvent uniquement créer et modifier les articles, et intervenir sur les pages de discussions (avec des restrictions sur la création d'articles sur certaines versions linguistiques) ;</text:p>
      <text:p text:style-name="Standard">* Les utilisateurs enregistrés peuvent faire de même, mais en plus renommer une page et copier des fichiers d'illustration (images, vidéos…). En fonction de certains critères choisis par chaque communauté — généralement un seuil minimal sur le nombre de contributions réalisées par le compte utilisateur — ils peuvent aussi voter lors des différentes consultations, comme les élections d'administrateurs ou d'arbitres ;</text:p>
      <text:p text:style-name="Standard">* Les administrateurs sont élus par la communauté qui leur confère ce statut. Leur rôle est essentiellement technique, et correspond à des outils dont l'usage nécessite l'approbation de la communauté : supprimer une page, supprimer des versions intermédiaires d'une page (dite « purge d'historique »), mettre en place différents niveaux de blocage filtrant la modification de pages ayant des problèmes, et bloquer un utilisateur au comportement problématique. Ils ne peuvent juger du contenu d'un article, mais peuvent intervenir pour limiter la modification d'une page lorsqu'elle est le terrain d'un conflit entre utilisateurs ;</text:p>
      <text:p text:style-name="Standard">* Les bureaucrates sont élus par la communauté, et peuvent renommer un compte utilisateur. Ils examinent aussi les résultats d'une candidature au rôle d'administrateur ou de bureaucrate, et la valident en effectuant le changement de statut du compte utilisateur concerné s'il a obtenu l'approbation de la communauté ;</text:p>
      <text:p text:style-name="Standard">* Les arbitres sont élus par la communauté qui leur confère ce statut. Ils forment le Comité d'arbitrage qui étudie les conflits entre utilisateurs et peuvent décider de sanctions, notamment des blocages de modification ou des restrictions plus spécifiques. Ils ne peuvent juger du contenu d'un article, leur rôle se limite à évaluer les conflits entre personnes, et leur comportement sur Wikipédia&lt;ref group=alpha&gt;Voir par exemple les pages en anglais ''{{lien|langue=en|trad=Wikipedia:Arbitration|fr=Arbitration}}'' et ''{{lien|langue=en|trad=Wikipedia:Arbitration/Policy|fr=Arbitration/Policy}}'' sur Wikipédia en anglais.&lt;/ref&gt;.</text:p>
      <text:p text:style-name="Standard"/>
      <text:p text:style-name="Standard">==== Statistiques mensuelles ====</text:p>
      <text:p text:style-name="Standard">{{article détaillé|Wikipédia:statistiques}}</text:p>
      <text:p text:style-name="Standard">La [[Wikimedia Foundation]] fournit des statistiques mensuelles sur son site&lt;ref group=alpha&gt;{{lien web |url=http://stats.wikimedia.org |titre=Wikistats: Wikimedia Statistics |site=stats.wikimedia.org}}.&lt;/ref&gt;. On trouve notamment la somme des nombres de contributeurs ayant fait au moins {{unité|100|modifications}} pour l'ensemble des éditions&lt;ref&gt;[http://stats.wikimedia.org/FR/TablesWikipediansEditsGt100.htm Statistiques Wikimédia] Wikipédiens « très actifs ».&lt;/ref&gt; :</text:p>
      <text:p text:style-name="Standard">* en 2006 : entre {{formatnum:6999}} et {{formatnum:10369}} ;</text:p>
      <text:p text:style-name="Standard">* en 2007 : entre {{formatnum:10482}} et {{formatnum:11710}} ;</text:p>
      <text:p text:style-name="Standard">* en 2008 : entre {{formatnum:10470}} et {{formatnum:11696}} ;</text:p>
      <text:p text:style-name="Standard">* en 2009 : entre {{formatnum:10440}} et {{formatnum:11470}} ;</text:p>
      <text:p text:style-name="Standard">* en 2017 : entre {{formatnum:10088}} et {{formatnum:11167}}.</text:p>
      <text:p text:style-name="Standard"/>
      <text:p text:style-name="Standard">On trouve également la somme des nombres de contributeurs ayant fait au moins {{unité|5|modifications}} pour l'ensemble des éditions&lt;ref&gt;[http://stats.wikimedia.org/FR/TablesWikipediansEditsGt5.htm Statistiques Wikimedia] • « Wikipédiens « actifs » .&lt;/ref&gt; :</text:p>
      <text:p text:style-name="Standard">* en 2006 : entre {{formatnum:46492}} et {{formatnum:82463}} ;</text:p>
      <text:p text:style-name="Standard"><text:soft-page-break/>* en 2007 : entre {{formatnum:83065}} et {{formatnum:94534}} ;</text:p>
      <text:p text:style-name="Standard">* en 2008 : entre {{formatnum:83360}} et {{formatnum:93045}} ;</text:p>
      <text:p text:style-name="Standard">* en 2009 : entre {{formatnum:84131}} et {{formatnum:90590}} ;</text:p>
      <text:p text:style-name="Standard">* en 2017 : entre {{formatnum:66097}} et {{formatnum:75633}}.</text:p>
      <text:p text:style-name="Standard"/>
      <text:p text:style-name="Standard">On trouve également le nombre de pages vues pour l'ensemble des éditions&lt;ref&gt;[http://stats.wikimedia.org/EN/TablesPageViewsMonthly.htm Statistiques Wikimedia] • Pages vues par langue par mois.&lt;/ref&gt; :</text:p>
      <text:p text:style-name="Standard">* en 2008 : entre {{unité|9148|millions}} et {{unité|10617|millions}} ;</text:p>
      <text:p text:style-name="Standard">* en 2009 : entre {{unité|10054|millions}} et {{unité|11635|millions}} ;</text:p>
      <text:p text:style-name="Standard">* en 2017 : entre {{unité|14803|millions}} et {{unité|18035|millions}}.</text:p>
      <text:p text:style-name="Standard"/>
      <text:p text:style-name="Standard">=== Contrôle des modifications des articles ===</text:p>
      <text:p text:style-name="Standard">Les modifications apportées aux articles font l'objet de plusieurs niveaux de surveillance ''a posteriori'', qui permettent de corriger les erreurs les plus évidentes. Selon ''[[Le Figaro]]'', le cofondateur de Wikipédia, [[Jimmy Wales]], affirme ainsi qu'{{citation|en général, la correction d'une erreur ou d'une information fallacieuse a lieu en quelques heures, voire en quelques minutes}}&lt;ref name="figaro"&gt;[http://www.lefigaro.fr/high-tech/20070117.FIG000000183_wikipedia_encyclopedie_sous_haute_surveillance.html ''Wikipédia, encyclopédie sous haute surveillance''], Didier Sanz, le Figaro, 15/10/2007.&lt;/ref&gt;. Une étude de l'[[université du Minnesota]] affirme que, jusqu'en 2006, sur deux millions de modifications problématiques, 42 % ont été réparées dans un temps qui rend peu probable leur lecture par un visiteur, alors qu'environ 11 % des vandalismes détectés persistaient après avoir été vus cent fois. De la même manière, la grande majorité des vandalismes détectés avaient été corrigés après 15 révisions au plus&lt;ref name="CreatingDestroyingAndRestoringValue"/&gt;. En 2009 [[Dominique Cardon (sociologue)|Dominique Cardon]] et Julien Levrel attribuent une partie de la réussite du mode de correction et d'[[amélioration continue]] de Wikipédia à une [[gouvernance]] basée sur la ''{{Citation|vigilance participative}}''&lt;ref&gt;Cardon D &amp; Levrel J (2009) [https://www.cairn.info/revue-reseaux-2009-2-page-51.htm ''La vigilance participative. Une interprétation de la gouvernance de Wikipédia'']. Réseaux, (2), 51-89.&lt;/ref&gt;.</text:p>
      <text:p text:style-name="Standard"/>
      <text:p text:style-name="Standard">À un premier niveau, tous les changements sont accessibles en temps réel sur une page récapitulant les « modifications récentes ». Ce flux est scruté en permanence par des volontaires, ainsi que par quelques automates&lt;ref&gt;{{lien web|url=http://www.ecrans.fr/Inside-Wikipedia-5-Sous-haute,4770.html|titre=Inside Wikipédia #5: Sous haute surveillance|éditeur=}}.&lt;/ref&gt;. Les vandalismes les plus évidents (écrasements de pages entières, messages d'insulte, graffiti) sont généralement détectés à ce stade, et corrigés dans les secondes ou minutes qui suivent par un retour à la version précédente. Ce premier niveau de contrôle porte essentiellement sur la forme. Les surveillants volontaires peuvent également corriger des problèmes évidents d'orthographe ou de style, et éventuellement effectuer un contrôle de cohérence rapide sur un ajout particulièrement suspect. En 2006, 60 % des « vandalismes » étaient détectés facilement par des humains (modifications dénuées de sens, offensantes ou encore suppressions massives), mais certaines catégories de modifications semblaient plus délicates à repérer : désinformation, suppression partielle, [[spam]] et autres&lt;ref name="CreatingDestroyingAndRestoringValue"/&gt;.</text:p>
      <text:p text:style-name="Standard"/>
      <text:p text:style-name="Standard">Le deuxième niveau de contrôle consiste, pour un rédacteur inscrit, à examiner sur sa « liste de suivi » (liste des pages qu'il a marquées pour les surveiller) les modifications apportées récemment. Cet examen permet de détecter et corriger assez rapidement les principaux problèmes de fond : erreurs manifestes, ajouts hors sujet, ou manque d'objectivité ou de neutralité dans la formulation. Les <text:soft-page-break/>coauteurs de l'article peuvent ainsi contrôler de manière plus approfondie les ajouts suspects, si nécessaire en s'appuyant sur des sources de référence.</text:p>
      <text:p text:style-name="Standard"/>
      <text:p text:style-name="Standard">Quand ces deux premiers niveaux de contrôle conduisent à des corrections, le correcteur volontaire peut examiner ensuite l'ensemble des ajouts effectués par le même contributeur, ce qui peut lui permettre de rattraper des modifications ayant échappé aux deux premiers niveaux de contrôle. Quand il apparaît qu'un contributeur « à problème » a trop souvent une contribution négative sur Wikipédia, il peut se faire interdire d'écriture sur toute l'encyclopédie : {{citation|Les administrateurs, élus parmi les contributeurs, ont le pouvoir de supprimer ou de protéger des pages, de bloquer ou d'exclure un contributeur à la suite d'une décision du comité d'arbitrage, lui aussi composé de membres choisis par la communauté}}&lt;ref name="figaro"/&gt;.</text:p>
      <text:p text:style-name="Standard"/>
      <text:p text:style-name="Standard">[[Fichier:Contenu de qualité.svg|vignette|400px|upright=1.2|gauche|Évolution du nombre d'articles labellisés depuis 2003.]]</text:p>
      <text:p text:style-name="Standard"/>
      <text:p text:style-name="Standard">Les erreurs qui échappent à ces premiers niveaux de contrôle sont des erreurs peu évidentes, ou qui portent sur des articles marginaux, de faible avancement, et peu surveillés. Ces erreurs peuvent rester des mois voire des années dans l'article, et restent d'autant plus longtemps que l'article est peu lu et peu modifié&lt;ref name="figaro"/&gt;&lt;!-- chercher une meilleure source qui développe cet aspect --&gt;. Elles peuvent être corrigées spontanément par un lecteur. De plus, à la faveur d'une nouvelle modification, l'article repasse par les contrôles précédents, et les correcteurs volontaires peuvent décider à cette occasion de le relire en intégralité pour corriger d'éventuelles erreurs anciennes.</text:p>
      <text:p text:style-name="Standard"/>
      <text:p text:style-name="Standard">Le dernier niveau de contrôle, collectif, est formé par les projets d'amélioration d'articles rattachés à un thème donné, organisé autour d'un « portail ». {{Référence nécessaire|Dans ce cadre, les articles sont relus, complétés et corrigés, par des volontaires passionnés par ce thème. Les articles qui bénéficient de ces relectures sont initialement corrigés, et continuent généralement à être suivis par l'équipe du « portail ».|date=août 2010}}</text:p>
      <text:p text:style-name="Standard"/>
      <text:p text:style-name="Standard">Chaque communauté établit aussi des procédures pour labelliser les articles en fonction de critères spécifiques, ce processus conduit par exemple à deux catégories d'articles : « bon article »&lt;ref group=alpha&gt;Voir [[Wikipédia:Bons articles]].&lt;/ref&gt; (« ''{{Lang|en|texte=good article}}'' » sur Wikipédia en anglais) et « article de qualité »&lt;ref group=alpha&gt;Voir [[Wikipédia:Articles de qualité]].&lt;/ref&gt; (''« {{Lang|en|texte=featured article}}'' » sur Wikipédia en anglais).</text:p>
      <text:p text:style-name="Standard"/>
      <text:p text:style-name="Standard">D'autres procédures sont développées et testées par les différentes communautés de langue, comme le projet [[Aide:WikiTrust|WikiTrust]], des filtres automatiques contrôlant le texte proposé à la publication, ou des versions de travail nécessitant une relecture avant d'être incorporés à la version publiée (''{{Lang|en|texte=flagged revision}}''){{référence souhaitée}}.</text:p>
      <text:p text:style-name="Standard"/>
      <text:p text:style-name="Standard">=== Conflits de contribution ===</text:p>
      <text:p text:style-name="Standard">[[Fichier:Wp08 wars.svg|vignette|upright=1.2|Proportion des conflits de contribution selon les catégories, sur Wikipédia en anglais en janvier 2008.]]</text:p>
      <text:p text:style-name="Standard">{{à actualiser|date=février 2015}}</text:p>
      <text:p text:style-name="Standard">{{Article connexe|Conflits d'intérêts sur Wikipédia}}</text:p>
      <text:p text:style-name="Standard">L'étude menée par des chercheurs de l'[[université Carnegie-Mellon]] et du [[Palo Alto Research Center]]&lt;ref name="What's in Wikipedia?"/&gt; s'intéresse également à la contribution des différents thèmes de l'encyclopédie aux conflits, en décomptant le nombre d'annulations de modification, ramené à la taille de la catégorie correspondant au thème.</text:p>
      <text:p text:style-name="Standard"><text:soft-page-break/>Les pourcentages qui suivent sont ceux de janvier 2008 :</text:p>
      <text:p text:style-name="Standard">* culture et arts : 2 % ;</text:p>
      <text:p text:style-name="Standard">* biographies et personnes : 14 % ;</text:p>
      <text:p text:style-name="Standard">* géographie et lieux : 2 % ;</text:p>
      <text:p text:style-name="Standard">* société et sciences sociales : 7 % ;</text:p>
      <text:p text:style-name="Standard">* histoire et événements : 6 % ;</text:p>
      <text:p text:style-name="Standard">* sciences naturelles et physiques : 7 % ;</text:p>
      <text:p text:style-name="Standard">* technologie et sciences appliquées : 1 % ;</text:p>
      <text:p text:style-name="Standard">* religions et systèmes de croyances : 28 % ;</text:p>
      <text:p text:style-name="Standard">* santé : 0 % ;</text:p>
      <text:p text:style-name="Standard">* mathématiques et logique : 1 % ;</text:p>
      <text:p text:style-name="Standard">* philosophie et pensée : 28 %.</text:p>
      <text:p text:style-name="Standard"/>
      <text:p text:style-name="Standard">Les annulations de modification sont plus nombreuses dans certains articles, dont l'ensemble ou une partie du contenu se trouve particulièrement controversé. Une étude montre que ces articles diffèrent selon les langues de l'encyclopédie&lt;ref&gt;[https://arxiv.org/ftp/arxiv/papers/1305/1305.5566.pdf arxiv.org] Yasseri T., Spoerri A., Graham M., et Kertész J., « The most controversial topics in Wikipedia: A multilingual and geographical analysis ». In : Fichman P., Hara N., editors, ''{{lang|en|texte=Global Wikipedia — International and cross-cultural issues in online collaboration}}''. Scarecrow Press (2014).&lt;/ref&gt;.</text:p>
      <text:p text:style-name="Standard"/>
      <text:p text:style-name="Standard">Dans l'encyclopédie Wikipédia en français, les dix articles les plus controversés selon le critère des annulations, étaient à fin mars 2010, les suivants :</text:p>
      <text:p text:style-name="Standard">* [[Ségolène Royal]] ;</text:p>
      <text:p text:style-name="Standard">* [[Objet volant non identifié]] ;</text:p>
      <text:p text:style-name="Standard">* [[Témoins de Jéhovah]] ;</text:p>
      <text:p text:style-name="Standard">* [[Jésus]] ;</text:p>
      <text:p text:style-name="Standard">* [[Sigmund Freud]] ;</text:p>
      <text:p text:style-name="Standard">* [[Attentats du 11 septembre 2001]] ;</text:p>
      <text:p text:style-name="Standard">* [[Affaire Mohammed al-Durah]] ;</text:p>
      <text:p text:style-name="Standard">* [[Islamophobie]] ;</text:p>
      <text:p text:style-name="Standard">* [[Dieu (christianisme)]] ;</text:p>
      <text:p text:style-name="Standard">* [[Débat sur l'énergie nucléaire]].</text:p>
      <text:p text:style-name="Standard"/>
      <text:p text:style-name="Standard">== Critiques ==</text:p>
      <text:p text:style-name="Standard">{{Article détaillé|Critiques de Wikipédia}}</text:p>
      <text:p text:style-name="Standard"/>
      <text:p text:style-name="Standard">Le statut de Wikipédia en tant que source de référence est un sujet de controverses, en particulier à cause de son système de rédaction ouvert à tous. L'audience grandissante de Wikipédia a conduit un grand nombre de personnes à formuler des avis critiques sur la fiabilité des informations présentées dans cette encyclopédie. Ces critiques étant récurrentes, une page spéciale de Wikipédia est consacrée aux réponses de participants à Wikipédia aux objections les plus fréquentes&lt;ref group=alpha&gt;Voir [[Wikipédia:Réponses aux objections habituelles]].&lt;/ref&gt;.</text:p>
      <text:p text:style-name="Standard"/>
      <text:p text:style-name="Standard">Les principales critiques portent sur :</text:p>
      <text:p text:style-name="Standard">* l'anonymat des contributeurs ;</text:p>
      <text:p text:style-name="Standard">* l'absence de filtrage des contributeurs et de comité de validation ;</text:p>
      <text:p text:style-name="Standard">* les problèmes posés par la neutralité de point de vue ;</text:p>
      <text:p text:style-name="Standard"><text:soft-page-break/>* la vulnérabilité face aux sabotages, « vandalismes » dans le [[Aide:Jargon de Wikipédia#Vandalisme|jargon de Wikipédia]] ;</text:p>
      <text:p text:style-name="Standard">* la communauté des contributeurs.</text:p>
      <text:p text:style-name="Standard"/>
      <text:p text:style-name="Standard">Les critiques de Wikipédia l'accusent d'incohérences, de [[Impartialité|partialité]] systémique et d'une forme d'anti-élitisme&lt;ref name="SangerElitism"&gt;{{en}} [[Larry Sanger]], [http://www.kuro5hin.org/story/2004/12/30/142458/25 Why Wikipedia Must Jettison Its Anti-Elitism], Kuro5hin, 31 décembre 2004.&lt;/ref&gt;, et d'avoir une politique favorisant trop le consensus dans son processus éditorial&lt;ref name="AcademiaAndWikipedia"&gt;{{lang|en| {{lien web|langue=en|auteur=[[Danah Boyd]]|url=http://many.corante.com/archives/2005/01/04/academia_and_wikipedia.php|titre=Academia and Wikipedia|périodique=Many 2 Many: A Group Weblog on Social Software|éditeur=Corante |date=4 janvier 2005|consulté le=18 décembre 2008}}}}.&lt;/ref&gt;. La fiabilité et la précision de Wikipédia sont aussi des questions débattues&lt;ref name="Who"&gt;{{lien web | url = http://www.guardian.co.uk/technology/2004/oct/26/g2.onlinesupplement | titre = Who knows?|auteur=Simon Waldman|périodique=[[The Guardian]]|date=26 octobre 2004 | consulté le = 11 décembre 2007}}.&lt;/ref&gt;. D'autres critiques portent essentiellement sur sa sensibilité au vandalisme et à l'ajout de fausses informations&lt;ref name="DeathByWikipedia"&gt;{{lien web</text:p>
      <text:p text:style-name="Standard">|titre=Death by Wikipedia: The Kenneth Lay Chronicles</text:p>
      <text:p text:style-name="Standard">|url=https://www.washingtonpost.com/wp-dyn/content/article/2006/07/08/AR2006070800135.html</text:p>
      <text:p text:style-name="Standard">|prénom=Frank</text:p>
      <text:p text:style-name="Standard">|nom1=Ahrens</text:p>
      <text:p text:style-name="Standard">|éditeur=the Washington Post</text:p>
      <text:p text:style-name="Standard">|date=9 juillet 2006</text:p>
      <text:p text:style-name="Standard">|consulté le=11 janvier 2006}}.&lt;/ref&gt;, bien que des travaux aient suggéré que le [[vandalisme]] est généralement de courte durée&lt;ref name="MIT_IBM_study"&gt;{{article|auteur=Fernanda B. Viégas, Martin Wattenberg, et Kushal Dave|url=http://alumni.media.mit.edu/~fviegas/papers/history_flow.pdf|titre={{lang|en|Studying Cooperation and Conflict between Authors with History Flow Visualizations}}|journal=Proceedings of the [[CHI (conference)|ACM Conference on Human Factors in Computing Systems (CHI)]]|périodique=ACM [[Special Interest Group on Computer-Human Interaction|SIGCHI]]|id=ISBN 978-1-58113-702-6|pages=575–582|lieu=[[Vienne (Autriche)|Vienne]] ([[Autriche]])|année=2004|format=PDF|consulté le=24 janvier 2007|doi=10.1145/985921.985953}}.&lt;/ref&gt;{{,}}&lt;ref name="CreatingDestroyingAndRestoringValue"&gt;{{article|auteur=Reid Priedhorsky, Jilin Chen, Shyong (Tony) K. Lam, Katherine Panciera, Loren Terveen, et John Riedl (GroupLens Research, Department of Computer Science and Engineering, [[Université du Minnesota|University of Minnesota]])|titre ={{lang|en|Creating, Destroying, and Restoring Value in Wikipedia}}|journal =[[Association for Computing Machinery]] GROUP '07 conference proceedings|lieu =[[Floride]]|date=4 novembre 2007|url =http://www-users.cs.umn.edu/~reid/papers/group282-priedhorsky.pdf|format=PDF|consulté le=13 octobre 2007}}.&lt;/ref&gt;.</text:p>
      <text:p text:style-name="Standard"/>
      <text:p text:style-name="Standard">D'autres critiques se révèlent plutôt positives. Ainsi, en juin [[2009]], le philosophe [[France|français]] [[Bernard Stiegler]] estime que Wikipédia, « passage obligé pour tout utilisateur d'Internet », est un « exemple frappant ''d'économie de la contribution'' » et que l'encyclopédie « a conçu un système d'[[intelligence collective]] en réseau »&lt;ref&gt;''[[Télérama]]'', {{numéro|3099}}, 6-12 juin 2009, {{p.}}25-26.&lt;/ref&gt;.</text:p>
      <text:p text:style-name="Standard"/>
      <text:p text:style-name="Standard">Des études ont été menées sur la qualité du contenu proposée par Wikipédia, et des comparaisons effectuées avec d'autres encyclopédies. Ces évaluations fournissent généralement des conclusions <text:soft-page-break/>positives pour Wikipédia, mais ces résultats font aussi l'objet de critiques&lt;ref&gt;{{Lien web |titre=La qualité de Wikipédia saluée pour les articles scientifiques |url=http://www.numerama.com/magazine/23324-la-qualite-de-wikipedia-saluee-pour-les-articles-scientifiques.html |date=2 août 2012 |site=[[Numerama]]}}.&lt;/ref&gt;.</text:p>
      <text:p text:style-name="Standard"/>
      <text:p text:style-name="Standard">=== Biais de genre ===</text:p>
      <text:p text:style-name="Standard">{{Article détaillé|Biais de genre sur Wikipédia}}</text:p>
      <text:p text:style-name="Standard">Le [[Discrimination sexuelle|traitement inégalitaire des hommes et des femmes]] tant en nombre d'articles qu'en qualité et neutralité du contenu, avec une présentation des femmes plus péjorative, fait l'objet d'analyses convergentes&lt;ref name="Wagner"&gt;{{en}}Claudia Wagner, Eduardo Graells-Garrido et David Garcia, « [https://arxiv.org/pdf/1601.04890v1.pdf Women through the Gass-ceiling : gender asymmetries in Wikipédia] » sur arxivorg, 19 janvier 2016.&lt;/ref&gt;{{,}}&lt;ref&gt;{{en}} Benjamin Collier et Julia Bear. « [http://doi.acm.org/10.1145/2145204.2145265 Conflict, Criticism, or Confidence: An Empirical Examination of the Gender Gap in Wikipedia Contributions.] », ''Proceedings of the ACM 2012 Conference on Computer Supported Cooperative Work. CSCW ’12. Seattle, Washington, USA: ACM, 2012, {{p.|383–392}}. {{ISBN|978-1-4503-1086-4}}, {{doi|10.1145/2145204.2145265}}.&lt;/ref&gt;{{,}}&lt;ref&gt;{{en}}Eduardo Graells-Garrido, Mounia Lalmas et Filippo Menczer. « [http://doi.acm.org/10.1145/2700171.2791036 First Women, Second Sex: Gender Bias in Wikipedia.] » Compte-rendu de la {{26e|conférence}} Hy« pertext &amp; Social Media ». HT ’15. Guzelyurt, Northern Cyprus: ACM, 2015, {{p.|165–174}}. {{ISBN|978-1-4503-3395-5}}, {{doi|10.1145/2700171.2791036}}.&lt;/ref&gt;{{,}}&lt;ref&gt;{{en}} Benjamin Mako Hill et Aaron Shaw. « The Wikipedia Gender Gap Revisited: Characterizing Survey Response Bias with Propensity Score Estimation. » In: PloS ONE 8.6 (2013), e65782.&lt;/ref&gt;. Toutefois, les études ne concluent pas sur le fait de savoir si ce biais provient des contributeurs eux-mêmes, ou des sources qui leur sont disponibles&lt;ref name="Wagner"/&gt;. En 2017, la [[Journée internationale des femmes|journée internationale des droits des femmes]] du 8 mars a vu de nombreuses initiatives pour améliorer le nombre d'articles consacrés à des personnalités féminines&lt;ref&gt;{{Lien web|nom1=Castilloux|prénom1=Charlotte R.|titre=Des pages Wikipédia pour les femmes créées|url=http://www.journaldemontreal.com/2017/03/08/des-pages-wikipedia-pour-les-femmes-creees|site=Le Journal de Montréal|consulté le=2017-03-09}}.&lt;/ref&gt;{{,}}&lt;ref&gt;{{Article|langue=|auteur1=Jean-Christophe Pain|titre=Grenoble : un Editathon à la Casemate pour redonner aux femmes scientifiques leur juste place sur Wikipédia - France 3 Auvergne-Rhône-Alpes|périodique=France 3 Auvergne-Rhône-Alpes|date=8 mars 2017|issn=|lire en ligne=https://france3-regions.francetvinfo.fr/auvergne-rhone-alpes/isere/grenoble/grenoble-editathon-casemate-redonner-aux-femmes-scientifiques-leur-juste-place-wikipedia-1210455.html|consulté le=2017-03-09|pages=}}.&lt;/ref&gt;{{,}}&lt;ref&gt;{{Article|langue=fr-FR|prénom1=Esther|nom1=Paolini|titre=L'Université d'Angers se lance dans la féminisation de Wikipedia|périodique=Le Figaro|date=2017-03-08|issn=0182-5852|lire en ligne=http://www.lefigaro.fr/actualite-france/2017/03/08/01016-20170308ARTFIG00132-l-universite-d-angers-se-lance-dans-la-feminisation-de-wikipedia.php|consulté le=2017-03-09}}.&lt;/ref&gt;{{,}}&lt;ref&gt;{{Article|langue=fr|auteur1=|nom1=Nantes|titre=Atelier Wikipedia Exceptionnel :" Femmes et féminisme"|périodique=Unidivers|date=8 mars 2017|issn=|lire en ligne=https://www.unidivers.fr/rennes/atelier-wikipedia-exceptionnel-femmes-et-feminisme/|consulté le=2017-03-09|pages=}}.&lt;/ref&gt;. En octobre 2018, lors de l'attribution du Nobel de physique à [[Donna Strickland]], son absence de Wikipédia fait réagir et suscite certaines critiques sur la représentativité des femmes dans l'encyclopédie, tout en pointant du doigt la responsabilité des médias et universitaires qui n'avaient pas préalablement donné de couverture « significative et durable » à cette chercheuse&lt;ref&gt;{{Article|langue=fr|titre=Prix Nobel : pourquoi Donna Strickland n’était pas sur Wikipédia avant de remporter celui de physique|périodique=Le Monde.fr|date=2018-10-03|lire en ligne=https://www.lemonde.fr/pixels/article/2018/10/03/pourquoi-donna-strickland-n-etait-pas-sur-<text:soft-page-break/>wikipedia-avant-d-avoir-son-nobel-de-physique_5364210_4408996.html|consulté le=2018-12-25}}&lt;/ref&gt;.</text:p>
      <text:p text:style-name="Standard"/>
      <text:p text:style-name="Standard">== Aspects techniques ==</text:p>
      <text:p text:style-name="Standard"/>
      <text:p text:style-name="Standard">=== Logiciel ===</text:p>
      <text:p text:style-name="Standard">{{Article détaillé|MediaWiki}}</text:p>
      <text:p text:style-name="Standard"/>
      <text:p text:style-name="Standard">Wikipédia et ses projets parallèles sont des [[wiki]]s libres. Le premier wiki est créé en [[1995]] par [[Ward Cunningham]], qui l'appelle ''[[WikiWikiWeb]]''&lt;ref group=alpha&gt;Du mot [[hawaïen]] ''wiki'', qui signifie « rapide».&lt;/ref&gt;. Un wiki est un [[site web]] dynamique, dont les visiteurs autorisés peuvent modifier les pages qu'ils lisent avec leur [[navigateur web]]. Sur Wikipédia, par exemple, la syntaxe utilisée pour modifier une page est beaucoup plus simple que celle du [[Hypertext Markup Language]], et elle est censée permettre un apprentissage rapide.</text:p>
      <text:p text:style-name="Standard"/>
      <text:p text:style-name="Standard">Le fonctionnement de Wikipédia est assuré par le [[logiciel libre]] [[MediaWiki]], une plate-forme wiki adaptée à Wikipédia, écrite en [[PHP: Hypertext Preprocessor|PHP]] et utilisant une base de données [[MySQL]]. [[MediaWiki]] est sous [[Licence publique générale GNU|licence GNU GPL]] et est en 2010 utilisé par tous les projets Wikimedia ainsi que par de nombreux autres sites wikis. À l'origine, Wikipédia utilisait le logiciel [[UseModWiki]], développé par Clifford Adams en [[Perl (langage)|Perl]], et requérant l'usage de la ''[[camel case]]'' pour la création de liens entre les articles. À partir de janvier 2002, la version en [[anglais]] de Wikipédia utilise un logiciel développé par [[Magnus Manske]], écrit en PHP — les versions dans les autres langues étant restées sous le logiciel UseModWiki. À partir de l'été 2002, tous les sites sont progressivement migrés vers MediaWiki.</text:p>
      <text:p text:style-name="Standard"/>
      <text:p text:style-name="Standard">Les informations contenues dans Wikipédia, toutes langues confondues, sont conservées dans une [[base de données]] et peuvent être [[Téléchargement|téléchargées]]&lt;ref group=alpha&gt;Sur le site http://download.wikipedia.org.&lt;/ref&gt;.</text:p>
      <text:p text:style-name="Standard"/>
      <text:p text:style-name="Standard">=== Serveurs ===</text:p>
      <text:p text:style-name="Standard">[[Fichier:Wikimedia-servers-2010-12-28.svg|vignette|Organisation des serveurs de Wikipédia en trois couches. Plusieurs serveurs portent les noms d'encyclopédistes.|405x405px]]</text:p>
      <text:p text:style-name="Standard"/>
      <text:p text:style-name="Standard">Le succès croissant de Wikipédia nécessite l'emploi d'un grand nombre de [[Serveur informatique|serveurs informatiques]] qui fonctionnent tous avec un [[système d'exploitation]] [[Linux|GNU/Linux]] (principalement [[Ubuntu (système d'exploitation)|Ubuntu]])&lt;ref&gt;{{article|titre=Wikipedia adopts Ubuntu for its server infrastructure|prénom=Ryan|nom1=Paul|url=https://arstechnica.com/open-source/news/2008/10/wikipedia-adopts-ubuntu-for-its-server-infrastructure.ars|journal=[[Ars Technica]]|date=9 octobre 2008|consulté le=1 novembre 2008}}.&lt;/ref&gt;. Ces installations sont présentes à [[Tampa]] en [[Floride]], à [[Amsterdam]] aux [[Pays-Bas]], et dans le site [[Corée du Sud|sud-coréen]] d'hébergement de [[Yahoo!]] qui accueille {{Quand|{{nobr|23 serveurs}}}} de la Wikimedia Foundation.</text:p>
      <text:p text:style-name="Standard"/>
      <text:p text:style-name="Standard">Les serveurs sont organisés en trois couches :</text:p>
      <text:p text:style-name="Standard">* des machines munies de caches [[Squid (logiciel)|Squid]], attendent les demandes de pages et d'images ;</text:p>
      <text:p text:style-name="Standard">* des machines munies de [[Apache HTTP Server|serveurs Apache]] préparent les pages à la demande, en fonction des données présentes dans la base de données ;</text:p>
      <text:p text:style-name="Standard"><text:soft-page-break/>* une base de données maître et des bases de données esclaves stockent les données ; jusqu'en décembre 2012, elles fonctionnent avec [[MySQL]]. Depuis début 2013, la fondation a basculé sur la [[Fork (développement logiciel)|scission]] [[MariaDB]]&lt;ref&gt;http://www.journaldunet.com/developpeur/outils/wikipedia-migration-vers-mariadb-0513.shtml « Wikipedia bascule de MySQL vers MariaDB».&lt;/ref&gt;.</text:p>
      <text:p text:style-name="Standard"/>
      <text:p text:style-name="Standard">Plusieurs [[site Web|sites web]], comme Ganglia&lt;ref group=alpha&gt;{{lien web|url=http://ganglia.wikimedia.org|titre=Lien vers Ganglia|éditeur=}}.&lt;/ref&gt;, permettent de consulter diverses informations sur le fonctionnement des serveurs, notamment la [[Load average|charge des processeurs]], la mémoire occupée…</text:p>
      <text:p text:style-name="Standard"/>
      <text:p text:style-name="Standard">Une description précise de l'architecture des serveurs est difficile, car elle change très fréquemment en raison des améliorations régulièrement apportées pour répondre au très fort trafic engendré par la consultation de Wikipédia. Cet aspect de Wikipédia est géré par le personnel technique de la Wikimedia Foundation.</text:p>
      <text:p text:style-name="Standard">&lt;!-- Pour plus de précisions : voir [[Wikipédia:Statut des serveurs|la présentation détaillée de l'architecture et du statut des serveurs en français]] ou, pour un exposé plus à jour, [[meta:Wikimedia servers|en anglais]]. --&gt;</text:p>
      <text:p text:style-name="Standard"/>
      <text:p text:style-name="Standard">== Wikimedia Foundation et associations locales ==</text:p>
      <text:p text:style-name="Standard">La ''Wikimedia Foundation'' possède les différentes marques (Wikipedia, Wikimedia…), les serveurs, les sites web, et agit comme [[hébergeur web]].</text:p>
      <text:p text:style-name="Standard"/>
      <text:p text:style-name="Standard">Des associations nationales, ayant pour but de promouvoir Wikipédia et le libre partage des connaissances, existent dans plusieurs pays. Elles reprennent généralement l'intitulé « Wikimedia » (''[[Wikimédia Belgique]]'', ''[[Wikimédia France]]''&lt;ref group=alpha&gt;[[Wikipédia:Wikimédia France]].&lt;/ref&gt;, ''Wikimédia Suisse''&lt;ref group=alpha&gt;[[Wikipédia:Wikimedia CH]].&lt;/ref&gt;, etc.). Ces associations sont reconnues comme associations locales par la Wikimedia Foundation, mais n'y sont pas juridiquement liées, et n'ont aucune responsabilité sur le contenu de Wikipédia. Elles sont généralement désignées comme le ''chapter'' (chapitre) pour un pays donné. Des associations de ce type sont présentes en [[Angleterre]], en [[Allemagne]], en [[Argentine]], en [[Australie]], en [[Autriche]], en [[France]], à [[Hong Kong]], en [[Israël]], en [[Italie]], aux [[Pays-Bas]], en [[Pologne]], en [[République tchèque]], en [[Russie]], en [[Serbie]], en [[Suède]], en [[Suisse]] et à [[Taïwan]]{{Sfn|Devouard|Paumier|2009|loc=Chapitre ''Découvrir Wikipédia'', page ''Structures associatives''}}.</text:p>
      <text:p text:style-name="Standard"/>
      <text:p text:style-name="Standard">{{Référence nécessaire|Les différentes communautés linguistiques et la [[Wikimedia Foundation]] s'accordent pour publier Wikipédia et ses projets frères sans recourir à un [[Publicité|financement publicitaire]]|date=août 2010}}. Soutenue uniquement par des dons des lecteurs, de mécènes et de [[Fondation (institution)|fondations]], la Wikimedia Foundation emploie une trentaine de personnes&lt;ref group=alpha&gt;Elle annonce sur [[m:Staff|cette page]] qui elle emploie.&lt;/ref&gt; (en septembre 2014, 213 noms constituent l'équipe Wikimédia&lt;ref&gt;[https://wikimediafoundation.org/wiki/Staff_and_contractors Staff and contractors] wikimediafoundation.org consulté le {{1er}} septembre 2014.&lt;/ref&gt;), principalement des techniciens gérant les serveurs hébergeant les différents sites. Pour l'année fiscale 2007-2008, elle a reçu 6,4 millions de dollars US&lt;ref group=alpha&gt;Elle publie sur [[m:Financial reports|cette page]] ses rapports financiers.&lt;/ref&gt; de dons.</text:p>
      <text:p text:style-name="Standard"/>
      <text:p text:style-name="Standard">== Influence ==</text:p>
      <text:p text:style-name="Standard">[[Fichier:WorldWideWebAroundWikipedia.png|vignette|Place de Wikipédia dans le [[World Wide Web]].]]</text:p>
      <text:p text:style-name="Standard"><text:soft-page-break/></text:p>
      <text:p text:style-name="Standard">=== Impact médiatique ===</text:p>
      <text:p text:style-name="Standard">==== Sur internet ====</text:p>
      <text:p text:style-name="Standard">Selon [[comScore]], Wikipédia a acquis une influence mondiale&lt;ref&gt;{{en}} {{Citation|{{Lang|en|Wikipedia's popularity demonstrates the global power of the Web to unite and provide information across countries and languages, but the full extent of its global appeal is only measurable through this new worldwide measurement}}}}, dans l'article « 694 Million People Currently Use the Internet Worldwide According To comScore Networks » [http://ir.comscore.com/releasedetail.cfm?ReleaseID=245312 lire en ligne].&lt;/ref&gt;. Selon comScore et [[Alexa Internet]], Wikipédia figure depuis 2007 parmi les dix sites les plus visités dans le monde et le seul site non-commercial&lt;ref&gt;{{lien web|titre=Alexa top 500 global sites|url= https://www.alexa.com/topsites =[[Alexa]]|consulté le=13 mai 2018}}.&lt;/ref&gt;.</text:p>
      <text:p text:style-name="Standard"/>
      <text:p text:style-name="Standard">La croissance de Wikipédia a été favorisée par son classement dans les résultats d'une recherche sur [[Google]]&lt;ref&gt;{{en}} « Wikipedia or Wickedpedia? », Michael Petrilli, [http://educationnext.org/wikipedia-or-wickedpedia/ lire en ligne] sur educationnext.org.&lt;/ref&gt;, environ 50 % du trafic des moteurs de recherche vers Wikipédia provenant de Google&lt;ref&gt;{{lien web|titre=Google Traffic To Wikipedia up 166% Year over Year|url=http://weblogs.hitwise.com/leeann-prescott/2007/02/wikipedia_traffic_sources.html|éditeur=Hitwise|date=16 février 2007|consulté le=22 décembre 2007}}.&lt;/ref&gt;, dont une grande partie est liée à la recherche universitaire&lt;ref&gt;{{lien web|titre=Wikipedia and Academic Research|url=http://weblogs.hitwise.com/leeann-prescott/2006/10/wikipedia_and_academic_researc.html|éditeur=Hitwise|date=17 octobre 2006|consulté le=6 février 2008}}.&lt;/ref&gt;.</text:p>
      <text:p text:style-name="Standard"/>
      <text:p text:style-name="Standard">En avril 2007, le ''[[Pew Research Center|Pew]] Internet and American Life Project'' a constaté que le tiers des internautes américains consultaient Wikipédia&lt;ref&gt;{{lien web|format=PDF|nom1=Rainie|coauteurs=Bill Tancer|titre=Wikipedia users|url=http://www.pewinternet.org/pdfs/PIP_Wikipedia07.pdf|éditeur=Pew Research Center|date=15 décembre 2007|consulté le=15 décembre 2007|extrait=36% of online American adults consult Wikipedia. It is particularly popular with the well-educated and current college-age students.|prénom=Lee|périodique=Pew Internet &amp; American Life Project}}.&lt;/ref&gt;. En [[octobre 2006]], le site a été estimé à une valeur de marché hypothétique de 580 millions de dollars américains s'il y avait des publicités&lt;ref&gt;{{lien web|nom1=Karbasfrooshan|titre=What is Wikipedia.org's Valuation?|url=http://www.watchmojo.com/web/blog/?p=626|date=26 octobre 2006|consulté le=1 décembre 2007|prénom=Ashkan}}.&lt;/ref&gt;.</text:p>
      <text:p text:style-name="Standard"/>
      <text:p text:style-name="Standard">En juillet 2007, Wikipédia a fait l'objet d'un documentaire de 30 minutes sur la [[BBC Radio 4]]&lt;ref&gt;{{lien web|titre=Radio 4 Documentary|url=http://www.bbc.co.uk/radio4/factual/pip/efv21/|consulté le=26 décembre 2008}}.&lt;/ref&gt;, qui affirmait que « Wikipédia » était devenu un terme connu par tout le monde, au même titre que « [[Google]] », « [[Facebook]] » et « [[YouTube]] ». Le cinéaste néerlandais IJsbrand van Veelen a créé un documentaire télévisé de 45 minutes en avril 2008, ''The Truth According to Wikipedia''&lt;ref&gt;{{lien web|nom1=Schonfeld|titre=The Truth According to Wikipedia|url=https://techcrunch.com/2008/04/08/the-truth-according-to-wikipedia/|éditeur=TechCruch.com|date=8 avril 2008|prénom=Erick}}.&lt;/ref&gt;.</text:p>
      <text:p text:style-name="Standard"/>
      <text:p text:style-name="Standard">Dans les pays pauvres, là où le livre est rare, l'abonnement internet [[Fracture numérique (géographique)|hors de prix]]&lt;ref&gt;{{Lien web|format=pdf|titre=De la fracture numérique à la fracture cognitive : pour une nouvelle approche de la société de l'information|url=http://www.enssib.fr/bibliotheque-numerique/documents/1948-de-la-fracture-<text:soft-page-break/>numerique-a-la-fracture-cognitive-pour-une-nouvelle-approche-de-la-societe-de-l-information.pdf|date=16 mars 2007|auteur=Alain Kiyindou}}.&lt;/ref&gt;, Wikipédia est massivement utilisé par les étudiants, ainsi que comme produit d'appel par les opérateurs&lt;ref&gt;{{Lien web|titre=Wikipédia Gratuit sur votre mobile !!|url=http://www.orange.mg/service-orange-wikipedia|site=Orange Madagascar}}.&lt;/ref&gt;.</text:p>
      <text:p text:style-name="Standard"/>
      <text:p text:style-name="Standard">Dans un [[communiqué de presse]] du 10 novembre 2009, Wikimedia Foundation annonce recevoir plus de {{nobr|320 millions de visiteurs}} par mois pour Wikipédia et ses projets frères, d'après ''comScore Media Metrix''&lt;ref&gt;{{en}} [[wmf:Press releases/Wikimedia launches 2009 annual giving campaign|Press releases/Wikimedia launches 2009 annual giving campaign]].&lt;/ref&gt;.</text:p>
      <text:p text:style-name="Standard"/>
      <text:p text:style-name="Standard">==== Par rapport aux autres encyclopédies en ligne ====</text:p>
      <text:p text:style-name="Standard">De nombreux projets d'[[encyclopédie]] existent — ou ont déjà existé — sur [[Internet]]. Certains, tels que la ''{{lang|en|[[Stanford Encyclopedia of Philosophy]]}}''&lt;ref group=alpha&gt;{{en}} [http://plato.stanford.edu/ Site de la {{lang|en|Stanford Encyclopedia of Philosophy}}].&lt;/ref&gt; ou la défunte [[Nupedia]], ont adopté une politique éditoriale traditionnelle, avec par exemple un seul auteur par article. La forte fréquentation de Wikipédia, combinée aux critiques sur son principe de fonctionnement, ont également poussé au développement de projets concurrents. [[Citizendium]] est par exemple une encyclopédie en ligne en anglais dirigée par [[Larry Sanger]] et publiée sous licence libre. Elle se distingue notamment par l'obligation pour les rédacteurs d'indiquer leur nom et de préciser leurs diplômes. Le 5 décembre 2009, Citizendium propose {{nombre|12790|articles}}, dont 121 ont été approuvés par son système de sélection. À titre de comparaison et à la même date, Wikipédia en anglais propose {{unité|3116306|articles}}, dont {{formatnum:2710}} sont présentés comme articles de qualité (''{{lang|en|texte=featured articles}}'').</text:p>
      <text:p text:style-name="Standard"/>
      <text:p text:style-name="Standard">L'exemple de Wikipédia a aussi suscité la création de projets plus spécialisés, comme l'encyclopédie thématique ''[[Memory Alpha]]'', consacrée à l'univers de [[Star Trek]], ou le site parodique [[Désencyclopédie]]. Également inspirée de Wikipédia&lt;ref&gt;Le Monde. [http://fr.wikimini.org/wiki/images/3/31/2008-10-08-Le-Monde-fr.jpg Wikimini, l'encyclopédie des juniors], 8 octobre 2008.&lt;/ref&gt;, [[Wikimini]] et [[Vikidia]] offrent un dessein pédagogique à ces nouveaux wikis en proposant aux enfants et adolescents de construire leur propre encyclopédie en ligne&lt;ref&gt;http://www.web-libre.org/dossiers/wikimini,6788.html. Consulté le 24.02.2011.&lt;/ref&gt;. D'autres, tels que [[Susning.nu|Susning]]&lt;ref group=alpha&gt;{{lien brisé |consulté le=2013-03-19 |url=http://susning.nu |titre=Site de Susning}}.&lt;/ref&gt; et l'''{{lang|es|[[Enciclopedia Libre]]}}'', sont des wikis dans lesquels les articles sont écrits par divers collaborateurs sans processus formel de révision. [[Conservapedia]] est une encyclopédie collaborative en ligne en anglais, [[Conservatisme|conservatrice]] et [[Créationnisme|créationniste]], construite en réaction à la neutralité de point de vue de Wikipédia en anglais, jugée trop [[gauchisme|« gauchiste »]] » et [[Social-libéralisme|« ''{{Lang|en|texte=liberal}}'' »]] (au sens américain du terme)&lt;ref&gt;Siegel, Robert (2007-03-13). ''Conservapedia: Data for Birds of a Political Feather?'' https://www.npr.org/templates/story/story.php?storyId=8286084. Consulté le 24.02.2011.&lt;/ref&gt;. Le projet Wikipédia a aussi influencé la création d'une encyclopédie d'extrême droite qui se dit « encyclopédie alternative », [[Metapedia]], créée le 26 octobre 2006 en suédois, puis son pendant slave, Wikislavia. Metapedia existe en [[suédois]], en anglais, en [[hongrois]], en [[espagnol]], en [[français]], en [[slovaque]], en [[portugais]], en [[tchèque]], en [[roumain]], en [[allemand]], en [[estonien]], en [[norvégien]], en [[croate]], en [[danois]], en [[néerlandais]] et en [[grec (langue)|grec]]. Wikislavia existe en [[russe]], en une langue appelée « sibérien », en [[tchakavien]] (croate), en [[kaïkavien]] (croate), en russe latinisé, en « don-cosaque », en panslavon, en {{quoi|moldave}} {{référence nécessaire}} et en [[ukrainien]].</text:p>
      <text:p text:style-name="Standard"/>
      <text:p text:style-name="Standard"><text:soft-page-break/>Influencées par le positionnement de Wikipédia sur Internet, les [[Éditions Larousse]] ont ouvert en mai 2008 leur encyclopédie en ligne à un accès public et gratuit, et développé un espace consacré à des articles rédigés par les internautes&lt;ref&gt;[http://afp.google.com/article/ALeqM5iOLU4kYxbL6nb9QM-EW2glmCyRDw ''Larousse lance la première "encyclopédie contributive" sur internet''], [[Agence France-Presse]] (AFP), 13 mai 2008.&lt;/ref&gt;. L'[[Encyclopædia Universalis]] propose aussi une version consultable en ligne, sur un modèle payant par abonnement et reposant sur l'érudition de ses auteurs assumant un parti pris éclairé dans la rédaction des articles. En octobre 2009, un comparatif du magazine ''[[Clubic]]'', portant sur six encyclopédies en ligne francophones, concluait à la prédominance de Wikipédia dans l'exhaustivité et l'actualisation de ses informations, et d'Universalis dans la pertinence. L'encyclopédie Larousse était perçue comme un compromis viable, mais cumulant aussi les défauts des deux autres modèles&lt;ref&gt;[http://www.clubic.com/article-303120-1-comparatif-encyclopedies-ligne.html ''Comparatif de six encyclopédies en ligne''], Frédéric Cuvelier, ''[[Clubic]]'', 6 octobre 2009. ([http://www.clubic.com/article-303120-8-comparatif-encyclopedies-ligne.html Conclusion].).&lt;/ref&gt;.</text:p>
      <text:p text:style-name="Standard"/>
      <text:p text:style-name="Standard">En [[Chine]], le moteur de recherche [[Baidu]] a ouvert l'encyclopédie en ligne [[Baidu Baike]] le 20 avril 2006. Le contenu, {{unité|1.7|million}} d'articles en juillet 2009, est rédigé par les internautes [[:wikt:sinophone|sinophones]] qui cèdent leurs droits d'auteur à Baidu. [[Hudong]] est une autre encyclopédie en ligne en [[langues chinoises|chinois]] : reposant sur une technologie wiki, elle contient, en septembre 2009, {{nobr|3,23 millions d'articles}} placés sous [[copyright]]. Des systèmes de contrôle assurent sur ces deux sites que des informations [[censure en Chine|jugées inappropriées]] par le gouvernement de la [[République populaire de Chine]] ne sont pas publiées. {{Référence nécessaire|À titre de comparaison, [[Wikipédia en chinois]] contient {{unité|270000|articles}} en septembre 2009, et son site web a été fréquemment bloqué en République populaire de Chine, notamment parce qu'elle présentait des articles sur des sujets sensibles comme les [[manifestations de la place Tian'anmen]], le [[Falun Gong]], ou le [[dalaï-lama]].|date=septembre 2010}}</text:p>
      <text:p text:style-name="Standard"/>
      <text:p text:style-name="Standard">=== Influence culturelle ===</text:p>
      <text:p text:style-name="Standard">==== Accueil partagé des médias ====</text:p>
      <text:p text:style-name="Standard">[[Fichier:Webcomic xkcd - Wikipedian protester.png|vignette|upright=1.5|Une bande dessinée de [[xkcd]] intitulée ''Protestataire wikipédien''.]]</text:p>
      <text:p text:style-name="Standard"/>
      <text:p text:style-name="Standard">Wikipédia est devenue un sujet d'actualité, de débat et de satire dans de nombreux pays. Certaines sources médiatiques font sa satire en insistant sur le manque de fiabilité de Wikipédia, comme le journal satirique ''[[The Onion]]''&lt;ref&gt;La première page du numéro de juillet 2006 de ''[[The Onion]]'' indique la célébration par Wikipédia des 750 ans de l'indépendance américaine. {{lien web|titre=Wikipedia Celebrates 750 Years Of American Independence|url=http://www.theonion.com/content/node/50902|année=2006|consulté le=15 octobre 2006|périodique=[[The Onion]]}}.&lt;/ref&gt;. D'autres critiquent le fait que tout le monde peut modifier Wikipédia, comme dans un épisode de ''[[The Office (série télévisée, 2005)|The Office]]'', où [[Michael Scott (The Office)|Michael Scott]] déclare que « Wikipédia est la meilleure chose de tous les temps. N'importe qui dans le monde peut écrire n'importe quoi sur n'importe quel sujet. » Des émissions radiophoniques ou télévisées, comme le ''[[The Colbert Report]]'', ont plusieurs fois incité les téléspectateurs à modifier les pages de Wikipédia, parfois pour y inclure des informations volontairement erronées ou fantaisistes. Inversement, l'illustration ''Protestataire wikipédien'' de [[xkcd]] s'amuse de l'obsession des Wikipédiens à fournir des sources à toutes les affirmations et dénonce la démagogie des politiques : dans une foule assistant à un discours politique, un individu brandit une pancarte mettant en doute l'assertion de l'homme politique et demandant une référence.</text:p>
      <text:p text:style-name="Standard"/>
      <text:p text:style-name="Standard"><text:soft-page-break/>==== Wikipédia source d'information ====</text:p>
      <text:p text:style-name="Standard">De nombreux sites internet, comme les blogs, les sites officiels ou journalistiques, peuvent proposer des liens complémentaires vers des articles de Wikipédia pour approfondir un sujet.</text:p>
      <text:p text:style-name="Standard"/>
      <text:p text:style-name="Standard">En 2015 puis 2017 un Londonien se sert de la base Wikipedia de façon ludique pour faire voyager virtuellement les internautes&lt;ref&gt;{{Lien web|titre=D'aventure en aventure sur Wikipedia|url=https://www.rtbf.be/culture/pop-up/culture-web/detail_d-aventure-en-aventure-sur-wikipedia-flora-eveno?id=9652360|site=RTBF Culture|date=2017-07-05|consulté le=2017-07-06}}.&lt;/ref&gt;{{,}}&lt;ref&gt;{{Article|langue=fr-FR|prénom1=Antoine|nom1=Boudet|titre=Un développeur transforme Wikipédia en jeu d'aventure rétro - Pop culture - Numerama|périodique=Numerama|date=2017-07-03|lire en ligne=http://www.numerama.com/pop-culture/272395-un-developpeur-transforme-wikipedia-en-jeu-daventure-retro.html|consulté le=2017-07-06}}.&lt;/ref&gt;.</text:p>
      <text:p text:style-name="Standard"/>
      <text:p text:style-name="Standard">En 2017, le compositeur biélorusse Ales Tsurko réalise un album à partir d'articles Wikipédia&lt;ref&gt;{{Article|langue=fr|auteur1=Morane Aubert|titre=Un album de musique générative créé à partir de Wikipédia|périodique=Nova Planet.com|date=26 juin 2017|issn=|lire en ligne=http://www.novaplanet.com/novamag/78418/un-album-de-musique-generative-cree-a-partir-de-wikipedia|consulté le=2017-06-27|pages=}}.&lt;/ref&gt;.</text:p>
      <text:p text:style-name="Standard"/>
      <text:p text:style-name="Standard">==== Scientifique ====</text:p>
      <text:p text:style-name="Standard">Wikipédia et le travail collaboratif qui la produit sont rapidement devenus un objet d'études de la part de chercheurs dont une partie s'est réunie dans un réseau dit Wikimedia Research Network ou travaille avec la [[Wikimedia Foundation]] ou les associations locales&lt;ref&gt;Laure Endrizzi, [http://archivesic.ccsd.cnrs.fr/docs/00/47/37/60/PDF/DossierWikipedia2006-endrizzi.pdf L'édition de référence libre et collaborative : le cas de Wikipedia] ; Veille scientifique et technologique (VST-INRP) ([http://hal.archives-ouvertes.fr/sic_00473760/ résumé]), soumis le 16 avril 2010, consulté 2012-06-02.&lt;/ref&gt;.</text:p>
      <text:p text:style-name="Standard"/>
      <text:p text:style-name="Standard">Le contenu de Wikipédia sert de références dans plusieurs articles de la littérature médicale professionnelle. Cette tendance, bien que minoritaire, semble en 2014 en augmentation depuis 2010. La plupart des citations appuie une définition ou une description. Cette situation n'est pas limitée aux journaux à faible [[facteur d'impact]]&lt;ref&gt;{{en}} M Dylan Bould, Emily S Hladkowicz, Ashlee-Ann E Pigford, Lee-Anne Ufholz, Tatyana Postonogova, Eunkyung Shin, Sylvain Boet, « {{Lang|en|References that anyone can edit: review of Wikipedia citations in peer reviewed health science literature}} ''[[British Medical Journal]]'', volume 348, g1585, mars 2014, [https://www.ncbi.nlm.nih.gov/pubmed/24603564/ lien pubmed], [https://www.ncbi.nlm.nih.gov/pmc/articles/PMC3944683/ lien PMC], {{doi|doi:10.1136/bmj.g1585}} ([http://www.bmj.com/content/348/bmj.g1585 lire en ligne]).&lt;/ref&gt;.</text:p>
      <text:p text:style-name="Standard"/>
      <text:p text:style-name="Standard">Le suivi des consultations des articles de Wikipédia aux États-Unis pourrait refléter la situation épidémique américaine de maladies telles que la [[grippe]]&lt;ref&gt;David J. McIver mail, John S. Brownstein, « Wikipedia Usage Estimates Prevalence of Influenza-Like Illness in the United States in Near Real-Time » ''PLoS Comput Biol'', volume 10, numéro 4, 2014 {{DOI|10.1371/journal.pcbi.1003581}}.&lt;/ref&gt;.</text:p>
      <text:p text:style-name="Standard"/>
      <text:p text:style-name="Standard">En 2017, les archives cantonales de [[Canton de Vaud|Vaud]] ([[Suisse]]) étudient l'utilisation du vecteur Wikipédia « pour mettre en valeur et vulgariser les travaux des historiens »&lt;ref&gt;{{Article|langue=fr|auteur1=Florian Delafoi|titre=Wikipédia, le réveil tardif des archivistes|périodique=Le <text:soft-page-break/>Temps|date=11 juin 2017|issn=|lire en ligne=https://www.letemps.ch/suisse/2017/06/11/wikipedia-reveil-tardif-archivistes|consulté le=2017-06-12|pages=}}.&lt;/ref&gt;.</text:p>
      <text:p text:style-name="Standard"/>
      <text:p text:style-name="Standard">==== Juridique ====</text:p>
      <text:p text:style-name="Standard">Certaines réutilisations ont été jugées inappropriées. Aux États-Unis, deux jugements ont été cassés en appel parce qu'un des partis avait présenté du contenu de l'encyclopédie Wikipédia pour soutenir une information : le contenu des articles a été jugé trop volatil pour servir de référence, sans prévaloir de l'exactitude ou non de l'information présentée&lt;ref&gt;[http://www.theinquirer.net/inquirer/news/1028124/court-rules-wikipedia ''Court rules Wikipedia not authoritative''], Egan Orion, ''The inquirer'', 3 septembre 2008.&lt;/ref&gt;{{,}}&lt;ref&gt;''Wikipedia not valid as evidence, appeals court rules'', Hugh R. Morley, ''Herald News'' (North Jersey), 24 avril 2009 ([http://www.allbusiness.com/legal/trial-procedure-appellate-decisions/12421021-1.html consultable en ligne]).&lt;/ref&gt;{{,}}&lt;ref&gt;{{Ouvrage|auteur=Noam Cohen |date=29 janvier 2007|titre=Courts Turn to Wikipedia, but Selectively |url=https://www.nytimes.com/2007/01/29/technology/29wikipedia.html |journal=New York Times |consulté le=26 décembre 2008}}.&lt;/ref&gt;. Wikipédia est aussi utilisée comme source pour des articles de presse&lt;ref&gt;{{article |langue=fr |titre=Wikipedia in the Newsroom |url=http://www.ajr.org/Article.asp?id=4461 |date=fév.–mars 2008 |périodique=American Journalism Review |lien périodique=American Journalism Review |prénom1=Donna |nom1=Shaw |consulté le=11 fév. 2008}}.&lt;/ref&gt;, provoquant des polémiques lorsqu'une information erronée et non supportée par une note de référence indiquant sa source, est reprise sans vérification par les [[journalisme|journalistes]]&lt;ref&gt;[http://www.guardian.co.uk/commentisfree/2009/may/04/journalism-obituaries-shane-fitzgerald ''The readers' editor on… web hoaxes and the pitfalls of quick journalism''], Siobhain Butterworth, [[The Guardian]], 4 mai 2009.&lt;/ref&gt;{{,}}&lt;ref&gt;[http://www.irishtimes.com/newspaper/ireland/2009/0506/1224245992919.html ''Student's Wikipedia hoax quote used worldwide in newspaper obituaries''], Genevieve Carbery.&lt;/ref&gt;. Plusieurs journalistes ont été licenciés pour plagiat de Wikipédia&lt;ref&gt;Shizuoka newspaper plagiarized Wikipedia article, ''Japan News Review'', 5 juillet 2007.&lt;/ref&gt;{{,}}&lt;ref&gt;"[https://web.archive.org/web/20071015045010/http://www.mysanantonio.com/news/metro/stories/MYSA010307.02A.richter.132c153.html Express-News staffer resigns after plagiarism in column is discovered]", ''[[San Antonio Express-News]]'', 9 janvier 2007.&lt;/ref&gt;{{,}}&lt;ref&gt;{{lien web | langue = anglais|consulté le=2013-03-19|url=https://web.archive.org/web/20081003082702/http://archives.starbulletin.com/2006/01/13/news/story03.html|titre=Inquiry prompts reporter's dismissal | site = [[Honolulu Star-Bulletin|starbulletin.com]] | date = 13 janvier 2006}}.&lt;/ref&gt;.</text:p>
      <text:p text:style-name="Standard"/>
      <text:p text:style-name="Standard">==== Politique ====</text:p>
      <text:p text:style-name="Standard">Le {{date-|16 septembre 2007}}, ''[[the Washington Post]]'' a déclaré que Wikipédia était devenue un point central de la [[Élection présidentielle américaine de 2008|campagne électorale de 2008 des États-Unis]], en précisant : {{citation|Tapez un nom de candidat sur Google et l'un des premiers résultats est une page de Wikipédia, ce qui rend ces entrées peut-être aussi importantes que les publicités pour définir un candidat. Ces entrées présidentielles sont déjà modifiées, disséquées et débattues de nombreuses fois chaque jour.}}&lt;ref&gt;{{article</text:p>
      <text:p text:style-name="Standard">|url=https://www.washingtonpost.com/wp-dyn/content/article/2007/09/16/AR2007091601699_pf.html</text:p>
      <text:p text:style-name="Standard">|titre=On Wikipedia, Debating 2008 Hopefuls' Every Facet</text:p>
      <text:p text:style-name="Standard">|auteur=Jose Antonio Vargas</text:p>
      <text:p text:style-name="Standard">|périodique=The Washington Post</text:p>
      <text:p text:style-name="Standard">|date=17 septembre 2007</text:p>
      <text:p text:style-name="Standard">|consulté le=1 janvier 2014}}.&lt;/ref&gt; Un article d'octobre 2007 de l'agence [[Reuters]] indiquait qu'avoir un article sur Wikipédia commençait à prouver la notoriété d'une personne&lt;ref&gt;{{lien web |langue=en</text:p>
      <text:p text:style-name="Standard"><text:soft-page-break/>|url=https://www.reuters.com/article/domesticNews/idUSN2232893820071022?sp=true</text:p>
      <text:p text:style-name="Standard">|titre=Wikipedia page the latest status symbol</text:p>
      <text:p text:style-name="Standard">|auteur=Jennifer Ablan</text:p>
      <text:p text:style-name="Standard">|éditeur=Reuters</text:p>
      <text:p text:style-name="Standard">|date=24 octobre 2007}}.&lt;/ref&gt;.</text:p>
      <text:p text:style-name="Standard"/>
      <text:p text:style-name="Standard">Lors de la [[Élection présidentielle française de 2017|campagne électorale présidentielle française de 2017]], Europe 1 analyse le poids de chaque candidat dans Wikipédia, volumes des articles, posts des discussions{{etc}}&lt;ref&gt;{{Article|langue=fr-FR|auteur1=Maxime Mainguet|titre=Présidentielle : qui pèse quoi sur Wikipédia ?|périodique=[[Europe 1]]|date=16 mars 2017|issn=|lire en ligne=http://www.europe1.fr/politique/presidentielle-qui-pese-quoi-sur-wikipedia-3003350|consulté le=2017-03-16|pages=}}.&lt;/ref&gt;. Les médias ont ensuite relevé l'engouement de wikipédiens pour créer les 300 articles consécutifs aux élections législatives&lt;ref&gt;{{Lien web|langue=fr-FR|nom1=Anne Saurat-Dubois|titre=Quand Wikipédia envoie des photographes en urgence à l’Assemblée nationale|url=http://www.bfmtv.com/politique/quand-wikipedia-envoie-des-photographes-en-urgence-a-l-assemblee-nationale-1193038.html|site=[[BFMTV]]|date=23 juin 2017|consulté le=2017-06-23}}.&lt;/ref&gt;{{,}}&lt;ref&gt;{{Article|langue=fr|auteur1=Geoffrey Bonnefoy|titre=Wikipédia déboule à l'Assemblée pour tirer le portrait de nouveaux députés|périodique=[[L'Express]]|date=2017-06-22|issn=|lire en ligne=http://www.lexpress.fr/actualite/politique/assemblees/wikipedia-deboule-a-l-assemblee-pour-tirer-le-portrait-de-nouveaux-deputes_1920541.html|consulté le=2017-06-23|pages=}}.&lt;/ref&gt;. À la suite de l’élection de nombreux nouveaux députés élus pour la première fois à l'[[Assemblée nationale (France)|Assemblée,]] des wikipédiens {{citation|ont souvent dû créer ex-nihilo de nouveaux articles}} sur les nouveaux parlementaires. [[Le Parisien]] rapporte que {{citation|seuls 56 des 309 députés élus d'[[En Marche !]] avaient une page Wikipédia avant le premier tour des législatives}}&lt;ref&gt;{{lien web|url=http://www.leparisien.fr/politique/moi-nouveau-depute-inconnu-sur-wikipedia-06-07-2017-7115625.php|titre=Moi, nouveau député, inconnu sur Wikipédia|site=Le parisien|date= 7 juillet 2017}}.&lt;/ref&gt;. Selon le [[Nouvel Obs]], lors de la création d'articles sur ces personnalités des {{citation|tentatives de censure}} ont été enregistrées sur les articles concernant [[Alain Péréa]], [[Buon Tan]], [[Émilie Guerel]] et [[Didier Martin]] qui {{citation|ont fait l'objet d'interventions visiblement partisanes}}&lt;ref&gt;{{lien web|url=http://tempsreel.nouvelobs.com/rue89/rue89-nos-vies-connectees/20170707.OBS1806/wikipedia-coups-de-gomme-avantageux-sur-les-pages-de-deputes.html|titre=Wikipédia : coups de gomme avantageux sur les pages de députés|site=[[L'Obs|Le Nouvel Obs]]|date= 10 juillet 2017}}.&lt;/ref&gt;.</text:p>
      <text:p text:style-name="Standard"/>
      <text:p text:style-name="Standard">==== Surveillance ====</text:p>
      <text:p text:style-name="Standard">Le contenu figurant sur Wikipédia a également été cité comme une source de référence dans certains rapports de l'[[Intelligence Community]]&lt;ref&gt;{{lien web|nom1=Aftergood|titre=The Wikipedia Factor in U.S. Intelligence|url=http://www.fas.org/blog/secrecy/2007/03/the_wikipedia_factor_in_us_int.html|éditeur=Federation of American Scientists Project on Government Secrecy|date=21 mars 2007|consulté le=14 avril 2007|prénom=Steven}}.&lt;/ref&gt;.</text:p>
      <text:p text:style-name="Standard"/>
      <text:p text:style-name="Standard">La volonté de Wikipédia de diffuser du contenu libre, y compris pour nombre de ses illustrations, a eu une petite influence en Italie sur le débat parlementaire relatif aux libertés et à la protection du droit d'auteur. Le 28 septembre 2007, l'homme politique italien [[Franco Grillini]] a soulevé une question parlementaire adressée à la ministre des ressources culturelles et des activités, sur la nécessité d'introduire dans la législation [[italie]]nne la [[liberté de panorama]] telle qu'elle existe dans d'autres pays européens. Il a affirmé que l'absence de cette liberté forçait Wikipédia, « le septième site le plus consulté », à interdire toutes les images de bâtiments modernes et d'art moderne italien, et a déclaré que <text:soft-page-break/>c'était très handicapant pour les [[Tourisme|recettes touristiques]]&lt;ref&gt;{{lien web|titre=Comunicato stampa. On. Franco Grillini. Wikipedia. Interrogazione a Rutelli. Con "diritto di panorama" promuovere arte e architettura contemporanea italiana. Rivedere con urgenza legge copyright|url=http://www.grillini.it/show.php?4885|date=12 octobre 2007|consulté le=26 décembre 2008}}.&lt;/ref&gt;.[[Fichier:Green Keys.jpg|alt=Illustration|vignette|316x316px|Image illustrant l'article du [https://blog.wikimedia.org Blog Wikipédia] annonçant l'[[wmfblog:2015/06/12/securing-wikimedia-sites-with-https/|utilisation du protocole HTTPS]] : Green_Keys.jpg, Electronic Frontier Foundation (eff.org) graphic created by EFF Senior Designer Hugh D'Andrade.]]</text:p>
      <text:p text:style-name="Standard">Le 10 mars 2015, l'[[Union américaine pour les libertés civiles|Union américaine de défense des libertés]] (ACLU) a déposé une plainte au nom d'[[Amnesty International USA]], de [[Human Rights Watch]] (HRW) et de sept autres organisations non-gouvernementales, médiatiques et juridiques, dont la fondation [[Wikimedia Foundation|Wikimedia]], à l'encontre de la [[National Security Agency|NSA]], l'accusant d'avoir {{Citation|dépassé l'autorité que le Congrès lui confère}}.</text:p>
      <text:p text:style-name="Standard"/>
      <text:p text:style-name="Standard">La plainte argue que les droits constitutionnels des plaignants sont violés, en particulier le [[Premier amendement de la Constitution des États-Unis|Premier Amendement]] qui protège la liberté de parole et de la presse, et le [[Quatrième amendement de la Constitution des États-Unis|Quatrième Amendement]] qui interdit {{Citation|les fouilles ou saisies sans raison}}. [[Lila Tretikov]], directrice de la [[Wikimedia Foundation|Fondation Wikimedia]], déclare alors {{Citation|Wikipedia est fondé sur la liberté d'expression, d'enquête et d'information. En violant la vie privée de nos usagers, la NSA menace la liberté intellectuelle qui est centrale pour la capacité à créer et à comprendre des connaissances}}&lt;ref&gt;{{Lien web|prénom1 = lefigaro.fr|nom1 = |titre = Wikipédia porte plainte contre la NSA|url = http://www.lefigaro.fr/secteur/high-tech/2015/03/10/32001-20150310FILWWW00283-surveillance-plainte-contre-la-nsa.php|consulté le = 2015-06-16}}.&lt;/ref&gt;.</text:p>
      <text:p text:style-name="Standard"/>
      <text:p text:style-name="Standard">La [[Turquie]] bloque l'accès à Wikipédia en 2017 en raison de la présence d'articles évoquant la possible collaboration entre le gouvernement turc et des organisations jihadistes situées en Syrie&lt;ref&gt;{{Article|langue=|auteur1=|titre=Turquie: Wikipédia bloquée jusqu’à ce qu'elle obéisse à la justice|périodique=AFP|date=2017-05-03|issn=|lire en ligne=https://www.lorientlejour.com/article/1049796/turquie-wikipedia-bloquee-jusqua-ce-quelle-obeisse-a-la-justice.html|consulté le=|pages=}}.&lt;/ref&gt;.</text:p>
      <text:p text:style-name="Standard"/>
      <text:p text:style-name="Standard">La [[Chine]] bloque l'accès à Wikipédia dans toutes les langues en avril 2019, dans le cadre de la [[censure d'Internet en république populaire de Chine|censure d'Internet dans ce pays]]&lt;ref&gt;[https://www.huffingtonpost.fr/entry/chine-wikipedia-bloque-ban_fr_5cdbc16fe4b0c39d2a13766e La Chine a bloqué Wikipédia, et dans toutes les langues], article du ''Huffington Post'' le 15 mai 2019. Page consultée le 10 juin 2019.&lt;/ref&gt;.</text:p>
      <text:p text:style-name="Standard"/>
      <text:p text:style-name="Standard">==== Accessibilité à la connaissance ====</text:p>
      <text:p text:style-name="Standard">Le 12 juin 2015, la [[Wikimedia Foundation]] annonce l'utilisation du protocole de communication [[HyperText Transfer Protocol Secure|HTTPS]] pour tout le trafic Wikimedia, dans l'optique de contrer la surveillance de masse exercée par la [[National Security Agency|NSA]], qui profite en particulier des insuffisances du protocole de communication [[Hypertext Transfer Protocol|HTTP]] en matière de sécurité&lt;ref name="Numerama20150615"&gt;{{Lien web |titre = Face à la NSA, Wikipédia protège un peu plus ses articles|url = http://www.numerama.com/magazine/33389-face-a-la-nsa-wikipedia-protege-un-peu-plus-ses-articles.html|site = Numerama|date = 13 juin 2015|consulté le = 16 juin 2015|auteur1 = Julien L.}}.&lt;/ref&gt;{{,}}&lt;ref&gt;{{Lien web|titre = Wikimedia sécurise tous ses sites via HTTPS|url = http://www.clubic.com/internet/actualite-770260-wikimedia-securise-sites-https.html|consulté le = 2015-06-16}}.&lt;/ref&gt;.</text:p>
      <text:p text:style-name="Standard"><text:soft-page-break/></text:p>
      <text:p text:style-name="Standard">{{Citation|Aujourd'hui, nous sommes heureux d'annoncer que nous sommes en train de mettre en œuvre le protocole HTTPS pour chiffrer tout le trafic Wikimedia. Nous allons aussi utiliser le mécanisme ''[[HTTP Strict Transport Security]]'' (HSTS) afin de se prémunir contre les efforts visant à casser le trafic HTTPS pour intercepter ensuite le trafic}} annonce la Fondation, via [[wmfblog:|son blog]], qui poursuit, en dénonçant la surveillance de l'[[Internet]] : {{Citation|Dans un monde où la surveillance de masse est devenue une menace sérieuse pour la liberté intellectuelle, les connexions sécurisées sont devenues essentielles pour protéger les utilisateurs tout autour du monde&lt;ref&gt;{{Lien web|langue = Anglais|titre = Securing access to Wikimedia sites with HTTPS|url = https://blog.wikimedia.org/2015/06/12/securing-wikimedia-sites-with-https/|site = https://blog.wikimedia.org|date = 12 Juin 2015|consulté le = 16 Juin 2015|auteur1 = Yana Welinder|auteur 2 = |auteur2 = Victoria Baranetsky|auteur3 = Brandon Black}}.&lt;/ref&gt;.}} L'utilisation du protocole [[HyperText Transfer Protocol Secure|HTTPS]] s'étendra donc à Wikipédia et ses projets frères, afin de garantir un maximum de sécurité aux utilisateurs&lt;ref name=Numerama20150615/&gt;.</text:p>
      <text:p text:style-name="Standard"/>
      <text:p text:style-name="Standard">En mai 2017, [[Le Monde]] titre ''Le chiffrement a contribué à faire baisser la censure de Wikipédia dans le monde'' <text:s/>à la suite de l'étude de chercheurs sur le passage au HTTPS&lt;ref&gt;{{Article|langue=fr|titre=Le chiffrement a contribué à faire baisser la censure de Wikipédia dans le monde|périodique=Le Monde.fr|date=2017-05-30|issn=1950-6244|lire en ligne=https://www.lemonde.fr/pixels/article/2017/05/30/le-chiffrement-a-contribue-a-faire-baisser-la-censure-de-wikipedia-dans-le-monde_5135957_4408996.html|consulté le=2017-06-18}}.&lt;/ref&gt;''.''</text:p>
      <text:p text:style-name="Standard"/>
      <text:p text:style-name="Standard">=== Wikipédia dans l'enseignement ===</text:p>
      <text:p text:style-name="Standard">Le contenu de Wikipédia est utilisé sur des [[Site web|sites webs]], dans des devoirs scolaires, dans des études universitaires, des livres, des conférences et des affaires judiciaires&lt;ref&gt;{{lien web|format=PDF|titre=Bourgeois ''et al.'' v. Peters ''et al.''|url=http://www.ca11.uscourts.gov/opinions/ops/200216886.pdf|consulté le=6 février 2007}}.&lt;/ref&gt;.</text:p>
      <text:p text:style-name="Standard"/>
      <text:p text:style-name="Standard">Le développement du numérique a amené des changements et initiatives dans le monde de l’enseignement, notamment avec l’émergence de démarches collaboratives. Certains enseignants, comme [[Lionel Barbe]] de l'[[université Paris Ouest Nanterre La Défense]], proposent à leurs étudiants des ateliers collaboratifs, notamment sur Wikiversité. Cette plate-forme permet de guider les étudiants dans leurs travaux et leurs contributions sur des pages Wikipédia selon des sujets choisis. Une démarche universitaire qui intéresse de plus en plus le monde de l’enseignement notamment dans des cours qui mobilisent l’utilisation d’outils propres aux [[Technologies de l'information et de la communication|TIC (Technologies de l'information et de la Communication)]]. Le rapport&lt;ref&gt;http://www.cnnumerique.fr/wp-content/uploads/2014/10/Rapport_CNNum_Education_oct14.pdf.&lt;/ref&gt; du [[Conseil national du numérique]], ''Bâtir une école créative et juste dans un monde numérique'', propose une réflexion sur la manière d’inclure la culture numérique dans la vie de tous les citoyens dans leur formation ou leur apprentissage. Wikipédia y est cité en tant que modèle « socio-technique » où les individus peuvent échanger les uns et les autres à travers un système de partage de connaissances. Les pouvoirs publics commencent à soutenir ce modèle d’enseignement : des partenariats tels que celui avec le [[Ministère de la Culture (France)|Ministère de la Culture]] donnent lieu à une institutionnalisation progressive de Wikipédia.</text:p>
      <text:p text:style-name="Standard">[[Fichier:Wikipedia lecture.jpg|vignette|Présentation de Wikipédia dans une école primaire du [[Bénin]].]]</text:p>
      <text:p text:style-name="Standard">D'autres initiatives sont aussi menées afin de développer une culture collaborative dans l'enseignement. Le ''Wikipedia Education Program''&lt;ref&gt;[[:en:Wikipedia:Education program|Wikipedia:Education <text:soft-page-break/>program]].&lt;/ref&gt; permet à de nombreux étudiants dans des universités américaines et canadiennes d'y contribuer dans un cadre précis.</text:p>
      <text:p text:style-name="Standard"/>
      <text:p text:style-name="Standard">Dans la continuité du modèle du [[web participatif]], l’enseignement tend à développer du lien plus que du savoir pur, avec un professeur devenu davantage « passeur » qui encourage les élèves à acquérir eux-mêmes une base de savoirs. On passe alors à une diffusion de la connaissance horizontale plutôt que verticale, laissant aux étudiants l’occasion d’être proactifs&lt;ref&gt;Lionel Barbe, [http://blog.wikimedia.fr/du-puits-de-science-au-passeur-de-science-enseigner-avec-wikipedia-5671 Du puits de science au passeur de science, enseigner avec Wikipedia] soumis le 8 avril 2015, consulté 2015-03-26.&lt;/ref&gt;.</text:p>
      <text:p text:style-name="Standard"/>
      <text:p text:style-name="Standard">[[Alexandre Moatti]] parle du numérique comme d’un nouveau mode de communication, dans lequel Wikipédia offre un terrain de recherche adéquat pour passer d’un concept à un autre, d’une langue à une autre&lt;ref&gt;Alexandre Moatti, [http://ddata.over-blog.com/0/31/93/70//Blog-Bibnum.info/Le-numerique-adjectif-substantive-Moatti-Le-Debat170.pdf Lenumérique, adjectif substantivé], soumis le 08 avril 2015, consulté 2015-04-02.&lt;/ref&gt;. En 2015, une étude sur l'usage de Wikipédia dans l'enseignement français montre une utilisation accrue de l'encyclopédie participative en tant que ressource par les enseignants et les élèves&lt;ref&gt;{{Lien web|langue=fr|auteur1=Nicolas Jullien|titre=[Rapport] L'usage de Wikipédia dans l'enseignement. - MARSOUIN.ORG|url=http://www.marsouin.org/article760.html|site=www.marsouin.org|date=21 octobre 2015|consulté le=2017-01-19}}.&lt;/ref&gt;{{,}}&lt;ref&gt;{{Lien web|langue=fr-FR|nom1=Jardin|prénom1=Evelyne|titre=Wikipedia, un outil pédagogique dans l'enseignement supérieur|url=http://cursus.edu/article/25831/wikipedia-outil-pedagogique-dans-enseignement-superieur/|site=Thot Cursus|date=4 août 2015|consulté le=2017-01-19|extrait=Dans le secondaire, la contribution d'élève à Wikipédia se diffuse en France. Pour preuve, la 3eédition du Wikiconcours lycéen qui s'est clôturée fin mai a remporté un vif succès : beaucoup d'académies ont répondu à l'appel ainsi que quelques lycées français à l'étranger.}}.&lt;/ref&gt;. Lors du Forum du numérique éducatif organisé pour les enseignants dans les locaux de l'[[Institut national des sciences appliquées Centre Val de Loire|Insa de Blois]], un intervenant a rappelé la pertinence de Wikipédia à longue échéance dans les établissements scolaires, en particulier en vue de montrer aux élèves comment se construit le savoir&lt;ref&gt;{{Article|langue=|auteur1=|titre=Les élèves devraient utiliser Wikipédia|périodique=La Nouvelle République|date=23 mars 2017|issn=|lire en ligne=http://www.lanouvellerepublique.fr/Loir-et-Cher/Actualite/Education/n/Contenus/Articles/2017/03/23/Les-eleves-devraient-utiliser-Wikipedia-3043008|consulté le=2017-03-23|pages=}}.&lt;/ref&gt;.</text:p>
      <text:p text:style-name="Standard"/>
      <text:p text:style-name="Standard">== Récompenses ==</text:p>
      <text:p text:style-name="Standard">{{Contenu anecdotique|date=janvier 2019}}</text:p>
      <text:p text:style-name="Standard">{{Pertinence section|date=janvier 2019}}</text:p>
      <text:p text:style-name="Standard">[[Fichier:Quadriga-verleihung-rr-02.jpg|vignette|[[Jimmy Wales]] recevant le [[prix Quadriga]] 2008.]]</text:p>
      <text:p text:style-name="Standard"/>
      <text:p text:style-name="Standard">''L'ensemble des prix décernés à Wikipédia peut être vu sur [[Wikipédia:Meta]], sur la page [[metawiki:Trophy shelf|Trophy shelf]].''</text:p>
      <text:p text:style-name="Standard"/>
      <text:p text:style-name="Standard">Wikipédia a reçu deux prix en mai 2004. Le premier était un ''{{Lien|langue=en|trad=Prix Ars Electronica|fr=Golden Nica}}'' pour les communautés numériques, qui fut remis par [[Ars Electronica]] avec la somme de {{Unité|10000|€}} et une invitation à se présenter au ''PAE Cyberarts Festival'' en [[Autriche]], plus tard dans l'année. Le deuxième était un ''[[Webby Award]]'' dans la catégorie « communauté », remis par l'''International Academy of Digital Arts and Sciences'', basée à [[New York]]&lt;ref&gt;{{lien web|langue = anglais | titre = And the winner is.. | <text:soft-page-break/>url=https://web.archive.org/web/20040924015018/http://www.webbyawards.com/webbys/winners-2004.php | site =[[Webby Awards|webbyawards.com]] | date = 2004|consulté le=2013-03-19}}.&lt;/ref&gt;. Wikipédia a également été proposée pour un ''Webby Award'' dans la catégorie « meilleures pratiques ». En septembre 2004, la version [[japonais]]e de Wikipédia a reçu le ''Web Creation Award'' de la part de l'Association des publicitaires japonais. Cette récompense, normalement donnée à des personnes réelles pour de grandes contributions sur le web en japonais, fut acceptée par un contributeur de longue date de Wikipedia en japonais.</text:p>
      <text:p text:style-name="Standard">Le 26 janvier 2007, « Wikipédia » a aussi été nommée quatrième meilleure marque par les lecteurs de ''brandchannel'', recevant 15 % des voix en réponse à la question « Quelle marque a le plus d'impact sur nos vies en 2006&lt;ref&gt;{{lien web|nom1=Zumpano|prénom1=Anthony|titre=Similar Search Results: Google Wins|url=http://www.brandchannel.com/features_effect.asp?pf_id=352|éditeur=Interbrand|date=29 janvier 2007|consulté le=28 janvier 2007}}.&lt;/ref&gt; ? » En septembre 2008, Wikipédia a reçu le [[prix Quadriga]] 2008, également attribué à [[Boris Tadić]], {{Lien|langue=en|fr=Eckart Höfling}} et [[Peter Gabriel]]. Le prix a été décerné à [[Jimmy Wales]] par {{Lien|langue=en|fr=David Weinberger}}&lt;ref&gt;{{Lien web|langue=en|titre=Wikipedia to receive German national honor: the Quadriga Award|url=https://blog.wikimedia.org/2008/08/21/wikipedia-to-receive-german-national-honor-the-quadriga-award/|consulté le=13 mai 2018|date=21 août 2008}}.&lt;/ref&gt;. En 2009, les ''Webby Awards'' classent la création de Wikipédia en 2001 comme l'un des « moments les plus importants de la vie du web ces dix dernières années »&lt;ref&gt;[https://www.ouest-france.fr/actu/actuDet_-Wikipedia-Twitter-Obama…-Stars-du-web-ces-dix-dernieres-annees_39382-1161087_actu.Htm ''Wikipédia, Twitter, Obama… Stars du web ces dix dernières années''], ''Ouest-France'', 20 novembre 2009.&lt;/ref&gt;.</text:p>
      <text:p text:style-name="Standard"/>
      <text:p text:style-name="Standard">En janvier 2013, l'astéroïde {{PM1|274301|Wikipédia}} est nommé en l'honneur de l'encyclopédie&lt;ref name="mpc_82403"&gt;{{pdf}} {{Lien web|langue=en|url=http://www.minorplanetcenter.net/iau/ECS/MPCArchive/2013/MPC_20130127.pdf|titre={{nobr|MPC 82403}}|éditeur=Minor Planet Center|date=27 janvier 2013}}&lt;/ref&gt;.</text:p>
      <text:p text:style-name="Standard"/>
      <text:p text:style-name="Standard">En 2015, Wikipédia reçoit le [[prix Érasme]] doté de {{Unité|150000|euros}} {{Citation|pour son apport particulier à la diffusion des connaissances&lt;ref&gt;{{Lien web |url=http://www.latribune.fr/technos-medias/medias/20150116trib435e182d0/wikipedia-remporte-le-prix-erasmus-2015.html |titre=Wikipédia remporte le prix Erasmus 2015 |site=latribune.fr |éditeur=[[La Tribune (France)|La Tribune]] |date=16 janvier 2015 |consulté le=22 janvier 2015}}.&lt;/ref&gt;.}}</text:p>
      <text:p text:style-name="Standard"/>
      <text:p text:style-name="Standard">Wikipédia reçoit le [[Prix Princesse des Asturies]] de la coopération internationale en juin 2015&lt;ref&gt;{{lien web|langue=en|titre=Wikipedia : Princess of Asturias Award for International Coopperation 2015 : [Minutes of the Jury]|url=http://www.fpa.es/en/princess-of-asturias-awards/laureates/2015-wikipedia.html?texto=acta&amp;especifica=0|site=[[Fondation Princesse des Asturies|Fundación Princesa de Asturias]]|date=17 juin 2015|consulté le=17 juin 2015}}. .&lt;/ref&gt;{{,}}&lt;ref&gt;{{Lien web|titre=La Wikipedia, Premio Princesa de Asturias de Cooperación|url=http://tecnologia.elpais.com/tecnologia/2015/06/17/actualidad/1434535111_709353.html|site=[[El País]]|année=2015|consulté le=17 juin 2015|langue=es}}.&lt;/ref&gt;.</text:p>
      <text:p text:style-name="Standard"/>
      <text:p text:style-name="Standard">En 2019, l'espèce ''[[Viola wikipedia]]'' est nommée en l'honneur de l'encyclopédie&lt;ref name="Watson"&gt;{{article|langue=en|nom1=Watson |prénom1=J.M. |titre=Lest we forget. A new identity and status for a ''Viola'' of section Andinium W. Becker; named for an old and treasured friend and companion. Plus another... |journal=International Rock Gardener |numéro=117 |pages=47– |année=2019 |url=http://www.srgc.org.uk/logs/logdir/2019Sep261569525649IRG117.pdf }}&lt;/ref&gt;.</text:p>
      <text:p text:style-name="Standard"/>
      <text:p text:style-name="Standard"><text:soft-page-break/>== Financement et impact économique du projet ==</text:p>
      <text:p text:style-name="Standard">{{...}} &lt;!-- Appel aux dons, alternatives et choix de politique de financement. --&gt;</text:p>
      <text:p text:style-name="Standard">=== Financement ===</text:p>
      <text:p text:style-name="Standard">Wikipédia est financée par les dons d'internautes consultant l'encyclopédie. Wikipedia organise une [[collecte de fonds]] annuelle, annoncée par des bandeaux présents sur chaque page sous forme d'« appels » de [[Jimmy Wales]] ou de divers contributeurs. Bien que les fonds reçus soient chaque année plus élevés que l'année précédente&lt;ref&gt;{{en}} « Annual Wikipedia fundraising hits new high », ''AFP'', {{date|3|janvier|2012}}.&lt;/ref&gt;, ils ne suffisent pas forcément à équilibrer le budget de la [[Wikimedia Foundation]], qui héberge Wikipédia, selon les [[metawiki:Fundraising|rapports financiers]].</text:p>
      <text:p text:style-name="Standard">L'argent nécessaire au budget est comblé par les dons de diverses institutions ou entreprises et ceux reçus par des particuliers le reste de l'année&lt;ref&gt;{{en}} « [https://venturebeat.com/2012/01/02/wikipedia-20-million/ Wikipedia fundraiser ends with $20M in the bank] », ''Deams &amp; More'', 2 janvier 2012.&lt;/ref&gt;. [[Google]] puis [[Amazon]], qui exploitent le contenu de l'encyclopédie, sont les deux premiers [[géants du Web]], respectivement en 2017 et 2018, à apporter un don à Wikipédia, à chaque fois d'un montant d'un million de dollars&lt;ref&gt;{{Lien web |auteur=Lucas Mediavilla |titre=Pourquoi Amazon donne 1 million de dollars à Wikipédia |url=https://www.lesechos.fr/tech-medias/hightech/0302311161512-pourquoi-amazon-donne-1-million-de-dollars-a-wikipedia-2208543.php |date=26 septembre 2018 |site=lesechos.fr |consulté le={{1er}} octobre 2018}}.&lt;/ref&gt;. Contrairement à un grand nombre de sites, Wikipedia refuse d'afficher de la publicité pour financer son fonctionnement.</text:p>
      <text:p text:style-name="Standard"/>
      <text:p text:style-name="Standard">=== Impact économique ===</text:p>
      <text:p text:style-name="Standard">Selon certaines méthodes d'évaluation en 2013, le coût de remplacement de Wikipedia pourrait être estimé à {{nombre|6.6|milliards}} de dollars avec {{nombre|630|millions}} de dollars de frais de mise à jour par an ; et le bénéfice de Wikipédia pour l’utilisateur serait estimé à des centaines de milliards de dollars&lt;ref&gt;{{Lien web|langue = en|date = |titre = Wikipedia's Economic Value|url = http://papers.ssrn.com/sol3/papers.cfm?abstract_id=2338563|site = papers.ssrn.com|consulté le = 3 février 2016}}.&lt;/ref&gt;.</text:p>
      <text:p text:style-name="Standard"/>
      <text:p text:style-name="Standard">== Impact environnemental de Wikipédia ==</text:p>
      <text:p text:style-name="Standard"/>
      <text:p text:style-name="Standard">L'utilisation de l'informatique contribue à l'augmentation de l'[[Énergie grise#Informatique|énergie grise]], et les consultations/modifications concourrent à la consommation directe d'énergie. En 2018, les serveurs de la [[Fondation Wikimedia]], qui hébergent les données des différentes Wikipédias, n'étaient alimentés par des [[Énergie renouvelable|sources d'énergie renouvelable]]s qu'à hauteur de 6 % et ont envoyé dans l'atmosphère {{unité|1.2|kilotonne}} de {{CO2}}. Cela équivaut aux émissions de {{nombre|1000|voitures}} parcourant {{unité|10000|km}} par an, à raison de 120 g d'émissions de {{CO2}} par km. À la suite de l'[[accord de Paris sur le climat]] en 2015, la Fondation Wikimedia a décidé de lancer une [https://meta.wikimedia.org/wiki/Sustainability_Initiative#Show_your_support initiative durabilité] (''sustainability initiative'') pour réduire les impacts environnementaux de ses activités. La Fondation Wikimedia a aussi décidé de réaliser chaque année une étude sur ses impacts environnementaux&lt;ref&gt;{{en}} [https://wikimediafoundation.org/wiki/Resolution:Environmental_Impact Résolution au sujet de l'impact environnemental] sur wikimediafoundation.org.&lt;/ref&gt;.</text:p>
      <text:p text:style-name="Standard"/>
      <text:p text:style-name="Standard">== Wikipédia en science ==</text:p>
      <text:p text:style-name="Standard">L'évaluation automatique de la qualité des articles de Wikipédia est un problème scientifique connu et large&lt;ref&gt;[https://wikipediaquality.com/wiki/Wikipedia_Quality Wikipedia Quality] - portail sur la <text:soft-page-break/>qualité Wikipédia&lt;/ref&gt;. Par exemple, en tant que mesures pour évaluer la qualité, il peut être pris dans le numéro de compte des références, la longueur du texte, le nombre d'images, les sections, la popularité des articles et d'autres&lt;ref&gt;{{Article |nom1=Lewoniewski |prénom1=Włodzimierz |nom2=Węcel |prénom2=Krzysztof |nom3=Abramowicz |prénom3=Witold |date=2017-12-08 |titre=Relative Quality and Popularity Evaluation of Multilingual Wikipedia Articles |lire en ligne=http://www.mdpi.com/2227-9709/4/4/43 |périodique=Informatics |volume=4|numéro=4 |doi=10.3390/informatics4040043 |consulté le = 8 juillet 2018 }}&lt;/ref&gt;{{,}}&lt;ref&gt;[https://wikirank.net/fr WikiRank] - évaluation de la qualité et la popularité des articles dans Wikipédia en français&lt;/ref&gt;.</text:p>
      <text:p text:style-name="Standard"/>
      <text:p text:style-name="Standard">== Notes et références ==</text:p>
      <text:p text:style-name="Standard">=== Notes ===</text:p>
      <text:p text:style-name="Standard">{{Références|groupe=alpha}}</text:p>
      <text:p text:style-name="Standard"/>
      <text:p text:style-name="Standard">=== Références ===</text:p>
      <text:p text:style-name="Standard">{{Références nombreuses|taille=30}}</text:p>
      <text:p text:style-name="Standard"/>
      <text:p text:style-name="Standard">== Voir aussi ==</text:p>
      <text:p text:style-name="Standard"/>
      <text:p text:style-name="Standard">{{Autres projets</text:p>
      <text:p text:style-name="Standard">|commons=Wikipedia</text:p>
      <text:p text:style-name="Standard">|wikiquote=Wikipédia</text:p>
      <text:p text:style-name="Standard">|wiktionary=Wikipédia</text:p>
      <text:p text:style-name="Standard">|meta=Wikipedia</text:p>
      <text:p text:style-name="Standard">|wikibooks=Wikipédia</text:p>
      <text:p text:style-name="Standard">|wikiversity=Participer à Wikipédia</text:p>
      <text:p text:style-name="Standard">|wikinews=Catégorie:Wikipédia}}</text:p>
      <text:p text:style-name="Standard"/>
      <text:p text:style-name="Standard">=== Bibliographie ===</text:p>
      <text:p text:style-name="Standard">{{Article détaillé|Bibliographie sur Wikipédia}}</text:p>
      <text:p text:style-name="Standard">==== Monographies ====</text:p>
      <text:p text:style-name="Standard">* {{Ouvrage|langue=fr|auteur1= |prénom1= Lionel |nom1= Barbe|lien auteur1=Lionel Barbe |directeur1=Lionel Barbe|auteur2= |prénom2= Louise |nom2= Merzeau|lien auteur2=Louise Merzeau |directeur2=Louise Merzeau|auteur3= |prénom3= Valérie |nom3= Schafer|lien auteur3= |directeur3=[[Valérie Schafer]]|titre=Wikipedia, objet scientifique non identifié|lieu= |éditeur= Presses universitaires de Paris Ouest|collection= Intelligences numériques|numéro dans collection= |année= 2015|pages totales= 213|isbn= 978-2-84016-205-6|présentation en ligne=http://www.eyrolles.com/Informatique/Livre/le-miracle-wikipedia-9782889151431|lire en ligne=https://books.openedition.org/pupo/4079}}.</text:p>
      <text:p text:style-name="Standard">* {{Ouvrage|</text:p>
      <text:p text:style-name="Standard">titre=Wikipédia : Comprendre et participer|</text:p>
      <text:p text:style-name="Standard">éditeur=Eyrolles|</text:p>
      <text:p text:style-name="Standard">collection=Connectez-moi|</text:p>
      <text:p text:style-name="Standard">auteur=Sébastien Blondeel|</text:p>
      <text:p text:style-name="Standard">langue=français|</text:p>
      <text:p text:style-name="Standard">jour=28|</text:p>
      <text:p text:style-name="Standard">mois=avril|</text:p>
      <text:p text:style-name="Standard">année=2006|</text:p>
      <text:p text:style-name="Standard">lieu=Paris|</text:p>
      <text:p text:style-name="Standard"><text:soft-page-break/>pages=160|</text:p>
      <text:p text:style-name="Standard">isbn=2-212-11941-0}}.</text:p>
      <text:p text:style-name="Standard">* {{Ouvrage</text:p>
      <text:p text:style-name="Standard">|langue=en</text:p>
      <text:p text:style-name="Standard">|titre=Wikipedia, the missing manual</text:p>
      <text:p text:style-name="Standard">|auteur=John Broughton</text:p>
      <text:p text:style-name="Standard">|éditeur=Pogue Press (O'Reilly)</text:p>
      <text:p text:style-name="Standard">|jour=25</text:p>
      <text:p text:style-name="Standard">|mois=janvier</text:p>
      <text:p text:style-name="Standard">|année=2008</text:p>
      <text:p text:style-name="Standard">|isbn=978-0-596-51516-4</text:p>
      <text:p text:style-name="Standard">}}.</text:p>
      <text:p text:style-name="Standard">* {{Ouvrage|</text:p>
      <text:p text:style-name="Standard">titre=Les wikis : espaces de l'intelligence collective|</text:p>
      <text:p text:style-name="Standard">éditeur=M2 Édition|</text:p>
      <text:p text:style-name="Standard">auteur=Jérôme Delacroix|</text:p>
      <text:p text:style-name="Standard">langue=français|</text:p>
      <text:p text:style-name="Standard">année=2005|</text:p>
      <text:p text:style-name="Standard">lieu=Paris|</text:p>
      <text:p text:style-name="Standard">pages=202|</text:p>
      <text:p text:style-name="Standard">isbn=2-9520514-4-5|</text:p>
      <text:p text:style-name="Standard">chap=Wikipédia}}</text:p>
      <text:p text:style-name="Standard">* {{Ouvrage|</text:p>
      <text:p text:style-name="Standard">titre=Utiliser Wikipédia comme source d'information fiable|</text:p>
      <text:p text:style-name="Standard">éditeur =Klog|</text:p>
      <text:p text:style-name="Standard">auteur=Guy Delsaut|</text:p>
      <text:p text:style-name="Standard">langue=français|</text:p>
      <text:p text:style-name="Standard">année =2016</text:p>
      <text:p text:style-name="Standard">}}</text:p>
      <text:p text:style-name="Standard">* {{Ouvrage| titre=Wikipédia : découvrir, utiliser, contribuer| prénom1=Florence| nom1=Devouard| lien auteur1=Florence Devouard| prénom2=Guillaume| nom2=Paumier| lieu=[[Grenoble]]| éditeur=PUG| lien éditeur=Presses universitaires de Grenoble| collection=Les outils malins|année=2009| pages totales=79|isbn=978-2-7061-1495-3}}.</text:p>
      <text:p text:style-name="Standard">* Laure Endrizi, ''L'Édition de référence libre et collaborative : le cas de Wikipédia'', Institut national de recherche pédagogique ([[France]]), Cellule de veille scientifique et technologique, avril 2006, [http://www.inrp.fr/vst/Dossiers/Wikipedia/sommaire.htm texte intégral en ligne].</text:p>
      <text:p text:style-name="Standard">* {{Ouvrage</text:p>
      <text:p text:style-name="Standard">|titre=Wikipédia média de la connaissance démocratique ? Quand le citoyen lambda devient encyclopédiste</text:p>
      <text:p text:style-name="Standard">|auteur=Marc Foglia| lien auteur=Marc Foglia</text:p>
      <text:p text:style-name="Standard">|lieu=Limoges</text:p>
      <text:p text:style-name="Standard">|éditeur=Fyp</text:p>
      <text:p text:style-name="Standard">|jour=18</text:p>
      <text:p text:style-name="Standard">|mois=avril</text:p>
      <text:p text:style-name="Standard">|année=2008</text:p>
      <text:p text:style-name="Standard">|isbn=978-2-916571-06-5</text:p>
      <text:p text:style-name="Standard">}}. {{commentaire biblio|Avec un sondage OpinionWay sur les publics de Wikipédia en France. Étude réalisée auprès d'un échantillon de 1327 personnes, représentatif de la population des internautes français, âgée de 18 ans et plus. Dates de terrain : 23 et 24 janvier 2008.}}</text:p>
      <text:p text:style-name="Standard"><text:soft-page-break/>* {{Ouvrage</text:p>
      <text:p text:style-name="Standard">|titre=La Révolution Wikipédia : les encyclopédies vont-elles mourir ?</text:p>
      <text:p text:style-name="Standard">|auteur=Pierre Gourdain, Florence O'Kelly, Béatrice Roman-Amat, Delphine Soulas et Tassilo von Droste zu Hülshoff |</text:p>
      <text:p text:style-name="Standard">|éditeur=Mille et une nuits</text:p>
      <text:p text:style-name="Standard">|jour=7</text:p>
      <text:p text:style-name="Standard">|mois=novembre</text:p>
      <text:p text:style-name="Standard">|année=2007</text:p>
      <text:p text:style-name="Standard">}}.</text:p>
      <text:p text:style-name="Standard">* {{Ouvrage|langue=en</text:p>
      <text:p text:style-name="Standard">|titre=Common Knowledge ?|sous-titre= An ethnography of Wikipedia</text:p>
      <text:p text:style-name="Standard">|auteur=Dariusz Jemielniak| lien auteur=</text:p>
      <text:p text:style-name="Standard">|lieu=</text:p>
      <text:p text:style-name="Standard">|éditeur=Stanford University Press</text:p>
      <text:p text:style-name="Standard">|jour=</text:p>
      <text:p text:style-name="Standard">|mois=</text:p>
      <text:p text:style-name="Standard">|année=2014</text:p>
      <text:p text:style-name="Standard">|isbn=978-0-8047-8944-8</text:p>
      <text:p text:style-name="Standard">}}. {{commentaire biblio|Une étude ethnologique et sociologique réalisée de l'intérieur par un universitaire également administrateur des Wikipedias anglaise et polonaise.}}</text:p>
      <text:p text:style-name="Standard">* {{Ouvrage|langue=fr|auteur1= |prénom1= Frédéric |nom1= Kaplan|lien auteur1= |auteur2= |prénom2= Nicolas |nom2= Nova|lien auteur2= |titre=Le miracle Wikipedia|lieu= |éditeur= Presses Polytechniques et Universitaires Romandes|collection= Big Now |numéro dans collection= |année= 2016|pages totales= 96|isbn= 978-2-88915-143-1|présentation en ligne=http://www.eyrolles.com/Informatique/Livre/le-miracle-wikipedia-9782889151431}}.</text:p>
      <text:p text:style-name="Standard">* {{it}} {{en}} Valentina Paruzzi, [[:s:it:Produrre sapere in rete in modo cooperativo - il caso Wikipedia|''Produrre sapere in rete in modo cooperativo - il caso Wikipedia'']], mémoire de premier cycle universitaire « corso di laurea », Milan, [[université catholique du Sacré-Cœur]], année 2003-2004, ([[:s:en:The Cooperative Production of Knowledge on the Internet - the Case of Wikipedia|Traduction anglaise.]])</text:p>
      <text:p text:style-name="Standard">* [[v:Utilisateur:Lionel Scheepmans|Lionel Scheepmans]], ''[[v:Recherche:Culture fr.wikipedia|Culture fr.wikipedia]]'', mémoire de fin de master en anthropologie publié sur [[Wikiversité]] en 2011.</text:p>
      <text:p text:style-name="Standard">* {{de}} Christian Schlieker, ''Wissen auf Wikipedia : Explorative Untersuchung von Wissen in kollektiven Hypertexten'', mémoire « Diplomarbeit », Brême, [[université de Brême]], 2005, {{pdf}} [http://www-user.uni-bremen.de/~chrof/wissen_auf_wikipedia.pdf texte intégral en ligne].</text:p>
      <text:p text:style-name="Standard"/>
      <text:p text:style-name="Standard">==== Articles ====</text:p>
      <text:p text:style-name="Standard">* Arazy O, Lifshitz-Assaf H, Nov O, Daxenberger J, Balestra M &amp; Cheshire (2017) ''On the “how” and “why” of emergent role behaviors in Wikipedia''. In Conference on Computer-Supported Cooperative Work and Social Computing</text:p>
      <text:p text:style-name="Standard">* Beaude, Boris (2004). ''[http://www.espacestemps.net/articles/lencyclopedie-collective/ L'encyclopédie collective.]'' EspacesTemps.net, Mensuelles, 11 mars 2004.</text:p>
      <text:p text:style-name="Standard">* {{en}} Fernanda B. Viégas, Martin Wattenberg, Jesse Kriss &amp; Frank van Ham, ''Talk Before You Type: Coordination in Wikipedia'', in ''Proceedings of the 40th Hawaiian International Conference of Systems Sciences'', Big Island, Hawaii, janvier 2007, {{pdf}} [http://www.research.ibm.com/visual/papers/wikipedia_coordination_final.pdf texte intégral en ligne].</text:p>
      <text:p text:style-name="Standard">* Fernandez, Marc (2007). [http://www.philomag.com/article,enquete,wikipedia-le-reve-de-diderot,324.php ''Wikipédia, le rêve de Diderot ?''] ''Philosophie magazine'' numéro 9, mai 2007.</text:p>
      <text:p text:style-name="Standard"><text:soft-page-break/>* Firer-Blaess, Sylvain (2007). [http://www.homo-numericus.net/spip.php?article273 ''Wikipedia : présentation et histoire''] (18 juillet 2007).</text:p>
      <text:p text:style-name="Standard">* Firer-Blaess, Sylvain (2007). [http://www.homo-numericus.net/spip.php?article274 ''Wikipedia : entre communauté et réseau''] (25 juillet 2007), [http://www.homo-numericus.net/spip.php?article275 ''Wikipedia, modèle pour une société hyperpanoptique''] ({{1er}} août 2007), [http://www.homo-numericus.net/spip.php?article276 ''Wikipédia : hiérarchie et démocratie''] (11 octobre 2007), www.homo-numericus.net, articles tirés d'un [http://doc-iep.univ-lyon2.fr/Ressources/Documents/Etudiants/Memoires/MFE2007/firer-blaess_s/html/index-frames.html mémoire de fin d'étude : ''Wikipédia : le refus du pouvoir''] de l'[[Institut d'études politiques de Lyon]], [http://www.homo-numericus.net/spip.php?article295 ''Wikipedia : exemple pour une future démocratie électronique?'']</text:p>
      <text:p text:style-name="Standard">* {{en}} <text:s/>Jurgens D &amp; Lu T.C (2012) ''Temporal motifs reveal the dynamics of editor interactions in Wikipedia.'' In International Conference on Web and Social Media</text:p>
      <text:p text:style-name="Standard">* Foglia, Marc, &amp; Huynh, Chang wa (2006). [http://agora.qc.ca/reftext.nsf/Documents/Encyclopedie--Wikipedia___perspectives_par_Marc_Foglia_et_Chang_Wa_Huynh ''Wikipedia : perspectives''], Encyclopédie de l'Agora, North Hatley (Québec), l'Agora recherches et communications, 20 mai 2006.</text:p>
      <text:p text:style-name="Standard">* Foglia, Marc. « ''Faut-il avoir peur de Wikipédia ?'' » in ''ETVDES'', {{numéro|4104}}, avril 2009, {{p.}}463–472.</text:p>
      <text:p text:style-name="Standard">* {{en}} Konieczny, Piotr (2007) ''[http://internal.vusd.solanocoe.k12.ca.us/VPena/edtech/Konieczny_Wiki.pdf « Wikis and Wikipedia as a teaching tool »]'', International Journal of Instructional technology and distance learning.</text:p>
      <text:p text:style-name="Standard">* {{en}} Konieczny, Piotr (2009) ''[http://interfacejournal.nuim.ie/wordpress/wp-content/uploads/2010/11/Interface-1-2-pp212-232-Konieczny.pdf Wikipedia: community or social movement ?]'' Interface — a journal for and about social movements. Article. Volume 1 (2) : 212 - 232 (novembre 2009).</text:p>
      <text:p text:style-name="Standard">* Lamprecht D, Dimitrov <text:s/>D, Helic &amp; Strohmaier D (2016) ''Evaluating and improving navigability of Wikipedia'': A comparative study of eight language editions. In International Symposium on Open Collaboration</text:p>
      <text:p text:style-name="Standard">* {{en}} Lehmann J, Müller-Birn C, Laniado D, Lalmas M &amp; Kaltenbrunner (2014) ''Reader preferences and behavior on Wikipedia'' In Conference on Hypertext and Social Media,.</text:p>
      <text:p text:style-name="Standard">* {{en}} Leskovec J, Huttenlocher D &amp; Kleinberg ''[http://www.cs.cornell.edu/home/kleinber/icwsm10-govern.pdf Governance in Social Media: A case study of the Wikipedia promotion process]''.{{pdf}} </text:p>
      <text:p text:style-name="Standard">* {{en}} Nov O (2007) ''What motivates Wikipedians ?'' Communications of the ACM, 50(11):60–64.</text:p>
      <text:p text:style-name="Standard">* Okoli V, Mehdi M, MesgariM, Nielsen M &amp; Lanamäki F.A (2012) ''The people’s encyclopedia under the gaze of the sages: A systematic review of scholarly research on Wikipedia''. SSRN 2021326,.</text:p>
      <text:p text:style-name="Standard">* {{Article | langue = fr | prénom1 = Mathieu | nom1 = O'Neil | titre = Wikipédia ou la fin de l'expertise ? | périodique = Le Monde diplomatique | lien périodique = Le Monde diplomatique | mois = avril | année = 2009 | url texte = http://www.monde-diplomatique.fr/2009/04/O_NEIL/16985 | consulté le = 12 février 2010}}.</text:p>
      <text:p text:style-name="Standard">* [[Roy Rosenzweig|Rosenzweig, Roy]] (2006) [http://clioweb.free.fr/debats/wikipedia.htm ''L'histoire peut-elle être " open-source" ? Les historiens et Wikipedia''], traduction de [http://chnm.gmu.edu/resources/essays/d/42 ''Can History be Open Source? Wikipedia and the Future of the Past''], ''Journal of American History'', {{Vol.}}93, numéro 1 (juin 2006), {{p.}}117–46.</text:p>
      <text:p text:style-name="Standard">* {{en}} Sanger, Larry (2005) ''The Early History of Nupedia and Wikipedia : A Memoir'', in Chris DiBona, Mark Stone &amp; Danese Cooper (dir.) ''Open Sources 2.0 : The Continuing Evolution'', O'Reilly Media 2005, {{ISBN|978-0-596-00802-4}}, texte intégral en ligne sur Slashdot : [http://features.slashdot.org/article.pl?sid=05/04/18/164213 première partie], 18 avril 2005, [http://features.slashdot.org/article.pl?sid=05/04/19/1746205 deuxième partie], 19 avril 2005.</text:p>
      <text:p text:style-name="Standard"><text:soft-page-break/>* {{en}} Spek, Sander, Postma, Eric, H. van den Herik, Jaap (2006). ''Wikipedia: organisation from a bottom-up approach'', Computer Science, abstract, cs.DL/0611068, 15 novembre 2006, [https://arxiv.org/abs/cs.DL/0611068 résumé et texte intégral en ligne].</text:p>
      <text:p text:style-name="Standard">* {{en}} Schroer, Joachim &amp; Hertel, Guido (2007). ''Voluntary Engagement in an Open web-based Encyclopedia : Wikipedians, and Why They Do It'', université de Wuerzburg, 8 janvier 2007, [http://www.abo.psychologie.uni-wuerzburg.de/virtualcollaboration/publications.php?action=view&amp;id=44 texte intégral en ligne].</text:p>
      <text:p text:style-name="Standard">* {{en}} Spoerri A (2007) ''What is popular on Wikipedia and why?'' First Monday, 12(4).</text:p>
      <text:p text:style-name="Standard">* {{en}} Stvilia B, M. B. Twidale, L. C. Smith, and L. Gasser (2008). ''Information quality work organization in Wikipedia''. Journal of the American Society for Information Science and Technology, 59(6):983–1001.</text:p>
      <text:p text:style-name="Standard">* Vandendorpe, Christian (2008). ''[http://www.lettres.uottawa.ca/professeurs/vanden/wikipedia.html Le phénomène Wikipédia : une utopie en marche]'', ''[[Le Débat]]'', {{numéro|148}}, janvier-février 2008, {{p.}}17–30.</text:p>
      <text:p text:style-name="Standard">* [[Lionel Barbe]], « Wikipedia et Agoravox : Des nouveaux modèles éditoriaux ? », ''Document numérique et société : Actes de la conférence DocSoc'', ADBS éditions, 2006, p. 171-184 {{PDF}} [http://hal.archives-ouvertes.fr/sic_00262484 Lire en ligne].</text:p>
      <text:p text:style-name="Standard">* {{en}} Waller V (2011) ''The search queries that took Australian Internet users to Wikipedia''. Information Research, 16(2).</text:p>
      <text:p text:style-name="Standard"/>
      <text:p text:style-name="Standard">=== Articles connexes ===</text:p>
      <text:p text:style-name="Standard">{{catégorie principale}}</text:p>
      <text:p text:style-name="Standard">* [[Wikipédia:Accueil principal|Wikipédia - Accueil principal]]</text:p>
      <text:p text:style-name="Standard">* [[Bibliographie sur Wikipédia]]</text:p>
      <text:p text:style-name="Standard">* [[Liste de films sur Wikipédia]]</text:p>
      <text:p text:style-name="Standard">* [[Monument à Wikipédia]]</text:p>
      <text:p text:style-name="Standard">* [[:Catégorie:Encyclopédie en ligne|Encyclopédies en ligne]]</text:p>
      <text:p text:style-name="Standard">* [[Web participatif]]</text:p>
      <text:p text:style-name="Standard">* [[Travail collaboratif]]</text:p>
      <text:p text:style-name="Standard"/>
      <text:p text:style-name="Standard">=== Liens externes ===</text:p>
      <text:p text:style-name="Standard">* {{Autorité}}</text:p>
      <text:p text:style-name="Standard">* {{Dictionnaires}}</text:p>
      <text:p text:style-name="Standard">* {{Bases recherche}}</text:p>
      <text:p text:style-name="Standard">* {{mul}} [//www.wikipedia.org Page d'accueil multilingue des principales Wikipédia]</text:p>
      <text:p text:style-name="Standard">* [[Wikipédia:Dossier de presse|Présentation pour la presse de Wikipédia]]</text:p>
      <text:p text:style-name="Standard">* [[Wikipédia:Revue de presse|Revue de presse sur la Wikipédia en français]]</text:p>
      <text:p text:style-name="Standard">* [http://www.costech.utc.fr/spip.php?article87 "Le phénomène social Wikipédia (fr/en)"] (Études bibliographiques ; 74 références en français et 413 références en anglais - 29 août 2015)</text:p>
      <text:p text:style-name="Standard">* [https://www.franceculture.fr/emissions/la-methode-scientifique/wikipedia-chacun-sait-ce-qui-lui-plait "Wikipédia, chacun sait ce qui lui plait" La méthode scientifique, France Culture, 19 septembre 2018]</text:p>
      <text:p text:style-name="Standard"/>
      <text:p text:style-name="Standard">{{Palette|Wikipédia|Accès à la connaissance par ordinateur|Wikimedia Foundation}}</text:p>
      <text:p text:style-name="Standard">{{Portail|Wikimedia|Édition numérique|éducation|informatique}}</text:p>
      <text:p text:style-name="Standard"/>
      <text:p text:style-name="Standard">[[Catégorie:Wikipédia|*]]</text:p>
      <text:p text:style-name="Standard">[[Catégorie:Projet de la Wikimedia Foundation]]</text:p>
      <text:p text:style-name="Standard">[[Catégorie:Contenu sous licence libre]]</text:p>
      <text:p text:style-name="Standard"><text:soft-page-break/>[[Catégorie:Lauréat du prix Érasme]]</text:p>
      <text:p text:style-name="Standard">[[Catégorie:Lauréat du prix Princesse des Asturies en coopération internationale]]</text:p>
      <text:p text:style-name="Standard">[[Catégorie:Site web lancé en 20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46" meta:paragraph-count="766" meta:word-count="17187" meta:character-count="151878" meta:non-whitespace-character-count="135449"/>
  </office:meta>
</office:document-meta>
</file>